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-generator2" table:style-name="ta1">
        <table:shapes>
          <draw:frame draw:z-index="0" draw:style-name="gr1" draw:text-style-name="P1" svg:width="1886.71pt" svg:height="909.44pt" svg:x="260.08pt" svg:y="15.65pt">
            <loext:p draw:notify-on-update-of-ranges="'time-generator2'.B2:'time-generator2'.B10 'time-generator2'.A2:'time-generator2'.A2 'time-generator2'.D2:'time-generator2'.D10 'time-generator2'.A11:'time-generator2'.A11 'time-generator2'.D11:'time-generator2'.D19 'time-generator2'.A20:'time-generator2'.A20 'time-generator2'.D20:'time-generator2'.D28 'time-generator2'.A29:'time-generator2'.A29 'time-generator2'.D29:'time-generator2'.D37 'time-generator2'.A38:'time-generator2'.A38 'time-generator2'.D38:'time-generator2'.D46 'time-generator2'.A47:'time-generator2'.A47 'time-generator2'.D47:'time-generator2'.D55 'time-generator2'.A56:'time-generator2'.A56 'time-generator2'.D56:'time-generator2'.D64 'time-generator2'.A65:'time-generator2'.A65 'time-generator2'.D65:'time-generator2'.D7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86.71pt" svg:height="909.44pt" svg:x="265.49pt" svg:y="9234.65pt">
            <loext:p draw:notify-on-update-of-ranges="'time-generator2'.B2:'time-generator2'.B10 'time-generator2'.A2:'time-generator2'.A2 'time-generator2'.D722:'time-generator2'.D730 'time-generator2'.A11:'time-generator2'.A11 'time-generator2'.D731:'time-generator2'.D739 'time-generator2'.A20:'time-generator2'.A20 'time-generator2'.D740:'time-generator2'.D748 'time-generator2'.A29:'time-generator2'.A29 'time-generator2'.D749:'time-generator2'.D757 'time-generator2'.A38:'time-generator2'.A38 'time-generator2'.D758:'time-generator2'.D766 'time-generator2'.A47:'time-generator2'.A47 'time-generator2'.D767:'time-generator2'.D775 'time-generator2'.A56:'time-generator2'.A56 'time-generator2'.D776:'time-generator2'.D784 'time-generator2'.A65:'time-generator2'.A65 'time-generator2'.D785:'time-generator2'.D79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886.71pt" svg:height="909.44pt" svg:x="257.07pt" svg:y="8307.21pt">
            <loext:p draw:notify-on-update-of-ranges="'time-generator2'.B2:'time-generator2'.B10 'time-generator2'.A2:'time-generator2'.A2 'time-generator2'.D650:'time-generator2'.D658 'time-generator2'.A11:'time-generator2'.A11 'time-generator2'.D659:'time-generator2'.D667 'time-generator2'.A20:'time-generator2'.A20 'time-generator2'.D668:'time-generator2'.D676 'time-generator2'.A29:'time-generator2'.A29 'time-generator2'.D677:'time-generator2'.D685 'time-generator2'.A38:'time-generator2'.A38 'time-generator2'.D686:'time-generator2'.D694 'time-generator2'.A47:'time-generator2'.A47 'time-generator2'.D695:'time-generator2'.D703 'time-generator2'.A56:'time-generator2'.A56 'time-generator2'.D704:'time-generator2'.D712 'time-generator2'.A65:'time-generator2'.A65 'time-generator2'.D713:'time-generator2'.D7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886.71pt" svg:height="909.44pt" svg:x="257.07pt" svg:y="7385.64pt">
            <loext:p draw:notify-on-update-of-ranges="'time-generator2'.B2:'time-generator2'.B10 'time-generator2'.A2:'time-generator2'.A2 'time-generator2'.D578:'time-generator2'.D586 'time-generator2'.A11:'time-generator2'.A11 'time-generator2'.D587:'time-generator2'.D595 'time-generator2'.A20:'time-generator2'.A20 'time-generator2'.D596:'time-generator2'.D604 'time-generator2'.A29:'time-generator2'.A29 'time-generator2'.D605:'time-generator2'.D613 'time-generator2'.A38:'time-generator2'.A38 'time-generator2'.D614:'time-generator2'.D622 'time-generator2'.A47:'time-generator2'.A47 'time-generator2'.D623:'time-generator2'.D631 'time-generator2'.A56:'time-generator2'.A56 'time-generator2'.D632:'time-generator2'.D640 'time-generator2'.A65:'time-generator2'.A65 'time-generator2'.D641:'time-generator2'.D64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886.71pt" svg:height="909.44pt" svg:x="257.07pt" svg:y="6464.01pt">
            <loext:p draw:notify-on-update-of-ranges="'time-generator2'.B2:'time-generator2'.B10 'time-generator2'.A2:'time-generator2'.A2 'time-generator2'.D506:'time-generator2'.D514 'time-generator2'.A11:'time-generator2'.A11 'time-generator2'.D515:'time-generator2'.D523 'time-generator2'.A20:'time-generator2'.A20 'time-generator2'.D524:'time-generator2'.D532 'time-generator2'.A29:'time-generator2'.A29 'time-generator2'.D533:'time-generator2'.D541 'time-generator2'.A38:'time-generator2'.A38 'time-generator2'.D542:'time-generator2'.D550 'time-generator2'.A47:'time-generator2'.A47 'time-generator2'.D551:'time-generator2'.D559 'time-generator2'.A56:'time-generator2'.A56 'time-generator2'.D560:'time-generator2'.D568 'time-generator2'.A65:'time-generator2'.A65 'time-generator2'.D569:'time-generator2'.D57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886.71pt" svg:height="909.44pt" svg:x="257.07pt" svg:y="5542.41pt">
            <loext:p draw:notify-on-update-of-ranges="'time-generator2'.B2:'time-generator2'.B10 'time-generator2'.A2:'time-generator2'.A2 'time-generator2'.D434:'time-generator2'.D442 'time-generator2'.A11:'time-generator2'.A11 'time-generator2'.D443:'time-generator2'.D451 'time-generator2'.A20:'time-generator2'.A20 'time-generator2'.D452:'time-generator2'.D460 'time-generator2'.A29:'time-generator2'.A29 'time-generator2'.D461:'time-generator2'.D469 'time-generator2'.A38:'time-generator2'.A38 'time-generator2'.D470:'time-generator2'.D478 'time-generator2'.A47:'time-generator2'.A47 'time-generator2'.D479:'time-generator2'.D487 'time-generator2'.A56:'time-generator2'.A56 'time-generator2'.D488:'time-generator2'.D496 'time-generator2'.A65:'time-generator2'.A65 'time-generator2'.D497:'time-generator2'.D50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886.71pt" svg:height="909.44pt" svg:x="257.07pt" svg:y="4620.81pt">
            <loext:p draw:notify-on-update-of-ranges="'time-generator2'.B2:'time-generator2'.B10 'time-generator2'.A2:'time-generator2'.A2 'time-generator2'.D362:'time-generator2'.D370 'time-generator2'.A11:'time-generator2'.A11 'time-generator2'.D371:'time-generator2'.D379 'time-generator2'.A20:'time-generator2'.A20 'time-generator2'.D380:'time-generator2'.D388 'time-generator2'.A29:'time-generator2'.A29 'time-generator2'.D389:'time-generator2'.D397 'time-generator2'.A38:'time-generator2'.A38 'time-generator2'.D398:'time-generator2'.D406 'time-generator2'.A47:'time-generator2'.A47 'time-generator2'.D407:'time-generator2'.D415 'time-generator2'.A56:'time-generator2'.A56 'time-generator2'.D416:'time-generator2'.D424 'time-generator2'.A65:'time-generator2'.A65 'time-generator2'.D425:'time-generator2'.D4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886.71pt" svg:height="909.44pt" svg:x="257.07pt" svg:y="3699.24pt">
            <loext:p draw:notify-on-update-of-ranges="'time-generator2'.B2:'time-generator2'.B10 'time-generator2'.A2:'time-generator2'.A2 'time-generator2'.D290:'time-generator2'.D298 'time-generator2'.A11:'time-generator2'.A11 'time-generator2'.D299:'time-generator2'.D307 'time-generator2'.A20:'time-generator2'.A20 'time-generator2'.D308:'time-generator2'.D316 'time-generator2'.A29:'time-generator2'.A29 'time-generator2'.D317:'time-generator2'.D325 'time-generator2'.A38:'time-generator2'.A38 'time-generator2'.D326:'time-generator2'.D334 'time-generator2'.A47:'time-generator2'.A47 'time-generator2'.D335:'time-generator2'.D343 'time-generator2'.A56:'time-generator2'.A56 'time-generator2'.D344:'time-generator2'.D352 'time-generator2'.A65:'time-generator2'.A65 'time-generator2'.D353:'time-generator2'.D36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886.71pt" svg:height="909.44pt" svg:x="257.07pt" svg:y="2777.64pt">
            <loext:p draw:notify-on-update-of-ranges="'time-generator2'.B2:'time-generator2'.B10 'time-generator2'.A2:'time-generator2'.A2 'time-generator2'.D218:'time-generator2'.D226 'time-generator2'.A11:'time-generator2'.A11 'time-generator2'.D227:'time-generator2'.D235 'time-generator2'.A20:'time-generator2'.A20 'time-generator2'.D236:'time-generator2'.D244 'time-generator2'.A29:'time-generator2'.A29 'time-generator2'.D245:'time-generator2'.D253 'time-generator2'.A38:'time-generator2'.A38 'time-generator2'.D254:'time-generator2'.D262 'time-generator2'.A47:'time-generator2'.A47 'time-generator2'.D263:'time-generator2'.D271 'time-generator2'.A56:'time-generator2'.A56 'time-generator2'.D272:'time-generator2'.D280 'time-generator2'.A65:'time-generator2'.A65 'time-generator2'.D281:'time-generator2'.D28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886.71pt" svg:height="909.44pt" svg:x="257.07pt" svg:y="1856.04pt">
            <loext:p draw:notify-on-update-of-ranges="'time-generator2'.B2:'time-generator2'.B10 'time-generator2'.A2:'time-generator2'.A2 'time-generator2'.D146:'time-generator2'.D154 'time-generator2'.A11:'time-generator2'.A11 'time-generator2'.D155:'time-generator2'.D163 'time-generator2'.A20:'time-generator2'.A20 'time-generator2'.D164:'time-generator2'.D172 'time-generator2'.A29:'time-generator2'.A29 'time-generator2'.D173:'time-generator2'.D181 'time-generator2'.A38:'time-generator2'.A38 'time-generator2'.D182:'time-generator2'.D190 'time-generator2'.A47:'time-generator2'.A47 'time-generator2'.D191:'time-generator2'.D199 'time-generator2'.A56:'time-generator2'.A56 'time-generator2'.D200:'time-generator2'.D208 'time-generator2'.A65:'time-generator2'.A65 'time-generator2'.D209:'time-generator2'.D21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886.71pt" svg:height="909.44pt" svg:x="257.07pt" svg:y="934.44pt">
            <loext:p draw:notify-on-update-of-ranges="'time-generator2'.B2:'time-generator2'.B10 'time-generator2'.A2:'time-generator2'.A2 'time-generator2'.D74:'time-generator2'.D82 'time-generator2'.A11:'time-generator2'.A11 'time-generator2'.D83:'time-generator2'.D91 'time-generator2'.A20:'time-generator2'.A20 'time-generator2'.D92:'time-generator2'.D100 'time-generator2'.A29:'time-generator2'.A29 'time-generator2'.D101:'time-generator2'.D109 'time-generator2'.A38:'time-generator2'.A38 'time-generator2'.D110:'time-generator2'.D118 'time-generator2'.A47:'time-generator2'.A47 'time-generator2'.D119:'time-generator2'.D127 'time-generator2'.A56:'time-generator2'.A56 'time-generator2'.D128:'time-generator2'.D136 'time-generator2'.A65:'time-generator2'.A65 'time-generator2'.D137:'time-generator2'.D14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ucket bits</text:p>
          </table:table-cell>
          <table:table-cell office:value-type="string" calcext:value-type="string">
            <text:p>small size</text:p>
          </table:table-cell>
          <table:table-cell office:value-type="string" calcext:value-type="string">
            <text:p>segment start</text:p>
          </table:table-cell>
          <table:table-cell office:value-type="string" calcext:value-type="string">
            <text:p>sieve nan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5677511156" calcext:value-type="float">
            <text:p>256775111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9395951610" calcext:value-type="float">
            <text:p>193959516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8793407179" calcext:value-type="float">
            <text:p>187934071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3063291219" calcext:value-type="float">
            <text:p>23063291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4649616059" calcext:value-type="float">
            <text:p>24649616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6127496869" calcext:value-type="float">
            <text:p>261274968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9254842464" calcext:value-type="float">
            <text:p>29254842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9685748445" calcext:value-type="float">
            <text:p>296857484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3168663070" calcext:value-type="float">
            <text:p>431686630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5152824879" calcext:value-type="float">
            <text:p>251528248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9479315073" calcext:value-type="float">
            <text:p>194793150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8721058385" calcext:value-type="float">
            <text:p>18721058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2955290753" calcext:value-type="float">
            <text:p>229552907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4509377347" calcext:value-type="float">
            <text:p>245093773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7289653456" calcext:value-type="float">
            <text:p>272896534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8946354356" calcext:value-type="float">
            <text:p>289463543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9598113352" calcext:value-type="float">
            <text:p>295981133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3712096280" calcext:value-type="float">
            <text:p>437120962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4286799950" calcext:value-type="float">
            <text:p>242867999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9477501087" calcext:value-type="float">
            <text:p>194775010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8694522255" calcext:value-type="float">
            <text:p>18694522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2942580061" calcext:value-type="float">
            <text:p>229425800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4643452911" calcext:value-type="float">
            <text:p>246434529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6263050632" calcext:value-type="float">
            <text:p>262630506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9027942661" calcext:value-type="float">
            <text:p>290279426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9529261790" calcext:value-type="float">
            <text:p>295292617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3158764743" calcext:value-type="float">
            <text:p>431587647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3848012239" calcext:value-type="float">
            <text:p>238480122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9433835337" calcext:value-type="float">
            <text:p>194338353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8705372453" calcext:value-type="float">
            <text:p>187053724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2946558778" calcext:value-type="float">
            <text:p>229465587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4509340677" calcext:value-type="float">
            <text:p>245093406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6588398290" calcext:value-type="float">
            <text:p>265883982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8998750121" calcext:value-type="float">
            <text:p>289987501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9454491036" calcext:value-type="float">
            <text:p>294544910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9206140250" calcext:value-type="float">
            <text:p>39206140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3426700072" calcext:value-type="float">
            <text:p>234267000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9452936229" calcext:value-type="float">
            <text:p>194529362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8718240983" calcext:value-type="float">
            <text:p>187182409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2961616068" calcext:value-type="float">
            <text:p>229616160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4521177586" calcext:value-type="float">
            <text:p>245211775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6043640887" calcext:value-type="float">
            <text:p>260436408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9120904831" calcext:value-type="float">
            <text:p>291209048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9472966502" calcext:value-type="float">
            <text:p>294729665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9502836920" calcext:value-type="float">
            <text:p>395028369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3088036824" calcext:value-type="float">
            <text:p>230880368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9155182165" calcext:value-type="float">
            <text:p>191551821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8657303838" calcext:value-type="float">
            <text:p>186573038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2944115940" calcext:value-type="float">
            <text:p>229441159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4589692028" calcext:value-type="float">
            <text:p>245896920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7206644923" calcext:value-type="float">
            <text:p>272066449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9128941327" calcext:value-type="float">
            <text:p>29128941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9457608613" calcext:value-type="float">
            <text:p>294576086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4803178607" calcext:value-type="float">
            <text:p>448031786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3154555479" calcext:value-type="float">
            <text:p>231545554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9139567746" calcext:value-type="float">
            <text:p>191395677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8646010084" calcext:value-type="float">
            <text:p>186460100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2906508432" calcext:value-type="float">
            <text:p>229065084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4513565517" calcext:value-type="float">
            <text:p>245135655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6387414488" calcext:value-type="float">
            <text:p>263874144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9121787416" calcext:value-type="float">
            <text:p>291217874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9485312416" calcext:value-type="float">
            <text:p>294853124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3460656066" calcext:value-type="float">
            <text:p>434606560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3224083805" calcext:value-type="float">
            <text:p>232240838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9462695221" calcext:value-type="float">
            <text:p>194626952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8718527125" calcext:value-type="float">
            <text:p>18718527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2985489286" calcext:value-type="float">
            <text:p>22985489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4543457938" calcext:value-type="float">
            <text:p>245434579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6003402182" calcext:value-type="float">
            <text:p>260034021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8880224645" calcext:value-type="float">
            <text:p>288802246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9588035041" calcext:value-type="float">
            <text:p>295880350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4386521781" calcext:value-type="float">
            <text:p>443865217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5039487144" calcext:value-type="float">
            <text:p>35039487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6236147697" calcext:value-type="float">
            <text:p>262361476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936643341" calcext:value-type="float">
            <text:p>209366433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4591991345" calcext:value-type="float">
            <text:p>24591991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6081035448" calcext:value-type="float">
            <text:p>260810354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7763756901" calcext:value-type="float">
            <text:p>277637569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0567708645" calcext:value-type="float">
            <text:p>305677086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1078103925" calcext:value-type="float">
            <text:p>310781039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4427068206" calcext:value-type="float">
            <text:p>44427068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3378046052" calcext:value-type="float">
            <text:p>333780460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5969107246" calcext:value-type="float">
            <text:p>259691072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868745039" calcext:value-type="float">
            <text:p>20868745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4514192828" calcext:value-type="float">
            <text:p>24514192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6096676678" calcext:value-type="float">
            <text:p>260966766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8012696587" calcext:value-type="float">
            <text:p>28012696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0423759403" calcext:value-type="float">
            <text:p>30423759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1010966829" calcext:value-type="float">
            <text:p>310109668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5723731560" calcext:value-type="float">
            <text:p>457237315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1371621281" calcext:value-type="float">
            <text:p>313716212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4960063424" calcext:value-type="float">
            <text:p>249600634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867754622" calcext:value-type="float">
            <text:p>208677546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4523486963" calcext:value-type="float">
            <text:p>245234869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6037981575" calcext:value-type="float">
            <text:p>260379815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7867323074" calcext:value-type="float">
            <text:p>278673230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0379803047" calcext:value-type="float">
            <text:p>303798030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1058934453" calcext:value-type="float">
            <text:p>310589344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5118886279" calcext:value-type="float">
            <text:p>451188862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9975795877" calcext:value-type="float">
            <text:p>299757958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4549182475" calcext:value-type="float">
            <text:p>245491824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849770842" calcext:value-type="float">
            <text:p>20849770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4490650170" calcext:value-type="float">
            <text:p>244906501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5985772077" calcext:value-type="float">
            <text:p>259857720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8010973465" calcext:value-type="float">
            <text:p>280109734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0407707363" calcext:value-type="float">
            <text:p>304077073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1044973803" calcext:value-type="float">
            <text:p>310449738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9887168264" calcext:value-type="float">
            <text:p>498871682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8808578659" calcext:value-type="float">
            <text:p>288085786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4047850220" calcext:value-type="float">
            <text:p>240478502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822544053" calcext:value-type="float">
            <text:p>208225440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4521600062" calcext:value-type="float">
            <text:p>245216000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6035250923" calcext:value-type="float">
            <text:p>260352509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8228505104" calcext:value-type="float">
            <text:p>28228505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0459556344" calcext:value-type="float">
            <text:p>304595563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1000803316" calcext:value-type="float">
            <text:p>310008033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7662509665" calcext:value-type="float">
            <text:p>476625096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8229072495" calcext:value-type="float">
            <text:p>282290724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3781055469" calcext:value-type="float">
            <text:p>237810554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716260288" calcext:value-type="float">
            <text:p>207162602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4463328822" calcext:value-type="float">
            <text:p>244633288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5975751178" calcext:value-type="float">
            <text:p>259757511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7817965750" calcext:value-type="float">
            <text:p>278179657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0279787045" calcext:value-type="float">
            <text:p>302797870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1049525920" calcext:value-type="float">
            <text:p>310495259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7095837466" calcext:value-type="float">
            <text:p>470958374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8326979707" calcext:value-type="float">
            <text:p>283269797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3836303066" calcext:value-type="float">
            <text:p>238363030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744008509" calcext:value-type="float">
            <text:p>207440085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4469972962" calcext:value-type="float">
            <text:p>244699729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6024996055" calcext:value-type="float">
            <text:p>260249960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7856448577" calcext:value-type="float">
            <text:p>278564485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0447641217" calcext:value-type="float">
            <text:p>304476412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0977292784" calcext:value-type="float">
            <text:p>309772927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6007942073" calcext:value-type="float">
            <text:p>460079420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8087268848" calcext:value-type="float">
            <text:p>280872688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3923022825" calcext:value-type="float">
            <text:p>239230228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827109300" calcext:value-type="float">
            <text:p>208271093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4521079811" calcext:value-type="float">
            <text:p>245210798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6001292621" calcext:value-type="float">
            <text:p>260012926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8027879595" calcext:value-type="float">
            <text:p>280278795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0434404336" calcext:value-type="float">
            <text:p>304344043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1067764693" calcext:value-type="float">
            <text:p>310677646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6433538161" calcext:value-type="float">
            <text:p>46433538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684102145" calcext:value-type="float">
            <text:p>496841021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7724066240" calcext:value-type="float">
            <text:p>377240662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0009631882" calcext:value-type="float">
            <text:p>300096318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8937067207" calcext:value-type="float">
            <text:p>28937067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8359206713" calcext:value-type="float">
            <text:p>28359206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9395949585" calcext:value-type="float">
            <text:p>293959495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2196255406" calcext:value-type="float">
            <text:p>32196255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2871638916" calcext:value-type="float">
            <text:p>328716389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9891924735" calcext:value-type="float">
            <text:p>498919247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5247254349" calcext:value-type="float">
            <text:p>452472543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6328372625" calcext:value-type="float">
            <text:p>36328372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9353786957" calcext:value-type="float">
            <text:p>293537869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8896719969" calcext:value-type="float">
            <text:p>28896719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8272508889" calcext:value-type="float">
            <text:p>2827250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9470225930" calcext:value-type="float">
            <text:p>294702259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2004124479" calcext:value-type="float">
            <text:p>320041244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3074377129" calcext:value-type="float">
            <text:p>33074377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9928493142" calcext:value-type="float">
            <text:p>499284931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1280906531" calcext:value-type="float">
            <text:p>412809065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3602414737" calcext:value-type="float">
            <text:p>336024147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8265253353" calcext:value-type="float">
            <text:p>282652533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8543369796" calcext:value-type="float">
            <text:p>285433697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8263618651" calcext:value-type="float">
            <text:p>282636186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9633933757" calcext:value-type="float">
            <text:p>296339337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1926581588" calcext:value-type="float">
            <text:p>319265815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2959535359" calcext:value-type="float">
            <text:p>329595353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9569833846" calcext:value-type="float">
            <text:p>495698338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8908964193" calcext:value-type="float">
            <text:p>389089641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2204868023" calcext:value-type="float">
            <text:p>322048680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7620574449" calcext:value-type="float">
            <text:p>276205744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8407336297" calcext:value-type="float">
            <text:p>284073362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8281729471" calcext:value-type="float">
            <text:p>282817294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9596897135" calcext:value-type="float">
            <text:p>295968971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2008703971" calcext:value-type="float">
            <text:p>320087039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2821580104" calcext:value-type="float">
            <text:p>32821580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5010606587" calcext:value-type="float">
            <text:p>450106065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6349058423" calcext:value-type="float">
            <text:p>363490584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0697898174" calcext:value-type="float">
            <text:p>30697898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6986134059" calcext:value-type="float">
            <text:p>269861340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8300987299" calcext:value-type="float">
            <text:p>283009872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8283965721" calcext:value-type="float">
            <text:p>282839657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9666020937" calcext:value-type="float">
            <text:p>296660209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2068779835" calcext:value-type="float">
            <text:p>320687798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2829105854" calcext:value-type="float">
            <text:p>328291058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8486515569" calcext:value-type="float">
            <text:p>484865155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4954595763" calcext:value-type="float">
            <text:p>349545957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0041999336" calcext:value-type="float">
            <text:p>300419993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6816824611" calcext:value-type="float">
            <text:p>268168246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8208951292" calcext:value-type="float">
            <text:p>282089512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8235042319" calcext:value-type="float">
            <text:p>282350423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9594606481" calcext:value-type="float">
            <text:p>295946064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1954759821" calcext:value-type="float">
            <text:p>319547598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2914559458" calcext:value-type="float">
            <text:p>329145594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9589217599" calcext:value-type="float">
            <text:p>495892175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4771160495" calcext:value-type="float">
            <text:p>347711604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0067092959" calcext:value-type="float">
            <text:p>300670929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6881732381" calcext:value-type="float">
            <text:p>268817323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8265657526" calcext:value-type="float">
            <text:p>282656575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8227554635" calcext:value-type="float">
            <text:p>282275546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9580151500" calcext:value-type="float">
            <text:p>295801515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2016864927" calcext:value-type="float">
            <text:p>320168649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3027486597" calcext:value-type="float">
            <text:p>330274865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8673712212" calcext:value-type="float">
            <text:p>486737122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4071762198" calcext:value-type="float">
            <text:p>340717621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9746978231" calcext:value-type="float">
            <text:p>29746978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6689914690" calcext:value-type="float">
            <text:p>266899146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8251837685" calcext:value-type="float">
            <text:p>282518376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8261224421" calcext:value-type="float">
            <text:p>282612244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9556271853" calcext:value-type="float">
            <text:p>295562718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2056457181" calcext:value-type="float">
            <text:p>320564571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3029938167" calcext:value-type="float">
            <text:p>330299381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9161434846" calcext:value-type="float">
            <text:p>491614348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8519927503" calcext:value-type="float">
            <text:p>685199275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52801316985" calcext:value-type="float">
            <text:p>52801316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2082314730" calcext:value-type="float">
            <text:p>420823147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8600831572" calcext:value-type="float">
            <text:p>38600831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4640522864" calcext:value-type="float">
            <text:p>34640522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1823624080" calcext:value-type="float">
            <text:p>31823624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3328088717" calcext:value-type="float">
            <text:p>333280887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4720099880" calcext:value-type="float">
            <text:p>34720099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602137048" calcext:value-type="float">
            <text:p>536021370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59737898584" calcext:value-type="float">
            <text:p>597378985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9481615156" calcext:value-type="float">
            <text:p>49481615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9820474865" calcext:value-type="float">
            <text:p>398204748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8238622175" calcext:value-type="float">
            <text:p>382386221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4445642499" calcext:value-type="float">
            <text:p>344456424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1776160223" calcext:value-type="float">
            <text:p>317761602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3158419728" calcext:value-type="float">
            <text:p>33158419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5161954324" calcext:value-type="float">
            <text:p>351619543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1279531287" calcext:value-type="float">
            <text:p>512795312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53071573697" calcext:value-type="float">
            <text:p>530715736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4001364419" calcext:value-type="float">
            <text:p>440013644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7369945578" calcext:value-type="float">
            <text:p>373699455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6524626984" calcext:value-type="float">
            <text:p>365246269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3912663613" calcext:value-type="float">
            <text:p>339126636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1745560804" calcext:value-type="float">
            <text:p>317455608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3189140257" calcext:value-type="float">
            <text:p>331891402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4776513062" calcext:value-type="float">
            <text:p>347765130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4512991701" calcext:value-type="float">
            <text:p>545129917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9057221244" calcext:value-type="float">
            <text:p>49057221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1478932204" calcext:value-type="float">
            <text:p>414789322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5715861774" calcext:value-type="float">
            <text:p>357158617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5482427407" calcext:value-type="float">
            <text:p>354824274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3575012508" calcext:value-type="float">
            <text:p>335750125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2382346457" calcext:value-type="float">
            <text:p>323823464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3132495620" calcext:value-type="float">
            <text:p>331324956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4982814156" calcext:value-type="float">
            <text:p>349828141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6902702854" calcext:value-type="float">
            <text:p>569027028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5643653569" calcext:value-type="float">
            <text:p>456436535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38737827487" calcext:value-type="float">
            <text:p>387378274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3952735331" calcext:value-type="float">
            <text:p>339527353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4736382680" calcext:value-type="float">
            <text:p>347363826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3341512144" calcext:value-type="float">
            <text:p>333415121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1894268608" calcext:value-type="float">
            <text:p>318942686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3141027782" calcext:value-type="float">
            <text:p>331410277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4600474056" calcext:value-type="float">
            <text:p>346004740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933305697" calcext:value-type="float">
            <text:p>539333056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3391187245" calcext:value-type="float">
            <text:p>433911872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37128914369" calcext:value-type="float">
            <text:p>371289143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3311549675" calcext:value-type="float">
            <text:p>333115496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4451035151" calcext:value-type="float">
            <text:p>344510351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3247688622" calcext:value-type="float">
            <text:p>332476886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1785288900" calcext:value-type="float">
            <text:p>317852889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3193340508" calcext:value-type="float">
            <text:p>331933405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4748148351" calcext:value-type="float">
            <text:p>347481483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4512556868" calcext:value-type="float">
            <text:p>545125568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2265664509" calcext:value-type="float">
            <text:p>422656645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36698822383" calcext:value-type="float">
            <text:p>366988223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3270526160" calcext:value-type="float">
            <text:p>332705261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4547313177" calcext:value-type="float">
            <text:p>345473131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3326812020" calcext:value-type="float">
            <text:p>333268120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1769428779" calcext:value-type="float">
            <text:p>317694287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3257745137" calcext:value-type="float">
            <text:p>332577451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4607175537" calcext:value-type="float">
            <text:p>346071755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506208786" calcext:value-type="float">
            <text:p>535062087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0666036304" calcext:value-type="float">
            <text:p>406660363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35930416082" calcext:value-type="float">
            <text:p>359304160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2701853918" calcext:value-type="float">
            <text:p>327018539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4233849010" calcext:value-type="float">
            <text:p>342338490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3224735703" calcext:value-type="float">
            <text:p>33224735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1823606482" calcext:value-type="float">
            <text:p>318236064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3193381502" calcext:value-type="float">
            <text:p>331933815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4660545175" calcext:value-type="float">
            <text:p>346605451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7263493845" calcext:value-type="float">
            <text:p>572634938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92520687934" calcext:value-type="float">
            <text:p>925206879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72553805063" calcext:value-type="float">
            <text:p>72553805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8398641683" calcext:value-type="float">
            <text:p>583986416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52097471479" calcext:value-type="float">
            <text:p>520974714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45924854480" calcext:value-type="float">
            <text:p>45924854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0960939587" calcext:value-type="float">
            <text:p>409609395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6749191219" calcext:value-type="float">
            <text:p>36749191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6511479216" calcext:value-type="float">
            <text:p>365114792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9539577974" calcext:value-type="float">
            <text:p>59539577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77600760897" calcext:value-type="float">
            <text:p>77600760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65740229959" calcext:value-type="float">
            <text:p>65740229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3087257120" calcext:value-type="float">
            <text:p>53087257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50094960891" calcext:value-type="float">
            <text:p>500949608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44553486447" calcext:value-type="float">
            <text:p>445534864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0610933345" calcext:value-type="float">
            <text:p>406109333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6689087209" calcext:value-type="float">
            <text:p>36689087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6430355354" calcext:value-type="float">
            <text:p>36430355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5160696413" calcext:value-type="float">
            <text:p>551606964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67136645101" calcext:value-type="float">
            <text:p>67136645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56381091063" calcext:value-type="float">
            <text:p>563810910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8283730912" calcext:value-type="float">
            <text:p>482837309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6249738671" calcext:value-type="float">
            <text:p>462497386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42728941789" calcext:value-type="float">
            <text:p>427289417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9520775515" calcext:value-type="float">
            <text:p>395207755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6472241967" calcext:value-type="float">
            <text:p>364722419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6316639643" calcext:value-type="float">
            <text:p>363166396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9560260910" calcext:value-type="float">
            <text:p>595602609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60729382836" calcext:value-type="float">
            <text:p>607293828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52062945225" calcext:value-type="float">
            <text:p>520629452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5548705880" calcext:value-type="float">
            <text:p>455487058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4295476053" calcext:value-type="float">
            <text:p>442954760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41475496013" calcext:value-type="float">
            <text:p>414754960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8969718007" calcext:value-type="float">
            <text:p>38969718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6270063676" calcext:value-type="float">
            <text:p>362700636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6304359374" calcext:value-type="float">
            <text:p>363043593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7569494626" calcext:value-type="float">
            <text:p>575694946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5941998561" calcext:value-type="float">
            <text:p>559419985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8481573113" calcext:value-type="float">
            <text:p>484815731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2685254041" calcext:value-type="float">
            <text:p>426852540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2202804073" calcext:value-type="float">
            <text:p>422028040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40233571533" calcext:value-type="float">
            <text:p>402335715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8445477601" calcext:value-type="float">
            <text:p>384454776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6163181367" calcext:value-type="float">
            <text:p>361631813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6424142693" calcext:value-type="float">
            <text:p>364241426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7041877114" calcext:value-type="float">
            <text:p>570418771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3459978814" calcext:value-type="float">
            <text:p>534599788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6193483334" calcext:value-type="float">
            <text:p>461934833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0954884556" calcext:value-type="float">
            <text:p>409548845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1217483243" calcext:value-type="float">
            <text:p>412174832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9875586833" calcext:value-type="float">
            <text:p>398755868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8322848109" calcext:value-type="float">
            <text:p>383228481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6156178937" calcext:value-type="float">
            <text:p>361561789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6345449795" calcext:value-type="float">
            <text:p>363454497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9490594721" calcext:value-type="float">
            <text:p>594905947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1793185574" calcext:value-type="float">
            <text:p>517931855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4719014828" calcext:value-type="float">
            <text:p>447190148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0193429625" calcext:value-type="float">
            <text:p>401934296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1073341451" calcext:value-type="float">
            <text:p>410733414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9849990631" calcext:value-type="float">
            <text:p>398499906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8376475739" calcext:value-type="float">
            <text:p>383764757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6243955745" calcext:value-type="float">
            <text:p>362439557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6498932722" calcext:value-type="float">
            <text:p>364989327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9772164604" calcext:value-type="float">
            <text:p>597721646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8678112283" calcext:value-type="float">
            <text:p>486781122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2762054240" calcext:value-type="float">
            <text:p>427620542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9040499077" calcext:value-type="float">
            <text:p>390404990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0316535435" calcext:value-type="float">
            <text:p>403165354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9549482861" calcext:value-type="float">
            <text:p>395494828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8169320136" calcext:value-type="float">
            <text:p>381693201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6169027361" calcext:value-type="float">
            <text:p>361690273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6504780604" calcext:value-type="float">
            <text:p>365047806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61331003266" calcext:value-type="float">
            <text:p>613310032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1109025461" calcext:value-type="float">
            <text:p>1211090254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96308865606" calcext:value-type="float">
            <text:p>963088656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78003624343" calcext:value-type="float">
            <text:p>780036243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68575707216" calcext:value-type="float">
            <text:p>685757072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9688447674" calcext:value-type="float">
            <text:p>596884476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52331526867" calcext:value-type="float">
            <text:p>523315268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46156235022" calcext:value-type="float">
            <text:p>46156235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3526445716" calcext:value-type="float">
            <text:p>435264457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7725185586" calcext:value-type="float">
            <text:p>677251855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8291945788" calcext:value-type="float">
            <text:p>98291945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84625166933" calcext:value-type="float">
            <text:p>846251669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68268085841" calcext:value-type="float">
            <text:p>682680858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63995591479" calcext:value-type="float">
            <text:p>639955914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6168536587" calcext:value-type="float">
            <text:p>56168536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50879525951" calcext:value-type="float">
            <text:p>508795259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45356954682" calcext:value-type="float">
            <text:p>453569546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2983093450" calcext:value-type="float">
            <text:p>429830934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4027749548" calcext:value-type="float">
            <text:p>640277495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2731481430" calcext:value-type="float">
            <text:p>827314814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70138359285" calcext:value-type="float">
            <text:p>701383592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60550718286" calcext:value-type="float">
            <text:p>605507182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57072617755" calcext:value-type="float">
            <text:p>570726177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2448845557" calcext:value-type="float">
            <text:p>524488455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8109115066" calcext:value-type="float">
            <text:p>481091150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44003499535" calcext:value-type="float">
            <text:p>440034995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2203990604" calcext:value-type="float">
            <text:p>422039906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6796193708" calcext:value-type="float">
            <text:p>66796193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74024750985" calcext:value-type="float">
            <text:p>740247509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3757139440" calcext:value-type="float">
            <text:p>637571394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55829696852" calcext:value-type="float">
            <text:p>558296968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53852380110" calcext:value-type="float">
            <text:p>53852380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0388451144" calcext:value-type="float">
            <text:p>503884511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6721303736" calcext:value-type="float">
            <text:p>467213037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43013443679" calcext:value-type="float">
            <text:p>430134436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2099831483" calcext:value-type="float">
            <text:p>420998314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3844354998" calcext:value-type="float">
            <text:p>638443549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66655042171" calcext:value-type="float">
            <text:p>666550421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58282806428" calcext:value-type="float">
            <text:p>582828064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51887102332" calcext:value-type="float">
            <text:p>518871023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50855419185" calcext:value-type="float">
            <text:p>508554191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7972605316" calcext:value-type="float">
            <text:p>479726053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5057425250" calcext:value-type="float">
            <text:p>45057425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42237119054" calcext:value-type="float">
            <text:p>422371190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1584653188" calcext:value-type="float">
            <text:p>415846531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6910608745" calcext:value-type="float">
            <text:p>669106087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63182807606" calcext:value-type="float">
            <text:p>631828076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55643957520" calcext:value-type="float">
            <text:p>556439575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49786116028" calcext:value-type="float">
            <text:p>497861160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49042617919" calcext:value-type="float">
            <text:p>490426179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6745900021" calcext:value-type="float">
            <text:p>467459000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4672328302" calcext:value-type="float">
            <text:p>446723283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42025206910" calcext:value-type="float">
            <text:p>420252069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2055101980" calcext:value-type="float">
            <text:p>420551019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7448875171" calcext:value-type="float">
            <text:p>674488751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61519290059" calcext:value-type="float">
            <text:p>615192900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53989559637" calcext:value-type="float">
            <text:p>539895596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48220208381" calcext:value-type="float">
            <text:p>482202083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48025385076" calcext:value-type="float">
            <text:p>480253850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6396964866" calcext:value-type="float">
            <text:p>463969648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4424412282" calcext:value-type="float">
            <text:p>444244122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42153292050" calcext:value-type="float">
            <text:p>421532920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1647387910" calcext:value-type="float">
            <text:p>416473879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8669917525" calcext:value-type="float">
            <text:p>686699175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58265401910" calcext:value-type="float">
            <text:p>582654019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50939478479" calcext:value-type="float">
            <text:p>509394784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45835421672" calcext:value-type="float">
            <text:p>458354216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46521874958" calcext:value-type="float">
            <text:p>465218749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5534573847" calcext:value-type="float">
            <text:p>455345738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3942490943" calcext:value-type="float">
            <text:p>439424909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41803569367" calcext:value-type="float">
            <text:p>418035693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1561703132" calcext:value-type="float">
            <text:p>415617031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6663755081" calcext:value-type="float">
            <text:p>666637550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54272876953" calcext:value-type="float">
            <text:p>1542728769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24649686390" calcext:value-type="float">
            <text:p>1246496863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01550218502" calcext:value-type="float">
            <text:p>101550218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88264352964" calcext:value-type="float">
            <text:p>882643529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76310711163" calcext:value-type="float">
            <text:p>763107111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66457637320" calcext:value-type="float">
            <text:p>664576373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8576719429" calcext:value-type="float">
            <text:p>58576719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55313962902" calcext:value-type="float">
            <text:p>55313962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83580247251" calcext:value-type="float">
            <text:p>835802472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20796125542" calcext:value-type="float">
            <text:p>1207961255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6595513512" calcext:value-type="float">
            <text:p>1065955135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85970500089" calcext:value-type="float">
            <text:p>859705000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80142242391" calcext:value-type="float">
            <text:p>80142242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69503930353" calcext:value-type="float">
            <text:p>695039303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63035593563" calcext:value-type="float">
            <text:p>63035593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5964272835" calcext:value-type="float">
            <text:p>55964272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53868831716" calcext:value-type="float">
            <text:p>538688317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81164291149" calcext:value-type="float">
            <text:p>811642911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99873817898" calcext:value-type="float">
            <text:p>998738178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86083848515" calcext:value-type="float">
            <text:p>860838485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74214003961" calcext:value-type="float">
            <text:p>742140039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69258196593" calcext:value-type="float">
            <text:p>692581965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63416143215" calcext:value-type="float">
            <text:p>634161432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7773529164" calcext:value-type="float">
            <text:p>577735291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3047390317" calcext:value-type="float">
            <text:p>530473903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51248930190" calcext:value-type="float">
            <text:p>512489301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79042232537" calcext:value-type="float">
            <text:p>790422325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87680366060" calcext:value-type="float">
            <text:p>876803660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76585653530" calcext:value-type="float">
            <text:p>765856535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67506013583" calcext:value-type="float">
            <text:p>67506013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64068546917" calcext:value-type="float">
            <text:p>640685469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59770685717" calcext:value-type="float">
            <text:p>597706857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5449622053" calcext:value-type="float">
            <text:p>554496220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1371775630" calcext:value-type="float">
            <text:p>513717756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50067777613" calcext:value-type="float">
            <text:p>500677776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73655253788" calcext:value-type="float">
            <text:p>736552537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79043554703" calcext:value-type="float">
            <text:p>790435547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68925416706" calcext:value-type="float">
            <text:p>689254167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61424857731" calcext:value-type="float">
            <text:p>614248577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59817309452" calcext:value-type="float">
            <text:p>598173094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57541627119" calcext:value-type="float">
            <text:p>57541627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2798259335" calcext:value-type="float">
            <text:p>527982593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49033186065" calcext:value-type="float">
            <text:p>490331860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48508623548" calcext:value-type="float">
            <text:p>485086235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72244130558" calcext:value-type="float">
            <text:p>722441305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73221507847" calcext:value-type="float">
            <text:p>732215078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64953062888" calcext:value-type="float">
            <text:p>649530628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58804943633" calcext:value-type="float">
            <text:p>588049436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57767811883" calcext:value-type="float">
            <text:p>577678118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54779983754" calcext:value-type="float">
            <text:p>547799837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1251216028" calcext:value-type="float">
            <text:p>512512160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48123303038" calcext:value-type="float">
            <text:p>481233030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48616566182" calcext:value-type="float">
            <text:p>486165661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75865409214" calcext:value-type="float">
            <text:p>758654092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70898044300" calcext:value-type="float">
            <text:p>708980443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63092765780" calcext:value-type="float">
            <text:p>630927657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57181252588" calcext:value-type="float">
            <text:p>571812525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56226047324" calcext:value-type="float">
            <text:p>562260473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53502021384" calcext:value-type="float">
            <text:p>535020213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0590921584" calcext:value-type="float">
            <text:p>505909215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47977486454" calcext:value-type="float">
            <text:p>479774864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48182954832" calcext:value-type="float">
            <text:p>481829548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77584227088" calcext:value-type="float">
            <text:p>775842270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67637606921" calcext:value-type="float">
            <text:p>676376069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60132191042" calcext:value-type="float">
            <text:p>601321910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54153107318" calcext:value-type="float">
            <text:p>541531073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53622217114" calcext:value-type="float">
            <text:p>53622217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51808684122" calcext:value-type="float">
            <text:p>518086841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49562424873" calcext:value-type="float">
            <text:p>495624248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49743827205" calcext:value-type="float">
            <text:p>497438272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47838268400" calcext:value-type="float">
            <text:p>478382684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73798407889" calcext:value-type="float">
            <text:p>737984078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90747579080" calcext:value-type="float">
            <text:p>190747579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57381317070" calcext:value-type="float">
            <text:p>1573813170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29425644351" calcext:value-type="float">
            <text:p>1294256443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111638458498" calcext:value-type="float">
            <text:p>1116384584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96163162580" calcext:value-type="float">
            <text:p>961631625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83557196906" calcext:value-type="float">
            <text:p>83557196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73814653665" calcext:value-type="float">
            <text:p>738146536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70026599684" calcext:value-type="float">
            <text:p>70026599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93978717478" calcext:value-type="float">
            <text:p>93978717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45391937833" calcext:value-type="float">
            <text:p>1453919378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30888303188" calcext:value-type="float">
            <text:p>1308883031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05945787802" calcext:value-type="float">
            <text:p>1059457878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98705924548" calcext:value-type="float">
            <text:p>987059245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84892627200" calcext:value-type="float">
            <text:p>84892627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77332990883" calcext:value-type="float">
            <text:p>773329908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71535596532" calcext:value-type="float">
            <text:p>71535596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66839648951" calcext:value-type="float">
            <text:p>668396489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94281982090" calcext:value-type="float">
            <text:p>942819820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18397413394" calcext:value-type="float">
            <text:p>1183974133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09377070581" calcext:value-type="float">
            <text:p>1093770705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89611595026" calcext:value-type="float">
            <text:p>896115950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88389284563" calcext:value-type="float">
            <text:p>883892845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75567239175" calcext:value-type="float">
            <text:p>755672391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68825781339" calcext:value-type="float">
            <text:p>688257813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63212652948" calcext:value-type="float">
            <text:p>632126529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61578758795" calcext:value-type="float">
            <text:p>615787587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92714226579" calcext:value-type="float">
            <text:p>927142265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02652343852" calcext:value-type="float">
            <text:p>1026523438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90046637916" calcext:value-type="float">
            <text:p>900466379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79841141184" calcext:value-type="float">
            <text:p>798411411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75658562590" calcext:value-type="float">
            <text:p>756585625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70158787023" calcext:value-type="float">
            <text:p>701587870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64722252389" calcext:value-type="float">
            <text:p>647222523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9998877023" calcext:value-type="float">
            <text:p>599988770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59054081668" calcext:value-type="float">
            <text:p>59054081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84335211554" calcext:value-type="float">
            <text:p>843352115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91591782726" calcext:value-type="float">
            <text:p>915917827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81061916743" calcext:value-type="float">
            <text:p>810619167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72225808113" calcext:value-type="float">
            <text:p>722258081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69340031439" calcext:value-type="float">
            <text:p>693400314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65459612777" calcext:value-type="float">
            <text:p>654596127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61249017772" calcext:value-type="float">
            <text:p>612490177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7132793496" calcext:value-type="float">
            <text:p>571327934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56325561583" calcext:value-type="float">
            <text:p>563255615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83273026691" calcext:value-type="float">
            <text:p>832730266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84728190369" calcext:value-type="float">
            <text:p>847281903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74975299304" calcext:value-type="float">
            <text:p>749752993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67928246464" calcext:value-type="float">
            <text:p>679282464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66540755080" calcext:value-type="float">
            <text:p>665407550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63303515414" calcext:value-type="float">
            <text:p>633035154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59246033244" calcext:value-type="float">
            <text:p>59246033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5261408384" calcext:value-type="float">
            <text:p>552614083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55114687348" calcext:value-type="float">
            <text:p>551146873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88085669698" calcext:value-type="float">
            <text:p>880856696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80527337383" calcext:value-type="float">
            <text:p>805273373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72240700093" calcext:value-type="float">
            <text:p>722407000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66017664327" calcext:value-type="float">
            <text:p>660176643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64864688591" calcext:value-type="float">
            <text:p>648646885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61697080127" calcext:value-type="float">
            <text:p>616970801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57699088273" calcext:value-type="float">
            <text:p>576990882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4201004896" calcext:value-type="float">
            <text:p>542010048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54697056380" calcext:value-type="float">
            <text:p>546970563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87983958927" calcext:value-type="float">
            <text:p>879839589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76890856094" calcext:value-type="float">
            <text:p>768908560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69123665727" calcext:value-type="float">
            <text:p>691236657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62965713169" calcext:value-type="float">
            <text:p>629657131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61972133821" calcext:value-type="float">
            <text:p>619721338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59084664259" calcext:value-type="float">
            <text:p>590846642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55738830338" calcext:value-type="float">
            <text:p>557388303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2910234400" calcext:value-type="float">
            <text:p>529102344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54008861811" calcext:value-type="float">
            <text:p>540088618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83046589727" calcext:value-type="float">
            <text:p>830465897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229214416028" calcext:value-type="float">
            <text:p>2292144160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92540709128" calcext:value-type="float">
            <text:p>1925407091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60886014558" calcext:value-type="float">
            <text:p>1608860145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38650667033" calcext:value-type="float">
            <text:p>1386506670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19160316060" calcext:value-type="float">
            <text:p>1191603160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103498518354" calcext:value-type="float">
            <text:p>103498518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91795071146" calcext:value-type="float">
            <text:p>917950711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87172419480" calcext:value-type="float">
            <text:p>87172419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117186923565" calcext:value-type="float">
            <text:p>1171869235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71265967485" calcext:value-type="float">
            <text:p>1712659674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56585113726" calcext:value-type="float">
            <text:p>1565851137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27810334823" calcext:value-type="float">
            <text:p>1278103348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19384202490" calcext:value-type="float">
            <text:p>119384202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01915957821" calcext:value-type="float">
            <text:p>1019159578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93297658666" calcext:value-type="float">
            <text:p>932976586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2543896051" calcext:value-type="float">
            <text:p>825438960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81206655613" calcext:value-type="float">
            <text:p>812066556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111846407986" calcext:value-type="float">
            <text:p>1118464079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37008333815" calcext:value-type="float">
            <text:p>1370083338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0279917791" calcext:value-type="float">
            <text:p>1202799177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05485015938" calcext:value-type="float">
            <text:p>1054850159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97713286519" calcext:value-type="float">
            <text:p>977132865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88825231897" calcext:value-type="float">
            <text:p>888252318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80557501417" calcext:value-type="float">
            <text:p>805575014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74400537668" calcext:value-type="float">
            <text:p>744005376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73183664772" calcext:value-type="float">
            <text:p>731836647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106612649698" calcext:value-type="float">
            <text:p>1066126496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17755636737" calcext:value-type="float">
            <text:p>1177556367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04114825569" calcext:value-type="float">
            <text:p>104114825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92504021428" calcext:value-type="float">
            <text:p>925040214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87259938155" calcext:value-type="float">
            <text:p>872599381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81234298723" calcext:value-type="float">
            <text:p>812342987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74698095549" calcext:value-type="float">
            <text:p>746980955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9277392607" calcext:value-type="float">
            <text:p>692773926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69092042293" calcext:value-type="float">
            <text:p>690920422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95582985171" calcext:value-type="float">
            <text:p>955829851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03397094074" calcext:value-type="float">
            <text:p>103397094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92306490164" calcext:value-type="float">
            <text:p>923064901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83256875546" calcext:value-type="float">
            <text:p>832568755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79714027114" calcext:value-type="float">
            <text:p>797140271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74646188951" calcext:value-type="float">
            <text:p>746461889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69677009066" calcext:value-type="float">
            <text:p>696770090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5294002473" calcext:value-type="float">
            <text:p>652940024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65069692032" calcext:value-type="float">
            <text:p>650696920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96416398557" calcext:value-type="float">
            <text:p>964163985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96165776251" calcext:value-type="float">
            <text:p>961657762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85931830300" calcext:value-type="float">
            <text:p>859318303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77591552387" calcext:value-type="float">
            <text:p>775915523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75206603788" calcext:value-type="float">
            <text:p>752066037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71550922297" calcext:value-type="float">
            <text:p>715509222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67159881576" calcext:value-type="float">
            <text:p>67159881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3116654710" calcext:value-type="float">
            <text:p>631166547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63097531467" calcext:value-type="float">
            <text:p>630975314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95336560678" calcext:value-type="float">
            <text:p>953365606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90579051638" calcext:value-type="float">
            <text:p>905790516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81199343927" calcext:value-type="float">
            <text:p>811993439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74423548556" calcext:value-type="float">
            <text:p>744235485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73253458837" calcext:value-type="float">
            <text:p>732534588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69839325730" calcext:value-type="float">
            <text:p>698393257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65673583979" calcext:value-type="float">
            <text:p>656735839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1461295117" calcext:value-type="float">
            <text:p>614612951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61840226821" calcext:value-type="float">
            <text:p>618402268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98176996673" calcext:value-type="float">
            <text:p>981769966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85874610666" calcext:value-type="float">
            <text:p>858746106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77625524938" calcext:value-type="float">
            <text:p>776255249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71238319065" calcext:value-type="float">
            <text:p>712383190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70216257390" calcext:value-type="float">
            <text:p>702162573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66865911861" calcext:value-type="float">
            <text:p>668659118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62702011340" calcext:value-type="float">
            <text:p>627020113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59125007657" calcext:value-type="float">
            <text:p>591250076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60269077936" calcext:value-type="float">
            <text:p>602690779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95026453086" calcext:value-type="float">
            <text:p>950264530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270923664604" calcext:value-type="float">
            <text:p>2709236646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230870942951" calcext:value-type="float">
            <text:p>2308709429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95925610938" calcext:value-type="float">
            <text:p>1959256109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70043424520" calcext:value-type="float">
            <text:p>1700434245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46476743731" calcext:value-type="float">
            <text:p>1464767437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27499742042" calcext:value-type="float">
            <text:p>127499742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13371382422" calcext:value-type="float">
            <text:p>113371382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08297498312" calcext:value-type="float">
            <text:p>108297498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39338985918" calcext:value-type="float">
            <text:p>1393389859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98764434643" calcext:value-type="float">
            <text:p>198764434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85102914909" calcext:value-type="float">
            <text:p>185102914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50834921053" calcext:value-type="float">
            <text:p>1508349210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42883411085" calcext:value-type="float">
            <text:p>1428834110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21072672442" calcext:value-type="float">
            <text:p>121072672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12252502715" calcext:value-type="float">
            <text:p>112252502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98571121446" calcext:value-type="float">
            <text:p>985711214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98019821516" calcext:value-type="float">
            <text:p>980198215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26137906437" calcext:value-type="float">
            <text:p>1261379064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56807216410" calcext:value-type="float">
            <text:p>1568072164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38960648284" calcext:value-type="float">
            <text:p>1389606482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2791599197" calcext:value-type="float">
            <text:p>1227915991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13376858682" calcext:value-type="float">
            <text:p>1133768586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3324840054" calcext:value-type="float">
            <text:p>1033248400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93864699205" calcext:value-type="float">
            <text:p>938646992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86935935290" calcext:value-type="float">
            <text:p>869359352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85737622643" calcext:value-type="float">
            <text:p>857376226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20038079358" calcext:value-type="float">
            <text:p>1200380793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32696316067" calcext:value-type="float">
            <text:p>1326963160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7644773965" calcext:value-type="float">
            <text:p>1276447739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06823456042" calcext:value-type="float">
            <text:p>1068234560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00601964891" calcext:value-type="float">
            <text:p>1006019648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2494358957" calcext:value-type="float">
            <text:p>924943589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85661335079" calcext:value-type="float">
            <text:p>856613350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80968923843" calcext:value-type="float">
            <text:p>809689238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80519375615" calcext:value-type="float">
            <text:p>80519375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11625378972" calcext:value-type="float">
            <text:p>1116253789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16209203422" calcext:value-type="float">
            <text:p>1162092034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04009161294" calcext:value-type="float">
            <text:p>1040091612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4400591377" calcext:value-type="float">
            <text:p>944005913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90833034777" calcext:value-type="float">
            <text:p>908330347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4931641731" calcext:value-type="float">
            <text:p>849316417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78845554313" calcext:value-type="float">
            <text:p>788455543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73827351652" calcext:value-type="float">
            <text:p>738273516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74048552474" calcext:value-type="float">
            <text:p>740485524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9803285536" calcext:value-type="float">
            <text:p>1098032855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7295457059" calcext:value-type="float">
            <text:p>1072954570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97354589578" calcext:value-type="float">
            <text:p>973545895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88451118964" calcext:value-type="float">
            <text:p>884511189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84917888860" calcext:value-type="float">
            <text:p>849178888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9990057466" calcext:value-type="float">
            <text:p>799900574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75096644347" calcext:value-type="float">
            <text:p>750966443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71186797849" calcext:value-type="float">
            <text:p>711867978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72093755849" calcext:value-type="float">
            <text:p>720937558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7990546076" calcext:value-type="float">
            <text:p>1079905460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2115989609" calcext:value-type="float">
            <text:p>1021159896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91705823208" calcext:value-type="float">
            <text:p>917058232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83318152471" calcext:value-type="float">
            <text:p>833181524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81317274638" calcext:value-type="float">
            <text:p>813172746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7701633915" calcext:value-type="float">
            <text:p>777016339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73487144283" calcext:value-type="float">
            <text:p>734871442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69459354295" calcext:value-type="float">
            <text:p>694593542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70875108563" calcext:value-type="float">
            <text:p>708751085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9885922296" calcext:value-type="float">
            <text:p>1098859222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5319158955" calcext:value-type="float">
            <text:p>953191589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86347951092" calcext:value-type="float">
            <text:p>863479510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79759786076" calcext:value-type="float">
            <text:p>797597860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78732153863" calcext:value-type="float">
            <text:p>787321538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4836438626" calcext:value-type="float">
            <text:p>748364386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70403168311" calcext:value-type="float">
            <text:p>704031683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66464000348" calcext:value-type="float">
            <text:p>664640003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67498757002" calcext:value-type="float">
            <text:p>67498757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6638447883" calcext:value-type="float">
            <text:p>1066384478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316896042097" calcext:value-type="float">
            <text:p>316896042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73378355594" calcext:value-type="float">
            <text:p>2733783555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35135869938" calcext:value-type="float">
            <text:p>2351358699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05895355271" calcext:value-type="float">
            <text:p>205895355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79063280050" calcext:value-type="float">
            <text:p>1790632800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56775853762" calcext:value-type="float">
            <text:p>1567758537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140298664661" calcext:value-type="float">
            <text:p>1402986646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134218915832" calcext:value-type="float">
            <text:p>1342189158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66964757462" calcext:value-type="float">
            <text:p>166964757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29719239650" calcext:value-type="float">
            <text:p>2297192396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13469791588" calcext:value-type="float">
            <text:p>2134697915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77697715405" calcext:value-type="float">
            <text:p>1776977154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68132186298" calcext:value-type="float">
            <text:p>1681321862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43860558320" calcext:value-type="float">
            <text:p>1438605583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33393416022" calcext:value-type="float">
            <text:p>133393416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118428261935" calcext:value-type="float">
            <text:p>118428261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117508066566" calcext:value-type="float">
            <text:p>1175080665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51556868094" calcext:value-type="float">
            <text:p>1515568680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78255425573" calcext:value-type="float">
            <text:p>1782554255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159569533042" calcext:value-type="float">
            <text:p>1595695330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41135664813" calcext:value-type="float">
            <text:p>1411356648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31155159121" calcext:value-type="float">
            <text:p>1311551591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20297639459" calcext:value-type="float">
            <text:p>1202976394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08501251730" calcext:value-type="float">
            <text:p>1085012517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101318208137" calcext:value-type="float">
            <text:p>101318208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100383834356" calcext:value-type="float">
            <text:p>1003838343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37101232498" calcext:value-type="float">
            <text:p>1371012324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49472325081" calcext:value-type="float">
            <text:p>1494723250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134110959436" calcext:value-type="float">
            <text:p>1341109594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22360590200" calcext:value-type="float">
            <text:p>122360590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14315339679" calcext:value-type="float">
            <text:p>1143153396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05920370115" calcext:value-type="float">
            <text:p>1059203701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98027994414" calcext:value-type="float">
            <text:p>980279944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93064189516" calcext:value-type="float">
            <text:p>930641895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90941066393" calcext:value-type="float">
            <text:p>909410663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25117279654" calcext:value-type="float">
            <text:p>1251172796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30966574945" calcext:value-type="float">
            <text:p>1309665749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118179945579" calcext:value-type="float">
            <text:p>1181799455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05888274340" calcext:value-type="float">
            <text:p>1058882743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01705210768" calcext:value-type="float">
            <text:p>1017052107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96176737003" calcext:value-type="float">
            <text:p>961767370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90038651495" calcext:value-type="float">
            <text:p>900386514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84636464316" calcext:value-type="float">
            <text:p>846364643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83377143983" calcext:value-type="float">
            <text:p>833771439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22031044941" calcext:value-type="float">
            <text:p>1220310449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18590811446" calcext:value-type="float">
            <text:p>1185908114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108435949436" calcext:value-type="float">
            <text:p>1084359494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00017022557" calcext:value-type="float">
            <text:p>1000170225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96671346265" calcext:value-type="float">
            <text:p>966713462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90976391275" calcext:value-type="float">
            <text:p>909763912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83678135957" calcext:value-type="float">
            <text:p>836781359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79481419252" calcext:value-type="float">
            <text:p>794814192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81335702119" calcext:value-type="float">
            <text:p>813357021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18085017032" calcext:value-type="float">
            <text:p>1180850170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13585387781" calcext:value-type="float">
            <text:p>1135853877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102971929672" calcext:value-type="float">
            <text:p>1029719296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94146609845" calcext:value-type="float">
            <text:p>941466098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90961045399" calcext:value-type="float">
            <text:p>909610453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87033942657" calcext:value-type="float">
            <text:p>870339426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81857951981" calcext:value-type="float">
            <text:p>818579519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77783652590" calcext:value-type="float">
            <text:p>777836525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79163659011" calcext:value-type="float">
            <text:p>791636590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19050101417" calcext:value-type="float">
            <text:p>1190501014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06379682992" calcext:value-type="float">
            <text:p>1063796829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95833087370" calcext:value-type="float">
            <text:p>958330873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88664260170" calcext:value-type="float">
            <text:p>886642601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87344260957" calcext:value-type="float">
            <text:p>873442609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83568867944" calcext:value-type="float">
            <text:p>835688679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79167991476" calcext:value-type="float">
            <text:p>791679914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75534256418" calcext:value-type="float">
            <text:p>755342564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76321731838" calcext:value-type="float">
            <text:p>763217318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15407415149" calcext:value-type="float">
            <text:p>115407415149</text:p>
          </table:table-cell>
        </table:table-row>
      </table:table>
      <table:named-expressions/>
      <table:database-ranges>
        <table:database-range table:name="__Anonymous_Sheet_DB__0" table:target-range-address="'time-generator2'.A1:'time-generator2'.D793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7T14:30:25.469611439</dc:date>
    <meta:editing-duration>PT6M23S</meta:editing-duration>
    <meta:editing-cycles>1</meta:editing-cycles>
    <meta:document-statistic meta:table-count="1" meta:cell-count="3172" meta:object-count="1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6.56cm" svg:height="32.084cm" xlink:href=".." xlink:type="simple" chart:class="chart:line" chart:style-name="ch1">
        <chart:legend chart:legend-position="end" svg:x="65.031cm" svg:y="14cm" style:legend-expansion="high" chart:style-name="ch2"/>
        <chart:plot-area chart:style-name="ch3" table:cell-range-address="'time-generator2'.B2:'time-generator2'.B10 'time-generator2'.A2:'time-generator2'.A2 'time-generator2'.D2:'time-generator2'.D73 'time-generator2'.A11:'time-generator2'.A11 'time-generator2'.A20:'time-generator2'.A20 'time-generator2'.A29:'time-generator2'.A29 'time-generator2'.A38:'time-generator2'.A38 'time-generator2'.A47:'time-generator2'.A47 'time-generator2'.A56:'time-generator2'.A56 'time-generator2'.A65:'time-generator2'.A65" chart:data-source-has-labels="both" svg:x="1.331cm" svg:y="0.641cm" svg:width="62.369cm" svg:height="30.802cm">
          <chartooo:coordinate-region svg:x="3.619cm" svg:y="0.84cm" svg:width="59.894cm" svg:height="29.956cm"/>
          <chart:axis chart:dimension="x" chart:name="primary-x" chart:style-name="ch4" chartooo:axis-type="auto">
            <chartooo:date-scale/>
            <chart:categories table:cell-range-address="'time-generator2'.B2:'time-generator2'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ime-generator2'.D2:'time-generator2'.D10" chart:label-cell-address="'time-generator2'.A2:'time-generator2'.A2" chart:class="chart:line">
            <chart:data-point chart:repeated="9"/>
          </chart:series>
          <chart:series chart:style-name="ch7" chart:values-cell-range-address="'time-generator2'.D11:'time-generator2'.D19" chart:label-cell-address="'time-generator2'.A11:'time-generator2'.A11" chart:class="chart:line">
            <chart:data-point chart:repeated="9"/>
          </chart:series>
          <chart:series chart:style-name="ch8" chart:values-cell-range-address="'time-generator2'.D20:'time-generator2'.D28" chart:label-cell-address="'time-generator2'.A20:'time-generator2'.A20" chart:class="chart:line">
            <chart:data-point chart:repeated="9"/>
          </chart:series>
          <chart:series chart:style-name="ch9" chart:values-cell-range-address="'time-generator2'.D29:'time-generator2'.D37" chart:label-cell-address="'time-generator2'.A29:'time-generator2'.A29" chart:class="chart:line">
            <chart:data-point chart:repeated="9"/>
          </chart:series>
          <chart:series chart:style-name="ch10" chart:values-cell-range-address="'time-generator2'.D38:'time-generator2'.D46" chart:label-cell-address="'time-generator2'.A38:'time-generator2'.A38" chart:class="chart:line">
            <chart:data-point chart:repeated="9"/>
          </chart:series>
          <chart:series chart:style-name="ch11" chart:values-cell-range-address="'time-generator2'.D47:'time-generator2'.D55" chart:label-cell-address="'time-generator2'.A47:'time-generator2'.A47" chart:class="chart:line">
            <chart:data-point chart:repeated="9"/>
          </chart:series>
          <chart:series chart:style-name="ch12" chart:values-cell-range-address="'time-generator2'.D56:'time-generator2'.D64" chart:label-cell-address="'time-generator2'.A56:'time-generator2'.A56" chart:class="chart:line">
            <chart:data-point chart:repeated="9"/>
          </chart:series>
          <chart:series chart:style-name="ch13" chart:values-cell-range-address="'time-generator2'.D65:'time-generator2'.D73" chart:label-cell-address="'time-generator2'.A65:'time-generator2'.A6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time-generator2'.A2:'time-generator2'.A2</svg:desc>
                </draw:g>
              </table:table-cell>
              <table:table-cell office:value-type="string">
                <text:p>2</text:p>
                <draw:g>
                  <svg:desc>'time-generator2'.A11:'time-generator2'.A11</svg:desc>
                </draw:g>
              </table:table-cell>
              <table:table-cell office:value-type="string">
                <text:p>3</text:p>
                <draw:g>
                  <svg:desc>'time-generator2'.A20:'time-generator2'.A20</svg:desc>
                </draw:g>
              </table:table-cell>
              <table:table-cell office:value-type="string">
                <text:p>4</text:p>
                <draw:g>
                  <svg:desc>'time-generator2'.A29:'time-generator2'.A29</svg:desc>
                </draw:g>
              </table:table-cell>
              <table:table-cell office:value-type="string">
                <text:p>5</text:p>
                <draw:g>
                  <svg:desc>'time-generator2'.A38:'time-generator2'.A38</svg:desc>
                </draw:g>
              </table:table-cell>
              <table:table-cell office:value-type="string">
                <text:p>6</text:p>
                <draw:g>
                  <svg:desc>'time-generator2'.A47:'time-generator2'.A47</svg:desc>
                </draw:g>
              </table:table-cell>
              <table:table-cell office:value-type="string">
                <text:p>7</text:p>
                <draw:g>
                  <svg:desc>'time-generator2'.A56:'time-generator2'.A56</svg:desc>
                </draw:g>
              </table:table-cell>
              <table:table-cell office:value-type="string">
                <text:p>8</text:p>
                <draw:g>
                  <svg:desc>'time-generator2'.A65:'time-generator2'.A65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time-generator2'.B2:'time-generator2'.B10</svg:desc>
                </draw:g>
              </table:table-cell>
              <table:table-cell office:value-type="float" office:value="25677511156">
                <text:p>25677511156</text:p>
                <draw:g>
                  <svg:desc>'time-generator2'.D2:'time-generator2'.D10</svg:desc>
                </draw:g>
              </table:table-cell>
              <table:table-cell office:value-type="float" office:value="25152824879">
                <text:p>25152824879</text:p>
                <draw:g>
                  <svg:desc>'time-generator2'.D11:'time-generator2'.D19</svg:desc>
                </draw:g>
              </table:table-cell>
              <table:table-cell office:value-type="float" office:value="24286799950">
                <text:p>24286799950</text:p>
                <draw:g>
                  <svg:desc>'time-generator2'.D20:'time-generator2'.D28</svg:desc>
                </draw:g>
              </table:table-cell>
              <table:table-cell office:value-type="float" office:value="23848012239">
                <text:p>23848012239</text:p>
                <draw:g>
                  <svg:desc>'time-generator2'.D29:'time-generator2'.D37</svg:desc>
                </draw:g>
              </table:table-cell>
              <table:table-cell office:value-type="float" office:value="23426700072">
                <text:p>23426700072</text:p>
                <draw:g>
                  <svg:desc>'time-generator2'.D38:'time-generator2'.D46</svg:desc>
                </draw:g>
              </table:table-cell>
              <table:table-cell office:value-type="float" office:value="23088036824">
                <text:p>23088036824</text:p>
                <draw:g>
                  <svg:desc>'time-generator2'.D47:'time-generator2'.D55</svg:desc>
                </draw:g>
              </table:table-cell>
              <table:table-cell office:value-type="float" office:value="23154555479">
                <text:p>23154555479</text:p>
                <draw:g>
                  <svg:desc>'time-generator2'.D56:'time-generator2'.D64</svg:desc>
                </draw:g>
              </table:table-cell>
              <table:table-cell office:value-type="float" office:value="23224083805">
                <text:p>23224083805</text:p>
                <draw:g>
                  <svg:desc>'time-generator2'.D65:'time-generator2'.D73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395951610">
                <text:p>19395951610</text:p>
              </table:table-cell>
              <table:table-cell office:value-type="float" office:value="19479315073">
                <text:p>19479315073</text:p>
              </table:table-cell>
              <table:table-cell office:value-type="float" office:value="19477501087">
                <text:p>19477501087</text:p>
              </table:table-cell>
              <table:table-cell office:value-type="float" office:value="19433835337">
                <text:p>19433835337</text:p>
              </table:table-cell>
              <table:table-cell office:value-type="float" office:value="19452936229">
                <text:p>19452936229</text:p>
              </table:table-cell>
              <table:table-cell office:value-type="float" office:value="19155182165">
                <text:p>19155182165</text:p>
              </table:table-cell>
              <table:table-cell office:value-type="float" office:value="19139567746">
                <text:p>19139567746</text:p>
              </table:table-cell>
              <table:table-cell office:value-type="float" office:value="19462695221">
                <text:p>1946269522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793407179">
                <text:p>18793407179</text:p>
              </table:table-cell>
              <table:table-cell office:value-type="float" office:value="18721058385">
                <text:p>18721058385</text:p>
              </table:table-cell>
              <table:table-cell office:value-type="float" office:value="18694522255">
                <text:p>18694522255</text:p>
              </table:table-cell>
              <table:table-cell office:value-type="float" office:value="18705372453">
                <text:p>18705372453</text:p>
              </table:table-cell>
              <table:table-cell office:value-type="float" office:value="18718240983">
                <text:p>18718240983</text:p>
              </table:table-cell>
              <table:table-cell office:value-type="float" office:value="18657303838">
                <text:p>18657303838</text:p>
              </table:table-cell>
              <table:table-cell office:value-type="float" office:value="18646010084">
                <text:p>18646010084</text:p>
              </table:table-cell>
              <table:table-cell office:value-type="float" office:value="18718527125">
                <text:p>1871852712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3063291219">
                <text:p>23063291219</text:p>
              </table:table-cell>
              <table:table-cell office:value-type="float" office:value="22955290753">
                <text:p>22955290753</text:p>
              </table:table-cell>
              <table:table-cell office:value-type="float" office:value="22942580061">
                <text:p>22942580061</text:p>
              </table:table-cell>
              <table:table-cell office:value-type="float" office:value="22946558778">
                <text:p>22946558778</text:p>
              </table:table-cell>
              <table:table-cell office:value-type="float" office:value="22961616068">
                <text:p>22961616068</text:p>
              </table:table-cell>
              <table:table-cell office:value-type="float" office:value="22944115940">
                <text:p>22944115940</text:p>
              </table:table-cell>
              <table:table-cell office:value-type="float" office:value="22906508432">
                <text:p>22906508432</text:p>
              </table:table-cell>
              <table:table-cell office:value-type="float" office:value="22985489286">
                <text:p>229854892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649616059">
                <text:p>24649616059</text:p>
              </table:table-cell>
              <table:table-cell office:value-type="float" office:value="24509377347">
                <text:p>24509377347</text:p>
              </table:table-cell>
              <table:table-cell office:value-type="float" office:value="24643452911">
                <text:p>24643452911</text:p>
              </table:table-cell>
              <table:table-cell office:value-type="float" office:value="24509340677">
                <text:p>24509340677</text:p>
              </table:table-cell>
              <table:table-cell office:value-type="float" office:value="24521177586">
                <text:p>24521177586</text:p>
              </table:table-cell>
              <table:table-cell office:value-type="float" office:value="24589692028">
                <text:p>24589692028</text:p>
              </table:table-cell>
              <table:table-cell office:value-type="float" office:value="24513565517">
                <text:p>24513565517</text:p>
              </table:table-cell>
              <table:table-cell office:value-type="float" office:value="24543457938">
                <text:p>2454345793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6127496869">
                <text:p>26127496869</text:p>
              </table:table-cell>
              <table:table-cell office:value-type="float" office:value="27289653456">
                <text:p>27289653456</text:p>
              </table:table-cell>
              <table:table-cell office:value-type="float" office:value="26263050632">
                <text:p>26263050632</text:p>
              </table:table-cell>
              <table:table-cell office:value-type="float" office:value="26588398290">
                <text:p>26588398290</text:p>
              </table:table-cell>
              <table:table-cell office:value-type="float" office:value="26043640887">
                <text:p>26043640887</text:p>
              </table:table-cell>
              <table:table-cell office:value-type="float" office:value="27206644923">
                <text:p>27206644923</text:p>
              </table:table-cell>
              <table:table-cell office:value-type="float" office:value="26387414488">
                <text:p>26387414488</text:p>
              </table:table-cell>
              <table:table-cell office:value-type="float" office:value="26003402182">
                <text:p>2600340218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9254842464">
                <text:p>29254842464</text:p>
              </table:table-cell>
              <table:table-cell office:value-type="float" office:value="28946354356">
                <text:p>28946354356</text:p>
              </table:table-cell>
              <table:table-cell office:value-type="float" office:value="29027942661">
                <text:p>29027942661</text:p>
              </table:table-cell>
              <table:table-cell office:value-type="float" office:value="28998750121">
                <text:p>28998750121</text:p>
              </table:table-cell>
              <table:table-cell office:value-type="float" office:value="29120904831">
                <text:p>29120904831</text:p>
              </table:table-cell>
              <table:table-cell office:value-type="float" office:value="29128941327">
                <text:p>29128941327</text:p>
              </table:table-cell>
              <table:table-cell office:value-type="float" office:value="29121787416">
                <text:p>29121787416</text:p>
              </table:table-cell>
              <table:table-cell office:value-type="float" office:value="28880224645">
                <text:p>2888022464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9685748445">
                <text:p>29685748445</text:p>
              </table:table-cell>
              <table:table-cell office:value-type="float" office:value="29598113352">
                <text:p>29598113352</text:p>
              </table:table-cell>
              <table:table-cell office:value-type="float" office:value="29529261790">
                <text:p>29529261790</text:p>
              </table:table-cell>
              <table:table-cell office:value-type="float" office:value="29454491036">
                <text:p>29454491036</text:p>
              </table:table-cell>
              <table:table-cell office:value-type="float" office:value="29472966502">
                <text:p>29472966502</text:p>
              </table:table-cell>
              <table:table-cell office:value-type="float" office:value="29457608613">
                <text:p>29457608613</text:p>
              </table:table-cell>
              <table:table-cell office:value-type="float" office:value="29485312416">
                <text:p>29485312416</text:p>
              </table:table-cell>
              <table:table-cell office:value-type="float" office:value="29588035041">
                <text:p>2958803504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3168663070">
                <text:p>43168663070</text:p>
              </table:table-cell>
              <table:table-cell office:value-type="float" office:value="43712096280">
                <text:p>43712096280</text:p>
              </table:table-cell>
              <table:table-cell office:value-type="float" office:value="43158764743">
                <text:p>43158764743</text:p>
              </table:table-cell>
              <table:table-cell office:value-type="float" office:value="39206140250">
                <text:p>39206140250</text:p>
              </table:table-cell>
              <table:table-cell office:value-type="float" office:value="39502836920">
                <text:p>39502836920</text:p>
              </table:table-cell>
              <table:table-cell office:value-type="float" office:value="44803178607">
                <text:p>44803178607</text:p>
              </table:table-cell>
              <table:table-cell office:value-type="float" office:value="43460656066">
                <text:p>43460656066</text:p>
              </table:table-cell>
              <table:table-cell office:value-type="float" office:value="44386521781">
                <text:p>443865217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6.56cm" svg:height="32.084cm" xlink:href=".." xlink:type="simple" chart:class="chart:line" chart:style-name="ch1">
        <chart:legend chart:legend-position="end" svg:x="65.031cm" svg:y="14cm" style:legend-expansion="high" chart:style-name="ch2"/>
        <chart:plot-area chart:style-name="ch3" table:cell-range-address="'time-generator2'.B2:'time-generator2'.B10 'time-generator2'.A2:'time-generator2'.A2 'time-generator2'.D146:'time-generator2'.D217 'time-generator2'.A11:'time-generator2'.A11 'time-generator2'.A20:'time-generator2'.A20 'time-generator2'.A29:'time-generator2'.A29 'time-generator2'.A38:'time-generator2'.A38 'time-generator2'.A47:'time-generator2'.A47 'time-generator2'.A56:'time-generator2'.A56 'time-generator2'.A65:'time-generator2'.A65" chart:data-source-has-labels="both" svg:x="1.331cm" svg:y="0.641cm" svg:width="62.369cm" svg:height="30.802cm">
          <chartooo:coordinate-region svg:x="3.619cm" svg:y="0.84cm" svg:width="59.894cm" svg:height="29.956cm"/>
          <chart:axis chart:dimension="x" chart:name="primary-x" chart:style-name="ch4" chartooo:axis-type="auto">
            <chartooo:date-scale/>
            <chart:categories table:cell-range-address="'time-generator2'.B2:'time-generator2'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ime-generator2'.D146:'time-generator2'.D154" chart:label-cell-address="'time-generator2'.A2:'time-generator2'.A2" chart:class="chart:line">
            <chart:data-point chart:repeated="9"/>
          </chart:series>
          <chart:series chart:style-name="ch7" chart:values-cell-range-address="'time-generator2'.D155:'time-generator2'.D163" chart:label-cell-address="'time-generator2'.A11:'time-generator2'.A11" chart:class="chart:line">
            <chart:data-point chart:repeated="9"/>
          </chart:series>
          <chart:series chart:style-name="ch8" chart:values-cell-range-address="'time-generator2'.D164:'time-generator2'.D172" chart:label-cell-address="'time-generator2'.A20:'time-generator2'.A20" chart:class="chart:line">
            <chart:data-point chart:repeated="9"/>
          </chart:series>
          <chart:series chart:style-name="ch9" chart:values-cell-range-address="'time-generator2'.D173:'time-generator2'.D181" chart:label-cell-address="'time-generator2'.A29:'time-generator2'.A29" chart:class="chart:line">
            <chart:data-point chart:repeated="9"/>
          </chart:series>
          <chart:series chart:style-name="ch10" chart:values-cell-range-address="'time-generator2'.D182:'time-generator2'.D190" chart:label-cell-address="'time-generator2'.A38:'time-generator2'.A38" chart:class="chart:line">
            <chart:data-point chart:repeated="9"/>
          </chart:series>
          <chart:series chart:style-name="ch11" chart:values-cell-range-address="'time-generator2'.D191:'time-generator2'.D199" chart:label-cell-address="'time-generator2'.A47:'time-generator2'.A47" chart:class="chart:line">
            <chart:data-point chart:repeated="9"/>
          </chart:series>
          <chart:series chart:style-name="ch12" chart:values-cell-range-address="'time-generator2'.D200:'time-generator2'.D208" chart:label-cell-address="'time-generator2'.A56:'time-generator2'.A56" chart:class="chart:line">
            <chart:data-point chart:repeated="9"/>
          </chart:series>
          <chart:series chart:style-name="ch13" chart:values-cell-range-address="'time-generator2'.D209:'time-generator2'.D217" chart:label-cell-address="'time-generator2'.A65:'time-generator2'.A6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time-generator2'.A2:'time-generator2'.A2</svg:desc>
                </draw:g>
              </table:table-cell>
              <table:table-cell office:value-type="string">
                <text:p>2</text:p>
                <draw:g>
                  <svg:desc>'time-generator2'.A11:'time-generator2'.A11</svg:desc>
                </draw:g>
              </table:table-cell>
              <table:table-cell office:value-type="string">
                <text:p>3</text:p>
                <draw:g>
                  <svg:desc>'time-generator2'.A20:'time-generator2'.A20</svg:desc>
                </draw:g>
              </table:table-cell>
              <table:table-cell office:value-type="string">
                <text:p>4</text:p>
                <draw:g>
                  <svg:desc>'time-generator2'.A29:'time-generator2'.A29</svg:desc>
                </draw:g>
              </table:table-cell>
              <table:table-cell office:value-type="string">
                <text:p>5</text:p>
                <draw:g>
                  <svg:desc>'time-generator2'.A38:'time-generator2'.A38</svg:desc>
                </draw:g>
              </table:table-cell>
              <table:table-cell office:value-type="string">
                <text:p>6</text:p>
                <draw:g>
                  <svg:desc>'time-generator2'.A47:'time-generator2'.A47</svg:desc>
                </draw:g>
              </table:table-cell>
              <table:table-cell office:value-type="string">
                <text:p>7</text:p>
                <draw:g>
                  <svg:desc>'time-generator2'.A56:'time-generator2'.A56</svg:desc>
                </draw:g>
              </table:table-cell>
              <table:table-cell office:value-type="string">
                <text:p>8</text:p>
                <draw:g>
                  <svg:desc>'time-generator2'.A65:'time-generator2'.A65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time-generator2'.B2:'time-generator2'.B10</svg:desc>
                </draw:g>
              </table:table-cell>
              <table:table-cell office:value-type="float" office:value="49684102145">
                <text:p>49684102145</text:p>
                <draw:g>
                  <svg:desc>'time-generator2'.D146:'time-generator2'.D154</svg:desc>
                </draw:g>
              </table:table-cell>
              <table:table-cell office:value-type="float" office:value="45247254349">
                <text:p>45247254349</text:p>
                <draw:g>
                  <svg:desc>'time-generator2'.D155:'time-generator2'.D163</svg:desc>
                </draw:g>
              </table:table-cell>
              <table:table-cell office:value-type="float" office:value="41280906531">
                <text:p>41280906531</text:p>
                <draw:g>
                  <svg:desc>'time-generator2'.D164:'time-generator2'.D172</svg:desc>
                </draw:g>
              </table:table-cell>
              <table:table-cell office:value-type="float" office:value="38908964193">
                <text:p>38908964193</text:p>
                <draw:g>
                  <svg:desc>'time-generator2'.D173:'time-generator2'.D181</svg:desc>
                </draw:g>
              </table:table-cell>
              <table:table-cell office:value-type="float" office:value="36349058423">
                <text:p>36349058423</text:p>
                <draw:g>
                  <svg:desc>'time-generator2'.D182:'time-generator2'.D190</svg:desc>
                </draw:g>
              </table:table-cell>
              <table:table-cell office:value-type="float" office:value="34954595763">
                <text:p>34954595763</text:p>
                <draw:g>
                  <svg:desc>'time-generator2'.D191:'time-generator2'.D199</svg:desc>
                </draw:g>
              </table:table-cell>
              <table:table-cell office:value-type="float" office:value="34771160495">
                <text:p>34771160495</text:p>
                <draw:g>
                  <svg:desc>'time-generator2'.D200:'time-generator2'.D208</svg:desc>
                </draw:g>
              </table:table-cell>
              <table:table-cell office:value-type="float" office:value="34071762198">
                <text:p>34071762198</text:p>
                <draw:g>
                  <svg:desc>'time-generator2'.D209:'time-generator2'.D217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7724066240">
                <text:p>37724066240</text:p>
              </table:table-cell>
              <table:table-cell office:value-type="float" office:value="36328372625">
                <text:p>36328372625</text:p>
              </table:table-cell>
              <table:table-cell office:value-type="float" office:value="33602414737">
                <text:p>33602414737</text:p>
              </table:table-cell>
              <table:table-cell office:value-type="float" office:value="32204868023">
                <text:p>32204868023</text:p>
              </table:table-cell>
              <table:table-cell office:value-type="float" office:value="30697898174">
                <text:p>30697898174</text:p>
              </table:table-cell>
              <table:table-cell office:value-type="float" office:value="30041999336">
                <text:p>30041999336</text:p>
              </table:table-cell>
              <table:table-cell office:value-type="float" office:value="30067092959">
                <text:p>30067092959</text:p>
              </table:table-cell>
              <table:table-cell office:value-type="float" office:value="29746978231">
                <text:p>2974697823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0009631882">
                <text:p>30009631882</text:p>
              </table:table-cell>
              <table:table-cell office:value-type="float" office:value="29353786957">
                <text:p>29353786957</text:p>
              </table:table-cell>
              <table:table-cell office:value-type="float" office:value="28265253353">
                <text:p>28265253353</text:p>
              </table:table-cell>
              <table:table-cell office:value-type="float" office:value="27620574449">
                <text:p>27620574449</text:p>
              </table:table-cell>
              <table:table-cell office:value-type="float" office:value="26986134059">
                <text:p>26986134059</text:p>
              </table:table-cell>
              <table:table-cell office:value-type="float" office:value="26816824611">
                <text:p>26816824611</text:p>
              </table:table-cell>
              <table:table-cell office:value-type="float" office:value="26881732381">
                <text:p>26881732381</text:p>
              </table:table-cell>
              <table:table-cell office:value-type="float" office:value="26689914690">
                <text:p>2668991469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8937067207">
                <text:p>28937067207</text:p>
              </table:table-cell>
              <table:table-cell office:value-type="float" office:value="28896719969">
                <text:p>28896719969</text:p>
              </table:table-cell>
              <table:table-cell office:value-type="float" office:value="28543369796">
                <text:p>28543369796</text:p>
              </table:table-cell>
              <table:table-cell office:value-type="float" office:value="28407336297">
                <text:p>28407336297</text:p>
              </table:table-cell>
              <table:table-cell office:value-type="float" office:value="28300987299">
                <text:p>28300987299</text:p>
              </table:table-cell>
              <table:table-cell office:value-type="float" office:value="28208951292">
                <text:p>28208951292</text:p>
              </table:table-cell>
              <table:table-cell office:value-type="float" office:value="28265657526">
                <text:p>28265657526</text:p>
              </table:table-cell>
              <table:table-cell office:value-type="float" office:value="28251837685">
                <text:p>282518376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359206713">
                <text:p>28359206713</text:p>
              </table:table-cell>
              <table:table-cell office:value-type="float" office:value="28272508889">
                <text:p>28272508889</text:p>
              </table:table-cell>
              <table:table-cell office:value-type="float" office:value="28263618651">
                <text:p>28263618651</text:p>
              </table:table-cell>
              <table:table-cell office:value-type="float" office:value="28281729471">
                <text:p>28281729471</text:p>
              </table:table-cell>
              <table:table-cell office:value-type="float" office:value="28283965721">
                <text:p>28283965721</text:p>
              </table:table-cell>
              <table:table-cell office:value-type="float" office:value="28235042319">
                <text:p>28235042319</text:p>
              </table:table-cell>
              <table:table-cell office:value-type="float" office:value="28227554635">
                <text:p>28227554635</text:p>
              </table:table-cell>
              <table:table-cell office:value-type="float" office:value="28261224421">
                <text:p>2826122442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9395949585">
                <text:p>29395949585</text:p>
              </table:table-cell>
              <table:table-cell office:value-type="float" office:value="29470225930">
                <text:p>29470225930</text:p>
              </table:table-cell>
              <table:table-cell office:value-type="float" office:value="29633933757">
                <text:p>29633933757</text:p>
              </table:table-cell>
              <table:table-cell office:value-type="float" office:value="29596897135">
                <text:p>29596897135</text:p>
              </table:table-cell>
              <table:table-cell office:value-type="float" office:value="29666020937">
                <text:p>29666020937</text:p>
              </table:table-cell>
              <table:table-cell office:value-type="float" office:value="29594606481">
                <text:p>29594606481</text:p>
              </table:table-cell>
              <table:table-cell office:value-type="float" office:value="29580151500">
                <text:p>29580151500</text:p>
              </table:table-cell>
              <table:table-cell office:value-type="float" office:value="29556271853">
                <text:p>295562718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2196255406">
                <text:p>32196255406</text:p>
              </table:table-cell>
              <table:table-cell office:value-type="float" office:value="32004124479">
                <text:p>32004124479</text:p>
              </table:table-cell>
              <table:table-cell office:value-type="float" office:value="31926581588">
                <text:p>31926581588</text:p>
              </table:table-cell>
              <table:table-cell office:value-type="float" office:value="32008703971">
                <text:p>32008703971</text:p>
              </table:table-cell>
              <table:table-cell office:value-type="float" office:value="32068779835">
                <text:p>32068779835</text:p>
              </table:table-cell>
              <table:table-cell office:value-type="float" office:value="31954759821">
                <text:p>31954759821</text:p>
              </table:table-cell>
              <table:table-cell office:value-type="float" office:value="32016864927">
                <text:p>32016864927</text:p>
              </table:table-cell>
              <table:table-cell office:value-type="float" office:value="32056457181">
                <text:p>3205645718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2871638916">
                <text:p>32871638916</text:p>
              </table:table-cell>
              <table:table-cell office:value-type="float" office:value="33074377129">
                <text:p>33074377129</text:p>
              </table:table-cell>
              <table:table-cell office:value-type="float" office:value="32959535359">
                <text:p>32959535359</text:p>
              </table:table-cell>
              <table:table-cell office:value-type="float" office:value="32821580104">
                <text:p>32821580104</text:p>
              </table:table-cell>
              <table:table-cell office:value-type="float" office:value="32829105854">
                <text:p>32829105854</text:p>
              </table:table-cell>
              <table:table-cell office:value-type="float" office:value="32914559458">
                <text:p>32914559458</text:p>
              </table:table-cell>
              <table:table-cell office:value-type="float" office:value="33027486597">
                <text:p>33027486597</text:p>
              </table:table-cell>
              <table:table-cell office:value-type="float" office:value="33029938167">
                <text:p>3302993816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9891924735">
                <text:p>49891924735</text:p>
              </table:table-cell>
              <table:table-cell office:value-type="float" office:value="49928493142">
                <text:p>49928493142</text:p>
              </table:table-cell>
              <table:table-cell office:value-type="float" office:value="49569833846">
                <text:p>49569833846</text:p>
              </table:table-cell>
              <table:table-cell office:value-type="float" office:value="45010606587">
                <text:p>45010606587</text:p>
              </table:table-cell>
              <table:table-cell office:value-type="float" office:value="48486515569">
                <text:p>48486515569</text:p>
              </table:table-cell>
              <table:table-cell office:value-type="float" office:value="49589217599">
                <text:p>49589217599</text:p>
              </table:table-cell>
              <table:table-cell office:value-type="float" office:value="48673712212">
                <text:p>48673712212</text:p>
              </table:table-cell>
              <table:table-cell office:value-type="float" office:value="49161434846">
                <text:p>4916143484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6.56cm" svg:height="32.084cm" xlink:href=".." xlink:type="simple" chart:class="chart:line" chart:style-name="ch1">
        <chart:legend chart:legend-position="end" svg:x="65.031cm" svg:y="14cm" style:legend-expansion="high" chart:style-name="ch2"/>
        <chart:plot-area chart:style-name="ch3" table:cell-range-address="'time-generator2'.B2:'time-generator2'.B10 'time-generator2'.A2:'time-generator2'.A2 'time-generator2'.D74:'time-generator2'.D145 'time-generator2'.A11:'time-generator2'.A11 'time-generator2'.A20:'time-generator2'.A20 'time-generator2'.A29:'time-generator2'.A29 'time-generator2'.A38:'time-generator2'.A38 'time-generator2'.A47:'time-generator2'.A47 'time-generator2'.A56:'time-generator2'.A56 'time-generator2'.A65:'time-generator2'.A65" chart:data-source-has-labels="both" svg:x="1.331cm" svg:y="0.641cm" svg:width="62.369cm" svg:height="30.802cm">
          <chartooo:coordinate-region svg:x="3.619cm" svg:y="0.84cm" svg:width="59.894cm" svg:height="29.956cm"/>
          <chart:axis chart:dimension="x" chart:name="primary-x" chart:style-name="ch4" chartooo:axis-type="auto">
            <chartooo:date-scale/>
            <chart:categories table:cell-range-address="'time-generator2'.B2:'time-generator2'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ime-generator2'.D74:'time-generator2'.D82" chart:label-cell-address="'time-generator2'.A2:'time-generator2'.A2" chart:class="chart:line">
            <chart:data-point chart:repeated="9"/>
          </chart:series>
          <chart:series chart:style-name="ch7" chart:values-cell-range-address="'time-generator2'.D83:'time-generator2'.D91" chart:label-cell-address="'time-generator2'.A11:'time-generator2'.A11" chart:class="chart:line">
            <chart:data-point chart:repeated="9"/>
          </chart:series>
          <chart:series chart:style-name="ch8" chart:values-cell-range-address="'time-generator2'.D92:'time-generator2'.D100" chart:label-cell-address="'time-generator2'.A20:'time-generator2'.A20" chart:class="chart:line">
            <chart:data-point chart:repeated="9"/>
          </chart:series>
          <chart:series chart:style-name="ch9" chart:values-cell-range-address="'time-generator2'.D101:'time-generator2'.D109" chart:label-cell-address="'time-generator2'.A29:'time-generator2'.A29" chart:class="chart:line">
            <chart:data-point chart:repeated="9"/>
          </chart:series>
          <chart:series chart:style-name="ch10" chart:values-cell-range-address="'time-generator2'.D110:'time-generator2'.D118" chart:label-cell-address="'time-generator2'.A38:'time-generator2'.A38" chart:class="chart:line">
            <chart:data-point chart:repeated="9"/>
          </chart:series>
          <chart:series chart:style-name="ch11" chart:values-cell-range-address="'time-generator2'.D119:'time-generator2'.D127" chart:label-cell-address="'time-generator2'.A47:'time-generator2'.A47" chart:class="chart:line">
            <chart:data-point chart:repeated="9"/>
          </chart:series>
          <chart:series chart:style-name="ch12" chart:values-cell-range-address="'time-generator2'.D128:'time-generator2'.D136" chart:label-cell-address="'time-generator2'.A56:'time-generator2'.A56" chart:class="chart:line">
            <chart:data-point chart:repeated="9"/>
          </chart:series>
          <chart:series chart:style-name="ch13" chart:values-cell-range-address="'time-generator2'.D137:'time-generator2'.D145" chart:label-cell-address="'time-generator2'.A65:'time-generator2'.A6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time-generator2'.A2:'time-generator2'.A2</svg:desc>
                </draw:g>
              </table:table-cell>
              <table:table-cell office:value-type="string">
                <text:p>2</text:p>
                <draw:g>
                  <svg:desc>'time-generator2'.A11:'time-generator2'.A11</svg:desc>
                </draw:g>
              </table:table-cell>
              <table:table-cell office:value-type="string">
                <text:p>3</text:p>
                <draw:g>
                  <svg:desc>'time-generator2'.A20:'time-generator2'.A20</svg:desc>
                </draw:g>
              </table:table-cell>
              <table:table-cell office:value-type="string">
                <text:p>4</text:p>
                <draw:g>
                  <svg:desc>'time-generator2'.A29:'time-generator2'.A29</svg:desc>
                </draw:g>
              </table:table-cell>
              <table:table-cell office:value-type="string">
                <text:p>5</text:p>
                <draw:g>
                  <svg:desc>'time-generator2'.A38:'time-generator2'.A38</svg:desc>
                </draw:g>
              </table:table-cell>
              <table:table-cell office:value-type="string">
                <text:p>6</text:p>
                <draw:g>
                  <svg:desc>'time-generator2'.A47:'time-generator2'.A47</svg:desc>
                </draw:g>
              </table:table-cell>
              <table:table-cell office:value-type="string">
                <text:p>7</text:p>
                <draw:g>
                  <svg:desc>'time-generator2'.A56:'time-generator2'.A56</svg:desc>
                </draw:g>
              </table:table-cell>
              <table:table-cell office:value-type="string">
                <text:p>8</text:p>
                <draw:g>
                  <svg:desc>'time-generator2'.A65:'time-generator2'.A65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time-generator2'.B2:'time-generator2'.B10</svg:desc>
                </draw:g>
              </table:table-cell>
              <table:table-cell office:value-type="float" office:value="35039487144">
                <text:p>35039487144</text:p>
                <draw:g>
                  <svg:desc>'time-generator2'.D74:'time-generator2'.D82</svg:desc>
                </draw:g>
              </table:table-cell>
              <table:table-cell office:value-type="float" office:value="33378046052">
                <text:p>33378046052</text:p>
                <draw:g>
                  <svg:desc>'time-generator2'.D83:'time-generator2'.D91</svg:desc>
                </draw:g>
              </table:table-cell>
              <table:table-cell office:value-type="float" office:value="31371621281">
                <text:p>31371621281</text:p>
                <draw:g>
                  <svg:desc>'time-generator2'.D92:'time-generator2'.D100</svg:desc>
                </draw:g>
              </table:table-cell>
              <table:table-cell office:value-type="float" office:value="29975795877">
                <text:p>29975795877</text:p>
                <draw:g>
                  <svg:desc>'time-generator2'.D101:'time-generator2'.D109</svg:desc>
                </draw:g>
              </table:table-cell>
              <table:table-cell office:value-type="float" office:value="28808578659">
                <text:p>28808578659</text:p>
                <draw:g>
                  <svg:desc>'time-generator2'.D110:'time-generator2'.D118</svg:desc>
                </draw:g>
              </table:table-cell>
              <table:table-cell office:value-type="float" office:value="28229072495">
                <text:p>28229072495</text:p>
                <draw:g>
                  <svg:desc>'time-generator2'.D119:'time-generator2'.D127</svg:desc>
                </draw:g>
              </table:table-cell>
              <table:table-cell office:value-type="float" office:value="28326979707">
                <text:p>28326979707</text:p>
                <draw:g>
                  <svg:desc>'time-generator2'.D128:'time-generator2'.D136</svg:desc>
                </draw:g>
              </table:table-cell>
              <table:table-cell office:value-type="float" office:value="28087268848">
                <text:p>28087268848</text:p>
                <draw:g>
                  <svg:desc>'time-generator2'.D137:'time-generator2'.D145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236147697">
                <text:p>26236147697</text:p>
              </table:table-cell>
              <table:table-cell office:value-type="float" office:value="25969107246">
                <text:p>25969107246</text:p>
              </table:table-cell>
              <table:table-cell office:value-type="float" office:value="24960063424">
                <text:p>24960063424</text:p>
              </table:table-cell>
              <table:table-cell office:value-type="float" office:value="24549182475">
                <text:p>24549182475</text:p>
              </table:table-cell>
              <table:table-cell office:value-type="float" office:value="24047850220">
                <text:p>24047850220</text:p>
              </table:table-cell>
              <table:table-cell office:value-type="float" office:value="23781055469">
                <text:p>23781055469</text:p>
              </table:table-cell>
              <table:table-cell office:value-type="float" office:value="23836303066">
                <text:p>23836303066</text:p>
              </table:table-cell>
              <table:table-cell office:value-type="float" office:value="23923022825">
                <text:p>239230228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0936643341">
                <text:p>20936643341</text:p>
              </table:table-cell>
              <table:table-cell office:value-type="float" office:value="20868745039">
                <text:p>20868745039</text:p>
              </table:table-cell>
              <table:table-cell office:value-type="float" office:value="20867754622">
                <text:p>20867754622</text:p>
              </table:table-cell>
              <table:table-cell office:value-type="float" office:value="20849770842">
                <text:p>20849770842</text:p>
              </table:table-cell>
              <table:table-cell office:value-type="float" office:value="20822544053">
                <text:p>20822544053</text:p>
              </table:table-cell>
              <table:table-cell office:value-type="float" office:value="20716260288">
                <text:p>20716260288</text:p>
              </table:table-cell>
              <table:table-cell office:value-type="float" office:value="20744008509">
                <text:p>20744008509</text:p>
              </table:table-cell>
              <table:table-cell office:value-type="float" office:value="20827109300">
                <text:p>2082710930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591991345">
                <text:p>24591991345</text:p>
              </table:table-cell>
              <table:table-cell office:value-type="float" office:value="24514192828">
                <text:p>24514192828</text:p>
              </table:table-cell>
              <table:table-cell office:value-type="float" office:value="24523486963">
                <text:p>24523486963</text:p>
              </table:table-cell>
              <table:table-cell office:value-type="float" office:value="24490650170">
                <text:p>24490650170</text:p>
              </table:table-cell>
              <table:table-cell office:value-type="float" office:value="24521600062">
                <text:p>24521600062</text:p>
              </table:table-cell>
              <table:table-cell office:value-type="float" office:value="24463328822">
                <text:p>24463328822</text:p>
              </table:table-cell>
              <table:table-cell office:value-type="float" office:value="24469972962">
                <text:p>24469972962</text:p>
              </table:table-cell>
              <table:table-cell office:value-type="float" office:value="24521079811">
                <text:p>245210798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081035448">
                <text:p>26081035448</text:p>
              </table:table-cell>
              <table:table-cell office:value-type="float" office:value="26096676678">
                <text:p>26096676678</text:p>
              </table:table-cell>
              <table:table-cell office:value-type="float" office:value="26037981575">
                <text:p>26037981575</text:p>
              </table:table-cell>
              <table:table-cell office:value-type="float" office:value="25985772077">
                <text:p>25985772077</text:p>
              </table:table-cell>
              <table:table-cell office:value-type="float" office:value="26035250923">
                <text:p>26035250923</text:p>
              </table:table-cell>
              <table:table-cell office:value-type="float" office:value="25975751178">
                <text:p>25975751178</text:p>
              </table:table-cell>
              <table:table-cell office:value-type="float" office:value="26024996055">
                <text:p>26024996055</text:p>
              </table:table-cell>
              <table:table-cell office:value-type="float" office:value="26001292621">
                <text:p>2600129262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7763756901">
                <text:p>27763756901</text:p>
              </table:table-cell>
              <table:table-cell office:value-type="float" office:value="28012696587">
                <text:p>28012696587</text:p>
              </table:table-cell>
              <table:table-cell office:value-type="float" office:value="27867323074">
                <text:p>27867323074</text:p>
              </table:table-cell>
              <table:table-cell office:value-type="float" office:value="28010973465">
                <text:p>28010973465</text:p>
              </table:table-cell>
              <table:table-cell office:value-type="float" office:value="28228505104">
                <text:p>28228505104</text:p>
              </table:table-cell>
              <table:table-cell office:value-type="float" office:value="27817965750">
                <text:p>27817965750</text:p>
              </table:table-cell>
              <table:table-cell office:value-type="float" office:value="27856448577">
                <text:p>27856448577</text:p>
              </table:table-cell>
              <table:table-cell office:value-type="float" office:value="28027879595">
                <text:p>2802787959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0567708645">
                <text:p>30567708645</text:p>
              </table:table-cell>
              <table:table-cell office:value-type="float" office:value="30423759403">
                <text:p>30423759403</text:p>
              </table:table-cell>
              <table:table-cell office:value-type="float" office:value="30379803047">
                <text:p>30379803047</text:p>
              </table:table-cell>
              <table:table-cell office:value-type="float" office:value="30407707363">
                <text:p>30407707363</text:p>
              </table:table-cell>
              <table:table-cell office:value-type="float" office:value="30459556344">
                <text:p>30459556344</text:p>
              </table:table-cell>
              <table:table-cell office:value-type="float" office:value="30279787045">
                <text:p>30279787045</text:p>
              </table:table-cell>
              <table:table-cell office:value-type="float" office:value="30447641217">
                <text:p>30447641217</text:p>
              </table:table-cell>
              <table:table-cell office:value-type="float" office:value="30434404336">
                <text:p>3043440433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1078103925">
                <text:p>31078103925</text:p>
              </table:table-cell>
              <table:table-cell office:value-type="float" office:value="31010966829">
                <text:p>31010966829</text:p>
              </table:table-cell>
              <table:table-cell office:value-type="float" office:value="31058934453">
                <text:p>31058934453</text:p>
              </table:table-cell>
              <table:table-cell office:value-type="float" office:value="31044973803">
                <text:p>31044973803</text:p>
              </table:table-cell>
              <table:table-cell office:value-type="float" office:value="31000803316">
                <text:p>31000803316</text:p>
              </table:table-cell>
              <table:table-cell office:value-type="float" office:value="31049525920">
                <text:p>31049525920</text:p>
              </table:table-cell>
              <table:table-cell office:value-type="float" office:value="30977292784">
                <text:p>30977292784</text:p>
              </table:table-cell>
              <table:table-cell office:value-type="float" office:value="31067764693">
                <text:p>310677646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4427068206">
                <text:p>44427068206</text:p>
              </table:table-cell>
              <table:table-cell office:value-type="float" office:value="45723731560">
                <text:p>45723731560</text:p>
              </table:table-cell>
              <table:table-cell office:value-type="float" office:value="45118886279">
                <text:p>45118886279</text:p>
              </table:table-cell>
              <table:table-cell office:value-type="float" office:value="49887168264">
                <text:p>49887168264</text:p>
              </table:table-cell>
              <table:table-cell office:value-type="float" office:value="47662509665">
                <text:p>47662509665</text:p>
              </table:table-cell>
              <table:table-cell office:value-type="float" office:value="47095837466">
                <text:p>47095837466</text:p>
              </table:table-cell>
              <table:table-cell office:value-type="float" office:value="46007942073">
                <text:p>46007942073</text:p>
              </table:table-cell>
              <table:table-cell office:value-type="float" office:value="46433538161">
                <text:p>4643353816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6.56cm" svg:height="32.084cm" xlink:href=".." xlink:type="simple" chart:class="chart:line" chart:style-name="ch1">
        <chart:legend chart:legend-position="end" svg:x="65.031cm" svg:y="14cm" style:legend-expansion="high" chart:style-name="ch2"/>
        <chart:plot-area chart:style-name="ch3" table:cell-range-address="'time-generator2'.B2:'time-generator2'.B10 'time-generator2'.A2:'time-generator2'.A2 'time-generator2'.D722:'time-generator2'.D793 'time-generator2'.A11:'time-generator2'.A11 'time-generator2'.A20:'time-generator2'.A20 'time-generator2'.A29:'time-generator2'.A29 'time-generator2'.A38:'time-generator2'.A38 'time-generator2'.A47:'time-generator2'.A47 'time-generator2'.A56:'time-generator2'.A56 'time-generator2'.A65:'time-generator2'.A65" chart:data-source-has-labels="both" svg:x="1.331cm" svg:y="0.641cm" svg:width="62.369cm" svg:height="30.802cm">
          <chartooo:coordinate-region svg:x="3.805cm" svg:y="0.84cm" svg:width="59.709cm" svg:height="29.956cm"/>
          <chart:axis chart:dimension="x" chart:name="primary-x" chart:style-name="ch4" chartooo:axis-type="auto">
            <chartooo:date-scale/>
            <chart:categories table:cell-range-address="'time-generator2'.B2:'time-generator2'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ime-generator2'.D722:'time-generator2'.D730" chart:label-cell-address="'time-generator2'.A2:'time-generator2'.A2" chart:class="chart:line">
            <chart:data-point chart:repeated="9"/>
          </chart:series>
          <chart:series chart:style-name="ch7" chart:values-cell-range-address="'time-generator2'.D731:'time-generator2'.D739" chart:label-cell-address="'time-generator2'.A11:'time-generator2'.A11" chart:class="chart:line">
            <chart:data-point chart:repeated="9"/>
          </chart:series>
          <chart:series chart:style-name="ch8" chart:values-cell-range-address="'time-generator2'.D740:'time-generator2'.D748" chart:label-cell-address="'time-generator2'.A20:'time-generator2'.A20" chart:class="chart:line">
            <chart:data-point chart:repeated="9"/>
          </chart:series>
          <chart:series chart:style-name="ch9" chart:values-cell-range-address="'time-generator2'.D749:'time-generator2'.D757" chart:label-cell-address="'time-generator2'.A29:'time-generator2'.A29" chart:class="chart:line">
            <chart:data-point chart:repeated="9"/>
          </chart:series>
          <chart:series chart:style-name="ch10" chart:values-cell-range-address="'time-generator2'.D758:'time-generator2'.D766" chart:label-cell-address="'time-generator2'.A38:'time-generator2'.A38" chart:class="chart:line">
            <chart:data-point chart:repeated="9"/>
          </chart:series>
          <chart:series chart:style-name="ch11" chart:values-cell-range-address="'time-generator2'.D767:'time-generator2'.D775" chart:label-cell-address="'time-generator2'.A47:'time-generator2'.A47" chart:class="chart:line">
            <chart:data-point chart:repeated="9"/>
          </chart:series>
          <chart:series chart:style-name="ch12" chart:values-cell-range-address="'time-generator2'.D776:'time-generator2'.D784" chart:label-cell-address="'time-generator2'.A56:'time-generator2'.A56" chart:class="chart:line">
            <chart:data-point chart:repeated="9"/>
          </chart:series>
          <chart:series chart:style-name="ch13" chart:values-cell-range-address="'time-generator2'.D785:'time-generator2'.D793" chart:label-cell-address="'time-generator2'.A65:'time-generator2'.A6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time-generator2'.A2:'time-generator2'.A2</svg:desc>
                </draw:g>
              </table:table-cell>
              <table:table-cell office:value-type="string">
                <text:p>2</text:p>
                <draw:g>
                  <svg:desc>'time-generator2'.A11:'time-generator2'.A11</svg:desc>
                </draw:g>
              </table:table-cell>
              <table:table-cell office:value-type="string">
                <text:p>3</text:p>
                <draw:g>
                  <svg:desc>'time-generator2'.A20:'time-generator2'.A20</svg:desc>
                </draw:g>
              </table:table-cell>
              <table:table-cell office:value-type="string">
                <text:p>4</text:p>
                <draw:g>
                  <svg:desc>'time-generator2'.A29:'time-generator2'.A29</svg:desc>
                </draw:g>
              </table:table-cell>
              <table:table-cell office:value-type="string">
                <text:p>5</text:p>
                <draw:g>
                  <svg:desc>'time-generator2'.A38:'time-generator2'.A38</svg:desc>
                </draw:g>
              </table:table-cell>
              <table:table-cell office:value-type="string">
                <text:p>6</text:p>
                <draw:g>
                  <svg:desc>'time-generator2'.A47:'time-generator2'.A47</svg:desc>
                </draw:g>
              </table:table-cell>
              <table:table-cell office:value-type="string">
                <text:p>7</text:p>
                <draw:g>
                  <svg:desc>'time-generator2'.A56:'time-generator2'.A56</svg:desc>
                </draw:g>
              </table:table-cell>
              <table:table-cell office:value-type="string">
                <text:p>8</text:p>
                <draw:g>
                  <svg:desc>'time-generator2'.A65:'time-generator2'.A65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time-generator2'.B2:'time-generator2'.B10</svg:desc>
                </draw:g>
              </table:table-cell>
              <table:table-cell office:value-type="float" office:value="316896042097">
                <text:p>316896042097</text:p>
                <draw:g>
                  <svg:desc>'time-generator2'.D722:'time-generator2'.D730</svg:desc>
                </draw:g>
              </table:table-cell>
              <table:table-cell office:value-type="float" office:value="229719239650">
                <text:p>229719239650</text:p>
                <draw:g>
                  <svg:desc>'time-generator2'.D731:'time-generator2'.D739</svg:desc>
                </draw:g>
              </table:table-cell>
              <table:table-cell office:value-type="float" office:value="178255425573">
                <text:p>178255425573</text:p>
                <draw:g>
                  <svg:desc>'time-generator2'.D740:'time-generator2'.D748</svg:desc>
                </draw:g>
              </table:table-cell>
              <table:table-cell office:value-type="float" office:value="149472325081">
                <text:p>149472325081</text:p>
                <draw:g>
                  <svg:desc>'time-generator2'.D749:'time-generator2'.D757</svg:desc>
                </draw:g>
              </table:table-cell>
              <table:table-cell office:value-type="float" office:value="130966574945">
                <text:p>130966574945</text:p>
                <draw:g>
                  <svg:desc>'time-generator2'.D758:'time-generator2'.D766</svg:desc>
                </draw:g>
              </table:table-cell>
              <table:table-cell office:value-type="float" office:value="118590811446">
                <text:p>118590811446</text:p>
                <draw:g>
                  <svg:desc>'time-generator2'.D767:'time-generator2'.D775</svg:desc>
                </draw:g>
              </table:table-cell>
              <table:table-cell office:value-type="float" office:value="113585387781">
                <text:p>113585387781</text:p>
                <draw:g>
                  <svg:desc>'time-generator2'.D776:'time-generator2'.D784</svg:desc>
                </draw:g>
              </table:table-cell>
              <table:table-cell office:value-type="float" office:value="106379682992">
                <text:p>106379682992</text:p>
                <draw:g>
                  <svg:desc>'time-generator2'.D785:'time-generator2'.D793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73378355594">
                <text:p>273378355594</text:p>
              </table:table-cell>
              <table:table-cell office:value-type="float" office:value="213469791588">
                <text:p>213469791588</text:p>
              </table:table-cell>
              <table:table-cell office:value-type="float" office:value="159569533042">
                <text:p>159569533042</text:p>
              </table:table-cell>
              <table:table-cell office:value-type="float" office:value="134110959436">
                <text:p>134110959436</text:p>
              </table:table-cell>
              <table:table-cell office:value-type="float" office:value="118179945579">
                <text:p>118179945579</text:p>
              </table:table-cell>
              <table:table-cell office:value-type="float" office:value="108435949436">
                <text:p>108435949436</text:p>
              </table:table-cell>
              <table:table-cell office:value-type="float" office:value="102971929672">
                <text:p>102971929672</text:p>
              </table:table-cell>
              <table:table-cell office:value-type="float" office:value="95833087370">
                <text:p>9583308737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35135869938">
                <text:p>235135869938</text:p>
              </table:table-cell>
              <table:table-cell office:value-type="float" office:value="177697715405">
                <text:p>177697715405</text:p>
              </table:table-cell>
              <table:table-cell office:value-type="float" office:value="141135664813">
                <text:p>141135664813</text:p>
              </table:table-cell>
              <table:table-cell office:value-type="float" office:value="122360590200">
                <text:p>122360590200</text:p>
              </table:table-cell>
              <table:table-cell office:value-type="float" office:value="105888274340">
                <text:p>105888274340</text:p>
              </table:table-cell>
              <table:table-cell office:value-type="float" office:value="100017022557">
                <text:p>100017022557</text:p>
              </table:table-cell>
              <table:table-cell office:value-type="float" office:value="94146609845">
                <text:p>94146609845</text:p>
              </table:table-cell>
              <table:table-cell office:value-type="float" office:value="88664260170">
                <text:p>8866426017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5895355271">
                <text:p>205895355271</text:p>
              </table:table-cell>
              <table:table-cell office:value-type="float" office:value="168132186298">
                <text:p>168132186298</text:p>
              </table:table-cell>
              <table:table-cell office:value-type="float" office:value="131155159121">
                <text:p>131155159121</text:p>
              </table:table-cell>
              <table:table-cell office:value-type="float" office:value="114315339679">
                <text:p>114315339679</text:p>
              </table:table-cell>
              <table:table-cell office:value-type="float" office:value="101705210768">
                <text:p>101705210768</text:p>
              </table:table-cell>
              <table:table-cell office:value-type="float" office:value="96671346265">
                <text:p>96671346265</text:p>
              </table:table-cell>
              <table:table-cell office:value-type="float" office:value="90961045399">
                <text:p>90961045399</text:p>
              </table:table-cell>
              <table:table-cell office:value-type="float" office:value="87344260957">
                <text:p>873442609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9063280050">
                <text:p>179063280050</text:p>
              </table:table-cell>
              <table:table-cell office:value-type="float" office:value="143860558320">
                <text:p>143860558320</text:p>
              </table:table-cell>
              <table:table-cell office:value-type="float" office:value="120297639459">
                <text:p>120297639459</text:p>
              </table:table-cell>
              <table:table-cell office:value-type="float" office:value="105920370115">
                <text:p>105920370115</text:p>
              </table:table-cell>
              <table:table-cell office:value-type="float" office:value="96176737003">
                <text:p>96176737003</text:p>
              </table:table-cell>
              <table:table-cell office:value-type="float" office:value="90976391275">
                <text:p>90976391275</text:p>
              </table:table-cell>
              <table:table-cell office:value-type="float" office:value="87033942657">
                <text:p>87033942657</text:p>
              </table:table-cell>
              <table:table-cell office:value-type="float" office:value="83568867944">
                <text:p>8356886794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56775853762">
                <text:p>156775853762</text:p>
              </table:table-cell>
              <table:table-cell office:value-type="float" office:value="133393416022">
                <text:p>133393416022</text:p>
              </table:table-cell>
              <table:table-cell office:value-type="float" office:value="108501251730">
                <text:p>108501251730</text:p>
              </table:table-cell>
              <table:table-cell office:value-type="float" office:value="98027994414">
                <text:p>98027994414</text:p>
              </table:table-cell>
              <table:table-cell office:value-type="float" office:value="90038651495">
                <text:p>90038651495</text:p>
              </table:table-cell>
              <table:table-cell office:value-type="float" office:value="83678135957">
                <text:p>83678135957</text:p>
              </table:table-cell>
              <table:table-cell office:value-type="float" office:value="81857951981">
                <text:p>81857951981</text:p>
              </table:table-cell>
              <table:table-cell office:value-type="float" office:value="79167991476">
                <text:p>7916799147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40298664661">
                <text:p>140298664661</text:p>
              </table:table-cell>
              <table:table-cell office:value-type="float" office:value="118428261935">
                <text:p>118428261935</text:p>
              </table:table-cell>
              <table:table-cell office:value-type="float" office:value="101318208137">
                <text:p>101318208137</text:p>
              </table:table-cell>
              <table:table-cell office:value-type="float" office:value="93064189516">
                <text:p>93064189516</text:p>
              </table:table-cell>
              <table:table-cell office:value-type="float" office:value="84636464316">
                <text:p>84636464316</text:p>
              </table:table-cell>
              <table:table-cell office:value-type="float" office:value="79481419252">
                <text:p>79481419252</text:p>
              </table:table-cell>
              <table:table-cell office:value-type="float" office:value="77783652590">
                <text:p>77783652590</text:p>
              </table:table-cell>
              <table:table-cell office:value-type="float" office:value="75534256418">
                <text:p>7553425641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34218915832">
                <text:p>134218915832</text:p>
              </table:table-cell>
              <table:table-cell office:value-type="float" office:value="117508066566">
                <text:p>117508066566</text:p>
              </table:table-cell>
              <table:table-cell office:value-type="float" office:value="100383834356">
                <text:p>100383834356</text:p>
              </table:table-cell>
              <table:table-cell office:value-type="float" office:value="90941066393">
                <text:p>90941066393</text:p>
              </table:table-cell>
              <table:table-cell office:value-type="float" office:value="83377143983">
                <text:p>83377143983</text:p>
              </table:table-cell>
              <table:table-cell office:value-type="float" office:value="81335702119">
                <text:p>81335702119</text:p>
              </table:table-cell>
              <table:table-cell office:value-type="float" office:value="79163659011">
                <text:p>79163659011</text:p>
              </table:table-cell>
              <table:table-cell office:value-type="float" office:value="76321731838">
                <text:p>7632173183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6964757462">
                <text:p>166964757462</text:p>
              </table:table-cell>
              <table:table-cell office:value-type="float" office:value="151556868094">
                <text:p>151556868094</text:p>
              </table:table-cell>
              <table:table-cell office:value-type="float" office:value="137101232498">
                <text:p>137101232498</text:p>
              </table:table-cell>
              <table:table-cell office:value-type="float" office:value="125117279654">
                <text:p>125117279654</text:p>
              </table:table-cell>
              <table:table-cell office:value-type="float" office:value="122031044941">
                <text:p>122031044941</text:p>
              </table:table-cell>
              <table:table-cell office:value-type="float" office:value="118085017032">
                <text:p>118085017032</text:p>
              </table:table-cell>
              <table:table-cell office:value-type="float" office:value="119050101417">
                <text:p>119050101417</text:p>
              </table:table-cell>
              <table:table-cell office:value-type="float" office:value="115407415149">
                <text:p>1154074151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6.56cm" svg:height="32.084cm" xlink:href=".." xlink:type="simple" chart:class="chart:line" chart:style-name="ch1">
        <chart:legend chart:legend-position="end" svg:x="65.031cm" svg:y="14cm" style:legend-expansion="high" chart:style-name="ch2"/>
        <chart:plot-area chart:style-name="ch3" table:cell-range-address="'time-generator2'.B2:'time-generator2'.B10 'time-generator2'.A2:'time-generator2'.A2 'time-generator2'.D650:'time-generator2'.D721 'time-generator2'.A11:'time-generator2'.A11 'time-generator2'.A20:'time-generator2'.A20 'time-generator2'.A29:'time-generator2'.A29 'time-generator2'.A38:'time-generator2'.A38 'time-generator2'.A47:'time-generator2'.A47 'time-generator2'.A56:'time-generator2'.A56 'time-generator2'.A65:'time-generator2'.A65" chart:data-source-has-labels="both" svg:x="1.331cm" svg:y="0.641cm" svg:width="62.369cm" svg:height="30.802cm">
          <chartooo:coordinate-region svg:x="3.805cm" svg:y="0.84cm" svg:width="59.709cm" svg:height="29.956cm"/>
          <chart:axis chart:dimension="x" chart:name="primary-x" chart:style-name="ch4" chartooo:axis-type="auto">
            <chartooo:date-scale/>
            <chart:categories table:cell-range-address="'time-generator2'.B2:'time-generator2'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ime-generator2'.D650:'time-generator2'.D658" chart:label-cell-address="'time-generator2'.A2:'time-generator2'.A2" chart:class="chart:line">
            <chart:data-point chart:repeated="9"/>
          </chart:series>
          <chart:series chart:style-name="ch7" chart:values-cell-range-address="'time-generator2'.D659:'time-generator2'.D667" chart:label-cell-address="'time-generator2'.A11:'time-generator2'.A11" chart:class="chart:line">
            <chart:data-point chart:repeated="9"/>
          </chart:series>
          <chart:series chart:style-name="ch8" chart:values-cell-range-address="'time-generator2'.D668:'time-generator2'.D676" chart:label-cell-address="'time-generator2'.A20:'time-generator2'.A20" chart:class="chart:line">
            <chart:data-point chart:repeated="9"/>
          </chart:series>
          <chart:series chart:style-name="ch9" chart:values-cell-range-address="'time-generator2'.D677:'time-generator2'.D685" chart:label-cell-address="'time-generator2'.A29:'time-generator2'.A29" chart:class="chart:line">
            <chart:data-point chart:repeated="9"/>
          </chart:series>
          <chart:series chart:style-name="ch10" chart:values-cell-range-address="'time-generator2'.D686:'time-generator2'.D694" chart:label-cell-address="'time-generator2'.A38:'time-generator2'.A38" chart:class="chart:line">
            <chart:data-point chart:repeated="9"/>
          </chart:series>
          <chart:series chart:style-name="ch11" chart:values-cell-range-address="'time-generator2'.D695:'time-generator2'.D703" chart:label-cell-address="'time-generator2'.A47:'time-generator2'.A47" chart:class="chart:line">
            <chart:data-point chart:repeated="9"/>
          </chart:series>
          <chart:series chart:style-name="ch12" chart:values-cell-range-address="'time-generator2'.D704:'time-generator2'.D712" chart:label-cell-address="'time-generator2'.A56:'time-generator2'.A56" chart:class="chart:line">
            <chart:data-point chart:repeated="9"/>
          </chart:series>
          <chart:series chart:style-name="ch13" chart:values-cell-range-address="'time-generator2'.D713:'time-generator2'.D721" chart:label-cell-address="'time-generator2'.A65:'time-generator2'.A6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time-generator2'.A2:'time-generator2'.A2</svg:desc>
                </draw:g>
              </table:table-cell>
              <table:table-cell office:value-type="string">
                <text:p>2</text:p>
                <draw:g>
                  <svg:desc>'time-generator2'.A11:'time-generator2'.A11</svg:desc>
                </draw:g>
              </table:table-cell>
              <table:table-cell office:value-type="string">
                <text:p>3</text:p>
                <draw:g>
                  <svg:desc>'time-generator2'.A20:'time-generator2'.A20</svg:desc>
                </draw:g>
              </table:table-cell>
              <table:table-cell office:value-type="string">
                <text:p>4</text:p>
                <draw:g>
                  <svg:desc>'time-generator2'.A29:'time-generator2'.A29</svg:desc>
                </draw:g>
              </table:table-cell>
              <table:table-cell office:value-type="string">
                <text:p>5</text:p>
                <draw:g>
                  <svg:desc>'time-generator2'.A38:'time-generator2'.A38</svg:desc>
                </draw:g>
              </table:table-cell>
              <table:table-cell office:value-type="string">
                <text:p>6</text:p>
                <draw:g>
                  <svg:desc>'time-generator2'.A47:'time-generator2'.A47</svg:desc>
                </draw:g>
              </table:table-cell>
              <table:table-cell office:value-type="string">
                <text:p>7</text:p>
                <draw:g>
                  <svg:desc>'time-generator2'.A56:'time-generator2'.A56</svg:desc>
                </draw:g>
              </table:table-cell>
              <table:table-cell office:value-type="string">
                <text:p>8</text:p>
                <draw:g>
                  <svg:desc>'time-generator2'.A65:'time-generator2'.A65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time-generator2'.B2:'time-generator2'.B10</svg:desc>
                </draw:g>
              </table:table-cell>
              <table:table-cell office:value-type="float" office:value="270923664604">
                <text:p>270923664604</text:p>
                <draw:g>
                  <svg:desc>'time-generator2'.D650:'time-generator2'.D658</svg:desc>
                </draw:g>
              </table:table-cell>
              <table:table-cell office:value-type="float" office:value="198764434643">
                <text:p>198764434643</text:p>
                <draw:g>
                  <svg:desc>'time-generator2'.D659:'time-generator2'.D667</svg:desc>
                </draw:g>
              </table:table-cell>
              <table:table-cell office:value-type="float" office:value="156807216410">
                <text:p>156807216410</text:p>
                <draw:g>
                  <svg:desc>'time-generator2'.D668:'time-generator2'.D676</svg:desc>
                </draw:g>
              </table:table-cell>
              <table:table-cell office:value-type="float" office:value="132696316067">
                <text:p>132696316067</text:p>
                <draw:g>
                  <svg:desc>'time-generator2'.D677:'time-generator2'.D685</svg:desc>
                </draw:g>
              </table:table-cell>
              <table:table-cell office:value-type="float" office:value="116209203422">
                <text:p>116209203422</text:p>
                <draw:g>
                  <svg:desc>'time-generator2'.D686:'time-generator2'.D694</svg:desc>
                </draw:g>
              </table:table-cell>
              <table:table-cell office:value-type="float" office:value="107295457059">
                <text:p>107295457059</text:p>
                <draw:g>
                  <svg:desc>'time-generator2'.D695:'time-generator2'.D703</svg:desc>
                </draw:g>
              </table:table-cell>
              <table:table-cell office:value-type="float" office:value="102115989609">
                <text:p>102115989609</text:p>
                <draw:g>
                  <svg:desc>'time-generator2'.D704:'time-generator2'.D712</svg:desc>
                </draw:g>
              </table:table-cell>
              <table:table-cell office:value-type="float" office:value="95319158955">
                <text:p>95319158955</text:p>
                <draw:g>
                  <svg:desc>'time-generator2'.D713:'time-generator2'.D721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30870942951">
                <text:p>230870942951</text:p>
              </table:table-cell>
              <table:table-cell office:value-type="float" office:value="185102914909">
                <text:p>185102914909</text:p>
              </table:table-cell>
              <table:table-cell office:value-type="float" office:value="138960648284">
                <text:p>138960648284</text:p>
              </table:table-cell>
              <table:table-cell office:value-type="float" office:value="127644773965">
                <text:p>127644773965</text:p>
              </table:table-cell>
              <table:table-cell office:value-type="float" office:value="104009161294">
                <text:p>104009161294</text:p>
              </table:table-cell>
              <table:table-cell office:value-type="float" office:value="97354589578">
                <text:p>97354589578</text:p>
              </table:table-cell>
              <table:table-cell office:value-type="float" office:value="91705823208">
                <text:p>91705823208</text:p>
              </table:table-cell>
              <table:table-cell office:value-type="float" office:value="86347951092">
                <text:p>8634795109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95925610938">
                <text:p>195925610938</text:p>
              </table:table-cell>
              <table:table-cell office:value-type="float" office:value="150834921053">
                <text:p>150834921053</text:p>
              </table:table-cell>
              <table:table-cell office:value-type="float" office:value="122791599197">
                <text:p>122791599197</text:p>
              </table:table-cell>
              <table:table-cell office:value-type="float" office:value="106823456042">
                <text:p>106823456042</text:p>
              </table:table-cell>
              <table:table-cell office:value-type="float" office:value="94400591377">
                <text:p>94400591377</text:p>
              </table:table-cell>
              <table:table-cell office:value-type="float" office:value="88451118964">
                <text:p>88451118964</text:p>
              </table:table-cell>
              <table:table-cell office:value-type="float" office:value="83318152471">
                <text:p>83318152471</text:p>
              </table:table-cell>
              <table:table-cell office:value-type="float" office:value="79759786076">
                <text:p>7975978607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0043424520">
                <text:p>170043424520</text:p>
              </table:table-cell>
              <table:table-cell office:value-type="float" office:value="142883411085">
                <text:p>142883411085</text:p>
              </table:table-cell>
              <table:table-cell office:value-type="float" office:value="113376858682">
                <text:p>113376858682</text:p>
              </table:table-cell>
              <table:table-cell office:value-type="float" office:value="100601964891">
                <text:p>100601964891</text:p>
              </table:table-cell>
              <table:table-cell office:value-type="float" office:value="90833034777">
                <text:p>90833034777</text:p>
              </table:table-cell>
              <table:table-cell office:value-type="float" office:value="84917888860">
                <text:p>84917888860</text:p>
              </table:table-cell>
              <table:table-cell office:value-type="float" office:value="81317274638">
                <text:p>81317274638</text:p>
              </table:table-cell>
              <table:table-cell office:value-type="float" office:value="78732153863">
                <text:p>787321538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6476743731">
                <text:p>146476743731</text:p>
              </table:table-cell>
              <table:table-cell office:value-type="float" office:value="121072672442">
                <text:p>121072672442</text:p>
              </table:table-cell>
              <table:table-cell office:value-type="float" office:value="103324840054">
                <text:p>103324840054</text:p>
              </table:table-cell>
              <table:table-cell office:value-type="float" office:value="92494358957">
                <text:p>92494358957</text:p>
              </table:table-cell>
              <table:table-cell office:value-type="float" office:value="84931641731">
                <text:p>84931641731</text:p>
              </table:table-cell>
              <table:table-cell office:value-type="float" office:value="79990057466">
                <text:p>79990057466</text:p>
              </table:table-cell>
              <table:table-cell office:value-type="float" office:value="77701633915">
                <text:p>77701633915</text:p>
              </table:table-cell>
              <table:table-cell office:value-type="float" office:value="74836438626">
                <text:p>7483643862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27499742042">
                <text:p>127499742042</text:p>
              </table:table-cell>
              <table:table-cell office:value-type="float" office:value="112252502715">
                <text:p>112252502715</text:p>
              </table:table-cell>
              <table:table-cell office:value-type="float" office:value="93864699205">
                <text:p>93864699205</text:p>
              </table:table-cell>
              <table:table-cell office:value-type="float" office:value="85661335079">
                <text:p>85661335079</text:p>
              </table:table-cell>
              <table:table-cell office:value-type="float" office:value="78845554313">
                <text:p>78845554313</text:p>
              </table:table-cell>
              <table:table-cell office:value-type="float" office:value="75096644347">
                <text:p>75096644347</text:p>
              </table:table-cell>
              <table:table-cell office:value-type="float" office:value="73487144283">
                <text:p>73487144283</text:p>
              </table:table-cell>
              <table:table-cell office:value-type="float" office:value="70403168311">
                <text:p>7040316831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3371382422">
                <text:p>113371382422</text:p>
              </table:table-cell>
              <table:table-cell office:value-type="float" office:value="98571121446">
                <text:p>98571121446</text:p>
              </table:table-cell>
              <table:table-cell office:value-type="float" office:value="86935935290">
                <text:p>86935935290</text:p>
              </table:table-cell>
              <table:table-cell office:value-type="float" office:value="80968923843">
                <text:p>80968923843</text:p>
              </table:table-cell>
              <table:table-cell office:value-type="float" office:value="73827351652">
                <text:p>73827351652</text:p>
              </table:table-cell>
              <table:table-cell office:value-type="float" office:value="71186797849">
                <text:p>71186797849</text:p>
              </table:table-cell>
              <table:table-cell office:value-type="float" office:value="69459354295">
                <text:p>69459354295</text:p>
              </table:table-cell>
              <table:table-cell office:value-type="float" office:value="66464000348">
                <text:p>6646400034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8297498312">
                <text:p>108297498312</text:p>
              </table:table-cell>
              <table:table-cell office:value-type="float" office:value="98019821516">
                <text:p>98019821516</text:p>
              </table:table-cell>
              <table:table-cell office:value-type="float" office:value="85737622643">
                <text:p>85737622643</text:p>
              </table:table-cell>
              <table:table-cell office:value-type="float" office:value="80519375615">
                <text:p>80519375615</text:p>
              </table:table-cell>
              <table:table-cell office:value-type="float" office:value="74048552474">
                <text:p>74048552474</text:p>
              </table:table-cell>
              <table:table-cell office:value-type="float" office:value="72093755849">
                <text:p>72093755849</text:p>
              </table:table-cell>
              <table:table-cell office:value-type="float" office:value="70875108563">
                <text:p>70875108563</text:p>
              </table:table-cell>
              <table:table-cell office:value-type="float" office:value="67498757002">
                <text:p>6749875700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39338985918">
                <text:p>139338985918</text:p>
              </table:table-cell>
              <table:table-cell office:value-type="float" office:value="126137906437">
                <text:p>126137906437</text:p>
              </table:table-cell>
              <table:table-cell office:value-type="float" office:value="120038079358">
                <text:p>120038079358</text:p>
              </table:table-cell>
              <table:table-cell office:value-type="float" office:value="111625378972">
                <text:p>111625378972</text:p>
              </table:table-cell>
              <table:table-cell office:value-type="float" office:value="109803285536">
                <text:p>109803285536</text:p>
              </table:table-cell>
              <table:table-cell office:value-type="float" office:value="107990546076">
                <text:p>107990546076</text:p>
              </table:table-cell>
              <table:table-cell office:value-type="float" office:value="109885922296">
                <text:p>109885922296</text:p>
              </table:table-cell>
              <table:table-cell office:value-type="float" office:value="106638447883">
                <text:p>1066384478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6.56cm" svg:height="32.084cm" xlink:href=".." xlink:type="simple" chart:class="chart:line" chart:style-name="ch1">
        <chart:legend chart:legend-position="end" svg:x="65.031cm" svg:y="14cm" style:legend-expansion="high" chart:style-name="ch2"/>
        <chart:plot-area chart:style-name="ch3" table:cell-range-address="'time-generator2'.B2:'time-generator2'.B10 'time-generator2'.A2:'time-generator2'.A2 'time-generator2'.D578:'time-generator2'.D649 'time-generator2'.A11:'time-generator2'.A11 'time-generator2'.A20:'time-generator2'.A20 'time-generator2'.A29:'time-generator2'.A29 'time-generator2'.A38:'time-generator2'.A38 'time-generator2'.A47:'time-generator2'.A47 'time-generator2'.A56:'time-generator2'.A56 'time-generator2'.A65:'time-generator2'.A65" chart:data-source-has-labels="both" svg:x="1.331cm" svg:y="0.641cm" svg:width="62.369cm" svg:height="30.802cm">
          <chartooo:coordinate-region svg:x="3.805cm" svg:y="0.84cm" svg:width="59.709cm" svg:height="29.956cm"/>
          <chart:axis chart:dimension="x" chart:name="primary-x" chart:style-name="ch4" chartooo:axis-type="auto">
            <chartooo:date-scale/>
            <chart:categories table:cell-range-address="'time-generator2'.B2:'time-generator2'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ime-generator2'.D578:'time-generator2'.D586" chart:label-cell-address="'time-generator2'.A2:'time-generator2'.A2" chart:class="chart:line">
            <chart:data-point chart:repeated="9"/>
          </chart:series>
          <chart:series chart:style-name="ch7" chart:values-cell-range-address="'time-generator2'.D587:'time-generator2'.D595" chart:label-cell-address="'time-generator2'.A11:'time-generator2'.A11" chart:class="chart:line">
            <chart:data-point chart:repeated="9"/>
          </chart:series>
          <chart:series chart:style-name="ch8" chart:values-cell-range-address="'time-generator2'.D596:'time-generator2'.D604" chart:label-cell-address="'time-generator2'.A20:'time-generator2'.A20" chart:class="chart:line">
            <chart:data-point chart:repeated="9"/>
          </chart:series>
          <chart:series chart:style-name="ch9" chart:values-cell-range-address="'time-generator2'.D605:'time-generator2'.D613" chart:label-cell-address="'time-generator2'.A29:'time-generator2'.A29" chart:class="chart:line">
            <chart:data-point chart:repeated="9"/>
          </chart:series>
          <chart:series chart:style-name="ch10" chart:values-cell-range-address="'time-generator2'.D614:'time-generator2'.D622" chart:label-cell-address="'time-generator2'.A38:'time-generator2'.A38" chart:class="chart:line">
            <chart:data-point chart:repeated="9"/>
          </chart:series>
          <chart:series chart:style-name="ch11" chart:values-cell-range-address="'time-generator2'.D623:'time-generator2'.D631" chart:label-cell-address="'time-generator2'.A47:'time-generator2'.A47" chart:class="chart:line">
            <chart:data-point chart:repeated="9"/>
          </chart:series>
          <chart:series chart:style-name="ch12" chart:values-cell-range-address="'time-generator2'.D632:'time-generator2'.D640" chart:label-cell-address="'time-generator2'.A56:'time-generator2'.A56" chart:class="chart:line">
            <chart:data-point chart:repeated="9"/>
          </chart:series>
          <chart:series chart:style-name="ch13" chart:values-cell-range-address="'time-generator2'.D641:'time-generator2'.D649" chart:label-cell-address="'time-generator2'.A65:'time-generator2'.A6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time-generator2'.A2:'time-generator2'.A2</svg:desc>
                </draw:g>
              </table:table-cell>
              <table:table-cell office:value-type="string">
                <text:p>2</text:p>
                <draw:g>
                  <svg:desc>'time-generator2'.A11:'time-generator2'.A11</svg:desc>
                </draw:g>
              </table:table-cell>
              <table:table-cell office:value-type="string">
                <text:p>3</text:p>
                <draw:g>
                  <svg:desc>'time-generator2'.A20:'time-generator2'.A20</svg:desc>
                </draw:g>
              </table:table-cell>
              <table:table-cell office:value-type="string">
                <text:p>4</text:p>
                <draw:g>
                  <svg:desc>'time-generator2'.A29:'time-generator2'.A29</svg:desc>
                </draw:g>
              </table:table-cell>
              <table:table-cell office:value-type="string">
                <text:p>5</text:p>
                <draw:g>
                  <svg:desc>'time-generator2'.A38:'time-generator2'.A38</svg:desc>
                </draw:g>
              </table:table-cell>
              <table:table-cell office:value-type="string">
                <text:p>6</text:p>
                <draw:g>
                  <svg:desc>'time-generator2'.A47:'time-generator2'.A47</svg:desc>
                </draw:g>
              </table:table-cell>
              <table:table-cell office:value-type="string">
                <text:p>7</text:p>
                <draw:g>
                  <svg:desc>'time-generator2'.A56:'time-generator2'.A56</svg:desc>
                </draw:g>
              </table:table-cell>
              <table:table-cell office:value-type="string">
                <text:p>8</text:p>
                <draw:g>
                  <svg:desc>'time-generator2'.A65:'time-generator2'.A65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time-generator2'.B2:'time-generator2'.B10</svg:desc>
                </draw:g>
              </table:table-cell>
              <table:table-cell office:value-type="float" office:value="229214416028">
                <text:p>229214416028</text:p>
                <draw:g>
                  <svg:desc>'time-generator2'.D578:'time-generator2'.D586</svg:desc>
                </draw:g>
              </table:table-cell>
              <table:table-cell office:value-type="float" office:value="171265967485">
                <text:p>171265967485</text:p>
                <draw:g>
                  <svg:desc>'time-generator2'.D587:'time-generator2'.D595</svg:desc>
                </draw:g>
              </table:table-cell>
              <table:table-cell office:value-type="float" office:value="137008333815">
                <text:p>137008333815</text:p>
                <draw:g>
                  <svg:desc>'time-generator2'.D596:'time-generator2'.D604</svg:desc>
                </draw:g>
              </table:table-cell>
              <table:table-cell office:value-type="float" office:value="117755636737">
                <text:p>117755636737</text:p>
                <draw:g>
                  <svg:desc>'time-generator2'.D605:'time-generator2'.D613</svg:desc>
                </draw:g>
              </table:table-cell>
              <table:table-cell office:value-type="float" office:value="103397094074">
                <text:p>103397094074</text:p>
                <draw:g>
                  <svg:desc>'time-generator2'.D614:'time-generator2'.D622</svg:desc>
                </draw:g>
              </table:table-cell>
              <table:table-cell office:value-type="float" office:value="96165776251">
                <text:p>96165776251</text:p>
                <draw:g>
                  <svg:desc>'time-generator2'.D623:'time-generator2'.D631</svg:desc>
                </draw:g>
              </table:table-cell>
              <table:table-cell office:value-type="float" office:value="90579051638">
                <text:p>90579051638</text:p>
                <draw:g>
                  <svg:desc>'time-generator2'.D632:'time-generator2'.D640</svg:desc>
                </draw:g>
              </table:table-cell>
              <table:table-cell office:value-type="float" office:value="85874610666">
                <text:p>85874610666</text:p>
                <draw:g>
                  <svg:desc>'time-generator2'.D641:'time-generator2'.D649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2540709128">
                <text:p>192540709128</text:p>
              </table:table-cell>
              <table:table-cell office:value-type="float" office:value="156585113726">
                <text:p>156585113726</text:p>
              </table:table-cell>
              <table:table-cell office:value-type="float" office:value="120279917791">
                <text:p>120279917791</text:p>
              </table:table-cell>
              <table:table-cell office:value-type="float" office:value="104114825569">
                <text:p>104114825569</text:p>
              </table:table-cell>
              <table:table-cell office:value-type="float" office:value="92306490164">
                <text:p>92306490164</text:p>
              </table:table-cell>
              <table:table-cell office:value-type="float" office:value="85931830300">
                <text:p>85931830300</text:p>
              </table:table-cell>
              <table:table-cell office:value-type="float" office:value="81199343927">
                <text:p>81199343927</text:p>
              </table:table-cell>
              <table:table-cell office:value-type="float" office:value="77625524938">
                <text:p>776255249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0886014558">
                <text:p>160886014558</text:p>
              </table:table-cell>
              <table:table-cell office:value-type="float" office:value="127810334823">
                <text:p>127810334823</text:p>
              </table:table-cell>
              <table:table-cell office:value-type="float" office:value="105485015938">
                <text:p>105485015938</text:p>
              </table:table-cell>
              <table:table-cell office:value-type="float" office:value="92504021428">
                <text:p>92504021428</text:p>
              </table:table-cell>
              <table:table-cell office:value-type="float" office:value="83256875546">
                <text:p>83256875546</text:p>
              </table:table-cell>
              <table:table-cell office:value-type="float" office:value="77591552387">
                <text:p>77591552387</text:p>
              </table:table-cell>
              <table:table-cell office:value-type="float" office:value="74423548556">
                <text:p>74423548556</text:p>
              </table:table-cell>
              <table:table-cell office:value-type="float" office:value="71238319065">
                <text:p>712383190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8650667033">
                <text:p>138650667033</text:p>
              </table:table-cell>
              <table:table-cell office:value-type="float" office:value="119384202490">
                <text:p>119384202490</text:p>
              </table:table-cell>
              <table:table-cell office:value-type="float" office:value="97713286519">
                <text:p>97713286519</text:p>
              </table:table-cell>
              <table:table-cell office:value-type="float" office:value="87259938155">
                <text:p>87259938155</text:p>
              </table:table-cell>
              <table:table-cell office:value-type="float" office:value="79714027114">
                <text:p>79714027114</text:p>
              </table:table-cell>
              <table:table-cell office:value-type="float" office:value="75206603788">
                <text:p>75206603788</text:p>
              </table:table-cell>
              <table:table-cell office:value-type="float" office:value="73253458837">
                <text:p>73253458837</text:p>
              </table:table-cell>
              <table:table-cell office:value-type="float" office:value="70216257390">
                <text:p>7021625739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9160316060">
                <text:p>119160316060</text:p>
              </table:table-cell>
              <table:table-cell office:value-type="float" office:value="101915957821">
                <text:p>101915957821</text:p>
              </table:table-cell>
              <table:table-cell office:value-type="float" office:value="88825231897">
                <text:p>88825231897</text:p>
              </table:table-cell>
              <table:table-cell office:value-type="float" office:value="81234298723">
                <text:p>81234298723</text:p>
              </table:table-cell>
              <table:table-cell office:value-type="float" office:value="74646188951">
                <text:p>74646188951</text:p>
              </table:table-cell>
              <table:table-cell office:value-type="float" office:value="71550922297">
                <text:p>71550922297</text:p>
              </table:table-cell>
              <table:table-cell office:value-type="float" office:value="69839325730">
                <text:p>69839325730</text:p>
              </table:table-cell>
              <table:table-cell office:value-type="float" office:value="66865911861">
                <text:p>6686591186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3498518354">
                <text:p>103498518354</text:p>
              </table:table-cell>
              <table:table-cell office:value-type="float" office:value="93297658666">
                <text:p>93297658666</text:p>
              </table:table-cell>
              <table:table-cell office:value-type="float" office:value="80557501417">
                <text:p>80557501417</text:p>
              </table:table-cell>
              <table:table-cell office:value-type="float" office:value="74698095549">
                <text:p>74698095549</text:p>
              </table:table-cell>
              <table:table-cell office:value-type="float" office:value="69677009066">
                <text:p>69677009066</text:p>
              </table:table-cell>
              <table:table-cell office:value-type="float" office:value="67159881576">
                <text:p>67159881576</text:p>
              </table:table-cell>
              <table:table-cell office:value-type="float" office:value="65673583979">
                <text:p>65673583979</text:p>
              </table:table-cell>
              <table:table-cell office:value-type="float" office:value="62702011340">
                <text:p>6270201134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1795071146">
                <text:p>91795071146</text:p>
              </table:table-cell>
              <table:table-cell office:value-type="float" office:value="82543896051">
                <text:p>82543896051</text:p>
              </table:table-cell>
              <table:table-cell office:value-type="float" office:value="74400537668">
                <text:p>74400537668</text:p>
              </table:table-cell>
              <table:table-cell office:value-type="float" office:value="69277392607">
                <text:p>69277392607</text:p>
              </table:table-cell>
              <table:table-cell office:value-type="float" office:value="65294002473">
                <text:p>65294002473</text:p>
              </table:table-cell>
              <table:table-cell office:value-type="float" office:value="63116654710">
                <text:p>63116654710</text:p>
              </table:table-cell>
              <table:table-cell office:value-type="float" office:value="61461295117">
                <text:p>61461295117</text:p>
              </table:table-cell>
              <table:table-cell office:value-type="float" office:value="59125007657">
                <text:p>5912500765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7172419480">
                <text:p>87172419480</text:p>
              </table:table-cell>
              <table:table-cell office:value-type="float" office:value="81206655613">
                <text:p>81206655613</text:p>
              </table:table-cell>
              <table:table-cell office:value-type="float" office:value="73183664772">
                <text:p>73183664772</text:p>
              </table:table-cell>
              <table:table-cell office:value-type="float" office:value="69092042293">
                <text:p>69092042293</text:p>
              </table:table-cell>
              <table:table-cell office:value-type="float" office:value="65069692032">
                <text:p>65069692032</text:p>
              </table:table-cell>
              <table:table-cell office:value-type="float" office:value="63097531467">
                <text:p>63097531467</text:p>
              </table:table-cell>
              <table:table-cell office:value-type="float" office:value="61840226821">
                <text:p>61840226821</text:p>
              </table:table-cell>
              <table:table-cell office:value-type="float" office:value="60269077936">
                <text:p>6026907793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7186923565">
                <text:p>117186923565</text:p>
              </table:table-cell>
              <table:table-cell office:value-type="float" office:value="111846407986">
                <text:p>111846407986</text:p>
              </table:table-cell>
              <table:table-cell office:value-type="float" office:value="106612649698">
                <text:p>106612649698</text:p>
              </table:table-cell>
              <table:table-cell office:value-type="float" office:value="95582985171">
                <text:p>95582985171</text:p>
              </table:table-cell>
              <table:table-cell office:value-type="float" office:value="96416398557">
                <text:p>96416398557</text:p>
              </table:table-cell>
              <table:table-cell office:value-type="float" office:value="95336560678">
                <text:p>95336560678</text:p>
              </table:table-cell>
              <table:table-cell office:value-type="float" office:value="98176996673">
                <text:p>98176996673</text:p>
              </table:table-cell>
              <table:table-cell office:value-type="float" office:value="95026453086">
                <text:p>950264530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6.56cm" svg:height="32.084cm" xlink:href=".." xlink:type="simple" chart:class="chart:line" chart:style-name="ch1">
        <chart:legend chart:legend-position="end" svg:x="65.031cm" svg:y="14cm" style:legend-expansion="high" chart:style-name="ch2"/>
        <chart:plot-area chart:style-name="ch3" table:cell-range-address="'time-generator2'.B2:'time-generator2'.B10 'time-generator2'.A2:'time-generator2'.A2 'time-generator2'.D506:'time-generator2'.D577 'time-generator2'.A11:'time-generator2'.A11 'time-generator2'.A20:'time-generator2'.A20 'time-generator2'.A29:'time-generator2'.A29 'time-generator2'.A38:'time-generator2'.A38 'time-generator2'.A47:'time-generator2'.A47 'time-generator2'.A56:'time-generator2'.A56 'time-generator2'.A65:'time-generator2'.A65" chart:data-source-has-labels="both" svg:x="1.331cm" svg:y="0.641cm" svg:width="62.369cm" svg:height="30.802cm">
          <chartooo:coordinate-region svg:x="3.805cm" svg:y="0.84cm" svg:width="59.709cm" svg:height="29.956cm"/>
          <chart:axis chart:dimension="x" chart:name="primary-x" chart:style-name="ch4" chartooo:axis-type="auto">
            <chartooo:date-scale/>
            <chart:categories table:cell-range-address="'time-generator2'.B2:'time-generator2'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ime-generator2'.D506:'time-generator2'.D514" chart:label-cell-address="'time-generator2'.A2:'time-generator2'.A2" chart:class="chart:line">
            <chart:data-point chart:repeated="9"/>
          </chart:series>
          <chart:series chart:style-name="ch7" chart:values-cell-range-address="'time-generator2'.D515:'time-generator2'.D523" chart:label-cell-address="'time-generator2'.A11:'time-generator2'.A11" chart:class="chart:line">
            <chart:data-point chart:repeated="9"/>
          </chart:series>
          <chart:series chart:style-name="ch8" chart:values-cell-range-address="'time-generator2'.D524:'time-generator2'.D532" chart:label-cell-address="'time-generator2'.A20:'time-generator2'.A20" chart:class="chart:line">
            <chart:data-point chart:repeated="9"/>
          </chart:series>
          <chart:series chart:style-name="ch9" chart:values-cell-range-address="'time-generator2'.D533:'time-generator2'.D541" chart:label-cell-address="'time-generator2'.A29:'time-generator2'.A29" chart:class="chart:line">
            <chart:data-point chart:repeated="9"/>
          </chart:series>
          <chart:series chart:style-name="ch10" chart:values-cell-range-address="'time-generator2'.D542:'time-generator2'.D550" chart:label-cell-address="'time-generator2'.A38:'time-generator2'.A38" chart:class="chart:line">
            <chart:data-point chart:repeated="9"/>
          </chart:series>
          <chart:series chart:style-name="ch11" chart:values-cell-range-address="'time-generator2'.D551:'time-generator2'.D559" chart:label-cell-address="'time-generator2'.A47:'time-generator2'.A47" chart:class="chart:line">
            <chart:data-point chart:repeated="9"/>
          </chart:series>
          <chart:series chart:style-name="ch12" chart:values-cell-range-address="'time-generator2'.D560:'time-generator2'.D568" chart:label-cell-address="'time-generator2'.A56:'time-generator2'.A56" chart:class="chart:line">
            <chart:data-point chart:repeated="9"/>
          </chart:series>
          <chart:series chart:style-name="ch13" chart:values-cell-range-address="'time-generator2'.D569:'time-generator2'.D577" chart:label-cell-address="'time-generator2'.A65:'time-generator2'.A6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time-generator2'.A2:'time-generator2'.A2</svg:desc>
                </draw:g>
              </table:table-cell>
              <table:table-cell office:value-type="string">
                <text:p>2</text:p>
                <draw:g>
                  <svg:desc>'time-generator2'.A11:'time-generator2'.A11</svg:desc>
                </draw:g>
              </table:table-cell>
              <table:table-cell office:value-type="string">
                <text:p>3</text:p>
                <draw:g>
                  <svg:desc>'time-generator2'.A20:'time-generator2'.A20</svg:desc>
                </draw:g>
              </table:table-cell>
              <table:table-cell office:value-type="string">
                <text:p>4</text:p>
                <draw:g>
                  <svg:desc>'time-generator2'.A29:'time-generator2'.A29</svg:desc>
                </draw:g>
              </table:table-cell>
              <table:table-cell office:value-type="string">
                <text:p>5</text:p>
                <draw:g>
                  <svg:desc>'time-generator2'.A38:'time-generator2'.A38</svg:desc>
                </draw:g>
              </table:table-cell>
              <table:table-cell office:value-type="string">
                <text:p>6</text:p>
                <draw:g>
                  <svg:desc>'time-generator2'.A47:'time-generator2'.A47</svg:desc>
                </draw:g>
              </table:table-cell>
              <table:table-cell office:value-type="string">
                <text:p>7</text:p>
                <draw:g>
                  <svg:desc>'time-generator2'.A56:'time-generator2'.A56</svg:desc>
                </draw:g>
              </table:table-cell>
              <table:table-cell office:value-type="string">
                <text:p>8</text:p>
                <draw:g>
                  <svg:desc>'time-generator2'.A65:'time-generator2'.A65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time-generator2'.B2:'time-generator2'.B10</svg:desc>
                </draw:g>
              </table:table-cell>
              <table:table-cell office:value-type="float" office:value="190747579080">
                <text:p>190747579080</text:p>
                <draw:g>
                  <svg:desc>'time-generator2'.D506:'time-generator2'.D514</svg:desc>
                </draw:g>
              </table:table-cell>
              <table:table-cell office:value-type="float" office:value="145391937833">
                <text:p>145391937833</text:p>
                <draw:g>
                  <svg:desc>'time-generator2'.D515:'time-generator2'.D523</svg:desc>
                </draw:g>
              </table:table-cell>
              <table:table-cell office:value-type="float" office:value="118397413394">
                <text:p>118397413394</text:p>
                <draw:g>
                  <svg:desc>'time-generator2'.D524:'time-generator2'.D532</svg:desc>
                </draw:g>
              </table:table-cell>
              <table:table-cell office:value-type="float" office:value="102652343852">
                <text:p>102652343852</text:p>
                <draw:g>
                  <svg:desc>'time-generator2'.D533:'time-generator2'.D541</svg:desc>
                </draw:g>
              </table:table-cell>
              <table:table-cell office:value-type="float" office:value="91591782726">
                <text:p>91591782726</text:p>
                <draw:g>
                  <svg:desc>'time-generator2'.D542:'time-generator2'.D550</svg:desc>
                </draw:g>
              </table:table-cell>
              <table:table-cell office:value-type="float" office:value="84728190369">
                <text:p>84728190369</text:p>
                <draw:g>
                  <svg:desc>'time-generator2'.D551:'time-generator2'.D559</svg:desc>
                </draw:g>
              </table:table-cell>
              <table:table-cell office:value-type="float" office:value="80527337383">
                <text:p>80527337383</text:p>
                <draw:g>
                  <svg:desc>'time-generator2'.D560:'time-generator2'.D568</svg:desc>
                </draw:g>
              </table:table-cell>
              <table:table-cell office:value-type="float" office:value="76890856094">
                <text:p>76890856094</text:p>
                <draw:g>
                  <svg:desc>'time-generator2'.D569:'time-generator2'.D577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57381317070">
                <text:p>157381317070</text:p>
              </table:table-cell>
              <table:table-cell office:value-type="float" office:value="130888303188">
                <text:p>130888303188</text:p>
              </table:table-cell>
              <table:table-cell office:value-type="float" office:value="109377070581">
                <text:p>109377070581</text:p>
              </table:table-cell>
              <table:table-cell office:value-type="float" office:value="90046637916">
                <text:p>90046637916</text:p>
              </table:table-cell>
              <table:table-cell office:value-type="float" office:value="81061916743">
                <text:p>81061916743</text:p>
              </table:table-cell>
              <table:table-cell office:value-type="float" office:value="74975299304">
                <text:p>74975299304</text:p>
              </table:table-cell>
              <table:table-cell office:value-type="float" office:value="72240700093">
                <text:p>72240700093</text:p>
              </table:table-cell>
              <table:table-cell office:value-type="float" office:value="69123665727">
                <text:p>691236657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9425644351">
                <text:p>129425644351</text:p>
              </table:table-cell>
              <table:table-cell office:value-type="float" office:value="105945787802">
                <text:p>105945787802</text:p>
              </table:table-cell>
              <table:table-cell office:value-type="float" office:value="89611595026">
                <text:p>89611595026</text:p>
              </table:table-cell>
              <table:table-cell office:value-type="float" office:value="79841141184">
                <text:p>79841141184</text:p>
              </table:table-cell>
              <table:table-cell office:value-type="float" office:value="72225808113">
                <text:p>72225808113</text:p>
              </table:table-cell>
              <table:table-cell office:value-type="float" office:value="67928246464">
                <text:p>67928246464</text:p>
              </table:table-cell>
              <table:table-cell office:value-type="float" office:value="66017664327">
                <text:p>66017664327</text:p>
              </table:table-cell>
              <table:table-cell office:value-type="float" office:value="62965713169">
                <text:p>6296571316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1638458498">
                <text:p>111638458498</text:p>
              </table:table-cell>
              <table:table-cell office:value-type="float" office:value="98705924548">
                <text:p>98705924548</text:p>
              </table:table-cell>
              <table:table-cell office:value-type="float" office:value="88389284563">
                <text:p>88389284563</text:p>
              </table:table-cell>
              <table:table-cell office:value-type="float" office:value="75658562590">
                <text:p>75658562590</text:p>
              </table:table-cell>
              <table:table-cell office:value-type="float" office:value="69340031439">
                <text:p>69340031439</text:p>
              </table:table-cell>
              <table:table-cell office:value-type="float" office:value="66540755080">
                <text:p>66540755080</text:p>
              </table:table-cell>
              <table:table-cell office:value-type="float" office:value="64864688591">
                <text:p>64864688591</text:p>
              </table:table-cell>
              <table:table-cell office:value-type="float" office:value="61972133821">
                <text:p>619721338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6163162580">
                <text:p>96163162580</text:p>
              </table:table-cell>
              <table:table-cell office:value-type="float" office:value="84892627200">
                <text:p>84892627200</text:p>
              </table:table-cell>
              <table:table-cell office:value-type="float" office:value="75567239175">
                <text:p>75567239175</text:p>
              </table:table-cell>
              <table:table-cell office:value-type="float" office:value="70158787023">
                <text:p>70158787023</text:p>
              </table:table-cell>
              <table:table-cell office:value-type="float" office:value="65459612777">
                <text:p>65459612777</text:p>
              </table:table-cell>
              <table:table-cell office:value-type="float" office:value="63303515414">
                <text:p>63303515414</text:p>
              </table:table-cell>
              <table:table-cell office:value-type="float" office:value="61697080127">
                <text:p>61697080127</text:p>
              </table:table-cell>
              <table:table-cell office:value-type="float" office:value="59084664259">
                <text:p>5908466425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3557196906">
                <text:p>83557196906</text:p>
              </table:table-cell>
              <table:table-cell office:value-type="float" office:value="77332990883">
                <text:p>77332990883</text:p>
              </table:table-cell>
              <table:table-cell office:value-type="float" office:value="68825781339">
                <text:p>68825781339</text:p>
              </table:table-cell>
              <table:table-cell office:value-type="float" office:value="64722252389">
                <text:p>64722252389</text:p>
              </table:table-cell>
              <table:table-cell office:value-type="float" office:value="61249017772">
                <text:p>61249017772</text:p>
              </table:table-cell>
              <table:table-cell office:value-type="float" office:value="59246033244">
                <text:p>59246033244</text:p>
              </table:table-cell>
              <table:table-cell office:value-type="float" office:value="57699088273">
                <text:p>57699088273</text:p>
              </table:table-cell>
              <table:table-cell office:value-type="float" office:value="55738830338">
                <text:p>5573883033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3814653665">
                <text:p>73814653665</text:p>
              </table:table-cell>
              <table:table-cell office:value-type="float" office:value="71535596532">
                <text:p>71535596532</text:p>
              </table:table-cell>
              <table:table-cell office:value-type="float" office:value="63212652948">
                <text:p>63212652948</text:p>
              </table:table-cell>
              <table:table-cell office:value-type="float" office:value="59998877023">
                <text:p>59998877023</text:p>
              </table:table-cell>
              <table:table-cell office:value-type="float" office:value="57132793496">
                <text:p>57132793496</text:p>
              </table:table-cell>
              <table:table-cell office:value-type="float" office:value="55261408384">
                <text:p>55261408384</text:p>
              </table:table-cell>
              <table:table-cell office:value-type="float" office:value="54201004896">
                <text:p>54201004896</text:p>
              </table:table-cell>
              <table:table-cell office:value-type="float" office:value="52910234400">
                <text:p>5291023440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0026599684">
                <text:p>70026599684</text:p>
              </table:table-cell>
              <table:table-cell office:value-type="float" office:value="66839648951">
                <text:p>66839648951</text:p>
              </table:table-cell>
              <table:table-cell office:value-type="float" office:value="61578758795">
                <text:p>61578758795</text:p>
              </table:table-cell>
              <table:table-cell office:value-type="float" office:value="59054081668">
                <text:p>59054081668</text:p>
              </table:table-cell>
              <table:table-cell office:value-type="float" office:value="56325561583">
                <text:p>56325561583</text:p>
              </table:table-cell>
              <table:table-cell office:value-type="float" office:value="55114687348">
                <text:p>55114687348</text:p>
              </table:table-cell>
              <table:table-cell office:value-type="float" office:value="54697056380">
                <text:p>54697056380</text:p>
              </table:table-cell>
              <table:table-cell office:value-type="float" office:value="54008861811">
                <text:p>5400886181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3978717478">
                <text:p>93978717478</text:p>
              </table:table-cell>
              <table:table-cell office:value-type="float" office:value="94281982090">
                <text:p>94281982090</text:p>
              </table:table-cell>
              <table:table-cell office:value-type="float" office:value="92714226579">
                <text:p>92714226579</text:p>
              </table:table-cell>
              <table:table-cell office:value-type="float" office:value="84335211554">
                <text:p>84335211554</text:p>
              </table:table-cell>
              <table:table-cell office:value-type="float" office:value="83273026691">
                <text:p>83273026691</text:p>
              </table:table-cell>
              <table:table-cell office:value-type="float" office:value="88085669698">
                <text:p>88085669698</text:p>
              </table:table-cell>
              <table:table-cell office:value-type="float" office:value="87983958927">
                <text:p>87983958927</text:p>
              </table:table-cell>
              <table:table-cell office:value-type="float" office:value="83046589727">
                <text:p>830465897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6.56cm" svg:height="32.084cm" xlink:href=".." xlink:type="simple" chart:class="chart:line" chart:style-name="ch1">
        <chart:legend chart:legend-position="end" svg:x="65.031cm" svg:y="14cm" style:legend-expansion="high" chart:style-name="ch2"/>
        <chart:plot-area chart:style-name="ch3" table:cell-range-address="'time-generator2'.B2:'time-generator2'.B10 'time-generator2'.A2:'time-generator2'.A2 'time-generator2'.D434:'time-generator2'.D505 'time-generator2'.A11:'time-generator2'.A11 'time-generator2'.A20:'time-generator2'.A20 'time-generator2'.A29:'time-generator2'.A29 'time-generator2'.A38:'time-generator2'.A38 'time-generator2'.A47:'time-generator2'.A47 'time-generator2'.A56:'time-generator2'.A56 'time-generator2'.A65:'time-generator2'.A65" chart:data-source-has-labels="both" svg:x="1.331cm" svg:y="0.641cm" svg:width="62.369cm" svg:height="30.802cm">
          <chartooo:coordinate-region svg:x="3.619cm" svg:y="0.84cm" svg:width="59.708cm" svg:height="29.956cm"/>
          <chart:axis chart:dimension="x" chart:name="primary-x" chart:style-name="ch4" chartooo:axis-type="auto">
            <chartooo:date-scale/>
            <chart:categories table:cell-range-address="'time-generator2'.B2:'time-generator2'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ime-generator2'.D434:'time-generator2'.D442" chart:label-cell-address="'time-generator2'.A2:'time-generator2'.A2" chart:class="chart:line">
            <chart:data-point chart:repeated="9"/>
          </chart:series>
          <chart:series chart:style-name="ch7" chart:values-cell-range-address="'time-generator2'.D443:'time-generator2'.D451" chart:label-cell-address="'time-generator2'.A11:'time-generator2'.A11" chart:class="chart:line">
            <chart:data-point chart:repeated="9"/>
          </chart:series>
          <chart:series chart:style-name="ch8" chart:values-cell-range-address="'time-generator2'.D452:'time-generator2'.D460" chart:label-cell-address="'time-generator2'.A20:'time-generator2'.A20" chart:class="chart:line">
            <chart:data-point chart:repeated="9"/>
          </chart:series>
          <chart:series chart:style-name="ch9" chart:values-cell-range-address="'time-generator2'.D461:'time-generator2'.D469" chart:label-cell-address="'time-generator2'.A29:'time-generator2'.A29" chart:class="chart:line">
            <chart:data-point chart:repeated="9"/>
          </chart:series>
          <chart:series chart:style-name="ch10" chart:values-cell-range-address="'time-generator2'.D470:'time-generator2'.D478" chart:label-cell-address="'time-generator2'.A38:'time-generator2'.A38" chart:class="chart:line">
            <chart:data-point chart:repeated="9"/>
          </chart:series>
          <chart:series chart:style-name="ch11" chart:values-cell-range-address="'time-generator2'.D479:'time-generator2'.D487" chart:label-cell-address="'time-generator2'.A47:'time-generator2'.A47" chart:class="chart:line">
            <chart:data-point chart:repeated="9"/>
          </chart:series>
          <chart:series chart:style-name="ch12" chart:values-cell-range-address="'time-generator2'.D488:'time-generator2'.D496" chart:label-cell-address="'time-generator2'.A56:'time-generator2'.A56" chart:class="chart:line">
            <chart:data-point chart:repeated="9"/>
          </chart:series>
          <chart:series chart:style-name="ch13" chart:values-cell-range-address="'time-generator2'.D497:'time-generator2'.D505" chart:label-cell-address="'time-generator2'.A65:'time-generator2'.A6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time-generator2'.A2:'time-generator2'.A2</svg:desc>
                </draw:g>
              </table:table-cell>
              <table:table-cell office:value-type="string">
                <text:p>2</text:p>
                <draw:g>
                  <svg:desc>'time-generator2'.A11:'time-generator2'.A11</svg:desc>
                </draw:g>
              </table:table-cell>
              <table:table-cell office:value-type="string">
                <text:p>3</text:p>
                <draw:g>
                  <svg:desc>'time-generator2'.A20:'time-generator2'.A20</svg:desc>
                </draw:g>
              </table:table-cell>
              <table:table-cell office:value-type="string">
                <text:p>4</text:p>
                <draw:g>
                  <svg:desc>'time-generator2'.A29:'time-generator2'.A29</svg:desc>
                </draw:g>
              </table:table-cell>
              <table:table-cell office:value-type="string">
                <text:p>5</text:p>
                <draw:g>
                  <svg:desc>'time-generator2'.A38:'time-generator2'.A38</svg:desc>
                </draw:g>
              </table:table-cell>
              <table:table-cell office:value-type="string">
                <text:p>6</text:p>
                <draw:g>
                  <svg:desc>'time-generator2'.A47:'time-generator2'.A47</svg:desc>
                </draw:g>
              </table:table-cell>
              <table:table-cell office:value-type="string">
                <text:p>7</text:p>
                <draw:g>
                  <svg:desc>'time-generator2'.A56:'time-generator2'.A56</svg:desc>
                </draw:g>
              </table:table-cell>
              <table:table-cell office:value-type="string">
                <text:p>8</text:p>
                <draw:g>
                  <svg:desc>'time-generator2'.A65:'time-generator2'.A65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time-generator2'.B2:'time-generator2'.B10</svg:desc>
                </draw:g>
              </table:table-cell>
              <table:table-cell office:value-type="float" office:value="154272876953">
                <text:p>154272876953</text:p>
                <draw:g>
                  <svg:desc>'time-generator2'.D434:'time-generator2'.D442</svg:desc>
                </draw:g>
              </table:table-cell>
              <table:table-cell office:value-type="float" office:value="120796125542">
                <text:p>120796125542</text:p>
                <draw:g>
                  <svg:desc>'time-generator2'.D443:'time-generator2'.D451</svg:desc>
                </draw:g>
              </table:table-cell>
              <table:table-cell office:value-type="float" office:value="99873817898">
                <text:p>99873817898</text:p>
                <draw:g>
                  <svg:desc>'time-generator2'.D452:'time-generator2'.D460</svg:desc>
                </draw:g>
              </table:table-cell>
              <table:table-cell office:value-type="float" office:value="87680366060">
                <text:p>87680366060</text:p>
                <draw:g>
                  <svg:desc>'time-generator2'.D461:'time-generator2'.D469</svg:desc>
                </draw:g>
              </table:table-cell>
              <table:table-cell office:value-type="float" office:value="79043554703">
                <text:p>79043554703</text:p>
                <draw:g>
                  <svg:desc>'time-generator2'.D470:'time-generator2'.D478</svg:desc>
                </draw:g>
              </table:table-cell>
              <table:table-cell office:value-type="float" office:value="73221507847">
                <text:p>73221507847</text:p>
                <draw:g>
                  <svg:desc>'time-generator2'.D479:'time-generator2'.D487</svg:desc>
                </draw:g>
              </table:table-cell>
              <table:table-cell office:value-type="float" office:value="70898044300">
                <text:p>70898044300</text:p>
                <draw:g>
                  <svg:desc>'time-generator2'.D488:'time-generator2'.D496</svg:desc>
                </draw:g>
              </table:table-cell>
              <table:table-cell office:value-type="float" office:value="67637606921">
                <text:p>67637606921</text:p>
                <draw:g>
                  <svg:desc>'time-generator2'.D497:'time-generator2'.D505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4649686390">
                <text:p>124649686390</text:p>
              </table:table-cell>
              <table:table-cell office:value-type="float" office:value="106595513512">
                <text:p>106595513512</text:p>
              </table:table-cell>
              <table:table-cell office:value-type="float" office:value="86083848515">
                <text:p>86083848515</text:p>
              </table:table-cell>
              <table:table-cell office:value-type="float" office:value="76585653530">
                <text:p>76585653530</text:p>
              </table:table-cell>
              <table:table-cell office:value-type="float" office:value="68925416706">
                <text:p>68925416706</text:p>
              </table:table-cell>
              <table:table-cell office:value-type="float" office:value="64953062888">
                <text:p>64953062888</text:p>
              </table:table-cell>
              <table:table-cell office:value-type="float" office:value="63092765780">
                <text:p>63092765780</text:p>
              </table:table-cell>
              <table:table-cell office:value-type="float" office:value="60132191042">
                <text:p>6013219104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1550218502">
                <text:p>101550218502</text:p>
              </table:table-cell>
              <table:table-cell office:value-type="float" office:value="85970500089">
                <text:p>85970500089</text:p>
              </table:table-cell>
              <table:table-cell office:value-type="float" office:value="74214003961">
                <text:p>74214003961</text:p>
              </table:table-cell>
              <table:table-cell office:value-type="float" office:value="67506013583">
                <text:p>67506013583</text:p>
              </table:table-cell>
              <table:table-cell office:value-type="float" office:value="61424857731">
                <text:p>61424857731</text:p>
              </table:table-cell>
              <table:table-cell office:value-type="float" office:value="58804943633">
                <text:p>58804943633</text:p>
              </table:table-cell>
              <table:table-cell office:value-type="float" office:value="57181252588">
                <text:p>57181252588</text:p>
              </table:table-cell>
              <table:table-cell office:value-type="float" office:value="54153107318">
                <text:p>541531073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8264352964">
                <text:p>88264352964</text:p>
              </table:table-cell>
              <table:table-cell office:value-type="float" office:value="80142242391">
                <text:p>80142242391</text:p>
              </table:table-cell>
              <table:table-cell office:value-type="float" office:value="69258196593">
                <text:p>69258196593</text:p>
              </table:table-cell>
              <table:table-cell office:value-type="float" office:value="64068546917">
                <text:p>64068546917</text:p>
              </table:table-cell>
              <table:table-cell office:value-type="float" office:value="59817309452">
                <text:p>59817309452</text:p>
              </table:table-cell>
              <table:table-cell office:value-type="float" office:value="57767811883">
                <text:p>57767811883</text:p>
              </table:table-cell>
              <table:table-cell office:value-type="float" office:value="56226047324">
                <text:p>56226047324</text:p>
              </table:table-cell>
              <table:table-cell office:value-type="float" office:value="53622217114">
                <text:p>536222171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6310711163">
                <text:p>76310711163</text:p>
              </table:table-cell>
              <table:table-cell office:value-type="float" office:value="69503930353">
                <text:p>69503930353</text:p>
              </table:table-cell>
              <table:table-cell office:value-type="float" office:value="63416143215">
                <text:p>63416143215</text:p>
              </table:table-cell>
              <table:table-cell office:value-type="float" office:value="59770685717">
                <text:p>59770685717</text:p>
              </table:table-cell>
              <table:table-cell office:value-type="float" office:value="57541627119">
                <text:p>57541627119</text:p>
              </table:table-cell>
              <table:table-cell office:value-type="float" office:value="54779983754">
                <text:p>54779983754</text:p>
              </table:table-cell>
              <table:table-cell office:value-type="float" office:value="53502021384">
                <text:p>53502021384</text:p>
              </table:table-cell>
              <table:table-cell office:value-type="float" office:value="51808684122">
                <text:p>5180868412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6457637320">
                <text:p>66457637320</text:p>
              </table:table-cell>
              <table:table-cell office:value-type="float" office:value="63035593563">
                <text:p>63035593563</text:p>
              </table:table-cell>
              <table:table-cell office:value-type="float" office:value="57773529164">
                <text:p>57773529164</text:p>
              </table:table-cell>
              <table:table-cell office:value-type="float" office:value="55449622053">
                <text:p>55449622053</text:p>
              </table:table-cell>
              <table:table-cell office:value-type="float" office:value="52798259335">
                <text:p>52798259335</text:p>
              </table:table-cell>
              <table:table-cell office:value-type="float" office:value="51251216028">
                <text:p>51251216028</text:p>
              </table:table-cell>
              <table:table-cell office:value-type="float" office:value="50590921584">
                <text:p>50590921584</text:p>
              </table:table-cell>
              <table:table-cell office:value-type="float" office:value="49562424873">
                <text:p>4956242487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8576719429">
                <text:p>58576719429</text:p>
              </table:table-cell>
              <table:table-cell office:value-type="float" office:value="55964272835">
                <text:p>55964272835</text:p>
              </table:table-cell>
              <table:table-cell office:value-type="float" office:value="53047390317">
                <text:p>53047390317</text:p>
              </table:table-cell>
              <table:table-cell office:value-type="float" office:value="51371775630">
                <text:p>51371775630</text:p>
              </table:table-cell>
              <table:table-cell office:value-type="float" office:value="49033186065">
                <text:p>49033186065</text:p>
              </table:table-cell>
              <table:table-cell office:value-type="float" office:value="48123303038">
                <text:p>48123303038</text:p>
              </table:table-cell>
              <table:table-cell office:value-type="float" office:value="47977486454">
                <text:p>47977486454</text:p>
              </table:table-cell>
              <table:table-cell office:value-type="float" office:value="49743827205">
                <text:p>4974382720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5313962902">
                <text:p>55313962902</text:p>
              </table:table-cell>
              <table:table-cell office:value-type="float" office:value="53868831716">
                <text:p>53868831716</text:p>
              </table:table-cell>
              <table:table-cell office:value-type="float" office:value="51248930190">
                <text:p>51248930190</text:p>
              </table:table-cell>
              <table:table-cell office:value-type="float" office:value="50067777613">
                <text:p>50067777613</text:p>
              </table:table-cell>
              <table:table-cell office:value-type="float" office:value="48508623548">
                <text:p>48508623548</text:p>
              </table:table-cell>
              <table:table-cell office:value-type="float" office:value="48616566182">
                <text:p>48616566182</text:p>
              </table:table-cell>
              <table:table-cell office:value-type="float" office:value="48182954832">
                <text:p>48182954832</text:p>
              </table:table-cell>
              <table:table-cell office:value-type="float" office:value="47838268400">
                <text:p>4783826840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3580247251">
                <text:p>83580247251</text:p>
              </table:table-cell>
              <table:table-cell office:value-type="float" office:value="81164291149">
                <text:p>81164291149</text:p>
              </table:table-cell>
              <table:table-cell office:value-type="float" office:value="79042232537">
                <text:p>79042232537</text:p>
              </table:table-cell>
              <table:table-cell office:value-type="float" office:value="73655253788">
                <text:p>73655253788</text:p>
              </table:table-cell>
              <table:table-cell office:value-type="float" office:value="72244130558">
                <text:p>72244130558</text:p>
              </table:table-cell>
              <table:table-cell office:value-type="float" office:value="75865409214">
                <text:p>75865409214</text:p>
              </table:table-cell>
              <table:table-cell office:value-type="float" office:value="77584227088">
                <text:p>77584227088</text:p>
              </table:table-cell>
              <table:table-cell office:value-type="float" office:value="73798407889">
                <text:p>737984078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6.56cm" svg:height="32.084cm" xlink:href=".." xlink:type="simple" chart:class="chart:line" chart:style-name="ch1">
        <chart:legend chart:legend-position="end" svg:x="65.031cm" svg:y="14cm" style:legend-expansion="high" chart:style-name="ch2"/>
        <chart:plot-area chart:style-name="ch3" table:cell-range-address="'time-generator2'.B2:'time-generator2'.B10 'time-generator2'.A2:'time-generator2'.A2 'time-generator2'.D362:'time-generator2'.D433 'time-generator2'.A11:'time-generator2'.A11 'time-generator2'.A20:'time-generator2'.A20 'time-generator2'.A29:'time-generator2'.A29 'time-generator2'.A38:'time-generator2'.A38 'time-generator2'.A47:'time-generator2'.A47 'time-generator2'.A56:'time-generator2'.A56 'time-generator2'.A65:'time-generator2'.A65" chart:data-source-has-labels="both" svg:x="1.331cm" svg:y="0.641cm" svg:width="62.369cm" svg:height="30.802cm">
          <chartooo:coordinate-region svg:x="3.619cm" svg:y="0.84cm" svg:width="59.708cm" svg:height="29.956cm"/>
          <chart:axis chart:dimension="x" chart:name="primary-x" chart:style-name="ch4" chartooo:axis-type="auto">
            <chartooo:date-scale/>
            <chart:categories table:cell-range-address="'time-generator2'.B2:'time-generator2'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ime-generator2'.D362:'time-generator2'.D370" chart:label-cell-address="'time-generator2'.A2:'time-generator2'.A2" chart:class="chart:line">
            <chart:data-point chart:repeated="9"/>
          </chart:series>
          <chart:series chart:style-name="ch7" chart:values-cell-range-address="'time-generator2'.D371:'time-generator2'.D379" chart:label-cell-address="'time-generator2'.A11:'time-generator2'.A11" chart:class="chart:line">
            <chart:data-point chart:repeated="9"/>
          </chart:series>
          <chart:series chart:style-name="ch8" chart:values-cell-range-address="'time-generator2'.D380:'time-generator2'.D388" chart:label-cell-address="'time-generator2'.A20:'time-generator2'.A20" chart:class="chart:line">
            <chart:data-point chart:repeated="9"/>
          </chart:series>
          <chart:series chart:style-name="ch9" chart:values-cell-range-address="'time-generator2'.D389:'time-generator2'.D397" chart:label-cell-address="'time-generator2'.A29:'time-generator2'.A29" chart:class="chart:line">
            <chart:data-point chart:repeated="9"/>
          </chart:series>
          <chart:series chart:style-name="ch10" chart:values-cell-range-address="'time-generator2'.D398:'time-generator2'.D406" chart:label-cell-address="'time-generator2'.A38:'time-generator2'.A38" chart:class="chart:line">
            <chart:data-point chart:repeated="9"/>
          </chart:series>
          <chart:series chart:style-name="ch11" chart:values-cell-range-address="'time-generator2'.D407:'time-generator2'.D415" chart:label-cell-address="'time-generator2'.A47:'time-generator2'.A47" chart:class="chart:line">
            <chart:data-point chart:repeated="9"/>
          </chart:series>
          <chart:series chart:style-name="ch12" chart:values-cell-range-address="'time-generator2'.D416:'time-generator2'.D424" chart:label-cell-address="'time-generator2'.A56:'time-generator2'.A56" chart:class="chart:line">
            <chart:data-point chart:repeated="9"/>
          </chart:series>
          <chart:series chart:style-name="ch13" chart:values-cell-range-address="'time-generator2'.D425:'time-generator2'.D433" chart:label-cell-address="'time-generator2'.A65:'time-generator2'.A6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time-generator2'.A2:'time-generator2'.A2</svg:desc>
                </draw:g>
              </table:table-cell>
              <table:table-cell office:value-type="string">
                <text:p>2</text:p>
                <draw:g>
                  <svg:desc>'time-generator2'.A11:'time-generator2'.A11</svg:desc>
                </draw:g>
              </table:table-cell>
              <table:table-cell office:value-type="string">
                <text:p>3</text:p>
                <draw:g>
                  <svg:desc>'time-generator2'.A20:'time-generator2'.A20</svg:desc>
                </draw:g>
              </table:table-cell>
              <table:table-cell office:value-type="string">
                <text:p>4</text:p>
                <draw:g>
                  <svg:desc>'time-generator2'.A29:'time-generator2'.A29</svg:desc>
                </draw:g>
              </table:table-cell>
              <table:table-cell office:value-type="string">
                <text:p>5</text:p>
                <draw:g>
                  <svg:desc>'time-generator2'.A38:'time-generator2'.A38</svg:desc>
                </draw:g>
              </table:table-cell>
              <table:table-cell office:value-type="string">
                <text:p>6</text:p>
                <draw:g>
                  <svg:desc>'time-generator2'.A47:'time-generator2'.A47</svg:desc>
                </draw:g>
              </table:table-cell>
              <table:table-cell office:value-type="string">
                <text:p>7</text:p>
                <draw:g>
                  <svg:desc>'time-generator2'.A56:'time-generator2'.A56</svg:desc>
                </draw:g>
              </table:table-cell>
              <table:table-cell office:value-type="string">
                <text:p>8</text:p>
                <draw:g>
                  <svg:desc>'time-generator2'.A65:'time-generator2'.A65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time-generator2'.B2:'time-generator2'.B10</svg:desc>
                </draw:g>
              </table:table-cell>
              <table:table-cell office:value-type="float" office:value="121109025461">
                <text:p>121109025461</text:p>
                <draw:g>
                  <svg:desc>'time-generator2'.D362:'time-generator2'.D370</svg:desc>
                </draw:g>
              </table:table-cell>
              <table:table-cell office:value-type="float" office:value="98291945788">
                <text:p>98291945788</text:p>
                <draw:g>
                  <svg:desc>'time-generator2'.D371:'time-generator2'.D379</svg:desc>
                </draw:g>
              </table:table-cell>
              <table:table-cell office:value-type="float" office:value="82731481430">
                <text:p>82731481430</text:p>
                <draw:g>
                  <svg:desc>'time-generator2'.D380:'time-generator2'.D388</svg:desc>
                </draw:g>
              </table:table-cell>
              <table:table-cell office:value-type="float" office:value="74024750985">
                <text:p>74024750985</text:p>
                <draw:g>
                  <svg:desc>'time-generator2'.D389:'time-generator2'.D397</svg:desc>
                </draw:g>
              </table:table-cell>
              <table:table-cell office:value-type="float" office:value="66655042171">
                <text:p>66655042171</text:p>
                <draw:g>
                  <svg:desc>'time-generator2'.D398:'time-generator2'.D406</svg:desc>
                </draw:g>
              </table:table-cell>
              <table:table-cell office:value-type="float" office:value="63182807606">
                <text:p>63182807606</text:p>
                <draw:g>
                  <svg:desc>'time-generator2'.D407:'time-generator2'.D415</svg:desc>
                </draw:g>
              </table:table-cell>
              <table:table-cell office:value-type="float" office:value="61519290059">
                <text:p>61519290059</text:p>
                <draw:g>
                  <svg:desc>'time-generator2'.D416:'time-generator2'.D424</svg:desc>
                </draw:g>
              </table:table-cell>
              <table:table-cell office:value-type="float" office:value="58265401910">
                <text:p>58265401910</text:p>
                <draw:g>
                  <svg:desc>'time-generator2'.D425:'time-generator2'.D433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6308865606">
                <text:p>96308865606</text:p>
              </table:table-cell>
              <table:table-cell office:value-type="float" office:value="84625166933">
                <text:p>84625166933</text:p>
              </table:table-cell>
              <table:table-cell office:value-type="float" office:value="70138359285">
                <text:p>70138359285</text:p>
              </table:table-cell>
              <table:table-cell office:value-type="float" office:value="63757139440">
                <text:p>63757139440</text:p>
              </table:table-cell>
              <table:table-cell office:value-type="float" office:value="58282806428">
                <text:p>58282806428</text:p>
              </table:table-cell>
              <table:table-cell office:value-type="float" office:value="55643957520">
                <text:p>55643957520</text:p>
              </table:table-cell>
              <table:table-cell office:value-type="float" office:value="53989559637">
                <text:p>53989559637</text:p>
              </table:table-cell>
              <table:table-cell office:value-type="float" office:value="50939478479">
                <text:p>5093947847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8003624343">
                <text:p>78003624343</text:p>
              </table:table-cell>
              <table:table-cell office:value-type="float" office:value="68268085841">
                <text:p>68268085841</text:p>
              </table:table-cell>
              <table:table-cell office:value-type="float" office:value="60550718286">
                <text:p>60550718286</text:p>
              </table:table-cell>
              <table:table-cell office:value-type="float" office:value="55829696852">
                <text:p>55829696852</text:p>
              </table:table-cell>
              <table:table-cell office:value-type="float" office:value="51887102332">
                <text:p>51887102332</text:p>
              </table:table-cell>
              <table:table-cell office:value-type="float" office:value="49786116028">
                <text:p>49786116028</text:p>
              </table:table-cell>
              <table:table-cell office:value-type="float" office:value="48220208381">
                <text:p>48220208381</text:p>
              </table:table-cell>
              <table:table-cell office:value-type="float" office:value="45835421672">
                <text:p>4583542167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8575707216">
                <text:p>68575707216</text:p>
              </table:table-cell>
              <table:table-cell office:value-type="float" office:value="63995591479">
                <text:p>63995591479</text:p>
              </table:table-cell>
              <table:table-cell office:value-type="float" office:value="57072617755">
                <text:p>57072617755</text:p>
              </table:table-cell>
              <table:table-cell office:value-type="float" office:value="53852380110">
                <text:p>53852380110</text:p>
              </table:table-cell>
              <table:table-cell office:value-type="float" office:value="50855419185">
                <text:p>50855419185</text:p>
              </table:table-cell>
              <table:table-cell office:value-type="float" office:value="49042617919">
                <text:p>49042617919</text:p>
              </table:table-cell>
              <table:table-cell office:value-type="float" office:value="48025385076">
                <text:p>48025385076</text:p>
              </table:table-cell>
              <table:table-cell office:value-type="float" office:value="46521874958">
                <text:p>465218749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9688447674">
                <text:p>59688447674</text:p>
              </table:table-cell>
              <table:table-cell office:value-type="float" office:value="56168536587">
                <text:p>56168536587</text:p>
              </table:table-cell>
              <table:table-cell office:value-type="float" office:value="52448845557">
                <text:p>52448845557</text:p>
              </table:table-cell>
              <table:table-cell office:value-type="float" office:value="50388451144">
                <text:p>50388451144</text:p>
              </table:table-cell>
              <table:table-cell office:value-type="float" office:value="47972605316">
                <text:p>47972605316</text:p>
              </table:table-cell>
              <table:table-cell office:value-type="float" office:value="46745900021">
                <text:p>46745900021</text:p>
              </table:table-cell>
              <table:table-cell office:value-type="float" office:value="46396964866">
                <text:p>46396964866</text:p>
              </table:table-cell>
              <table:table-cell office:value-type="float" office:value="45534573847">
                <text:p>4553457384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2331526867">
                <text:p>52331526867</text:p>
              </table:table-cell>
              <table:table-cell office:value-type="float" office:value="50879525951">
                <text:p>50879525951</text:p>
              </table:table-cell>
              <table:table-cell office:value-type="float" office:value="48109115066">
                <text:p>48109115066</text:p>
              </table:table-cell>
              <table:table-cell office:value-type="float" office:value="46721303736">
                <text:p>46721303736</text:p>
              </table:table-cell>
              <table:table-cell office:value-type="float" office:value="45057425250">
                <text:p>45057425250</text:p>
              </table:table-cell>
              <table:table-cell office:value-type="float" office:value="44672328302">
                <text:p>44672328302</text:p>
              </table:table-cell>
              <table:table-cell office:value-type="float" office:value="44424412282">
                <text:p>44424412282</text:p>
              </table:table-cell>
              <table:table-cell office:value-type="float" office:value="43942490943">
                <text:p>4394249094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6156235022">
                <text:p>46156235022</text:p>
              </table:table-cell>
              <table:table-cell office:value-type="float" office:value="45356954682">
                <text:p>45356954682</text:p>
              </table:table-cell>
              <table:table-cell office:value-type="float" office:value="44003499535">
                <text:p>44003499535</text:p>
              </table:table-cell>
              <table:table-cell office:value-type="float" office:value="43013443679">
                <text:p>43013443679</text:p>
              </table:table-cell>
              <table:table-cell office:value-type="float" office:value="42237119054">
                <text:p>42237119054</text:p>
              </table:table-cell>
              <table:table-cell office:value-type="float" office:value="42025206910">
                <text:p>42025206910</text:p>
              </table:table-cell>
              <table:table-cell office:value-type="float" office:value="42153292050">
                <text:p>42153292050</text:p>
              </table:table-cell>
              <table:table-cell office:value-type="float" office:value="41803569367">
                <text:p>4180356936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3526445716">
                <text:p>43526445716</text:p>
              </table:table-cell>
              <table:table-cell office:value-type="float" office:value="42983093450">
                <text:p>42983093450</text:p>
              </table:table-cell>
              <table:table-cell office:value-type="float" office:value="42203990604">
                <text:p>42203990604</text:p>
              </table:table-cell>
              <table:table-cell office:value-type="float" office:value="42099831483">
                <text:p>42099831483</text:p>
              </table:table-cell>
              <table:table-cell office:value-type="float" office:value="41584653188">
                <text:p>41584653188</text:p>
              </table:table-cell>
              <table:table-cell office:value-type="float" office:value="42055101980">
                <text:p>42055101980</text:p>
              </table:table-cell>
              <table:table-cell office:value-type="float" office:value="41647387910">
                <text:p>41647387910</text:p>
              </table:table-cell>
              <table:table-cell office:value-type="float" office:value="41561703132">
                <text:p>415617031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7725185586">
                <text:p>67725185586</text:p>
              </table:table-cell>
              <table:table-cell office:value-type="float" office:value="64027749548">
                <text:p>64027749548</text:p>
              </table:table-cell>
              <table:table-cell office:value-type="float" office:value="66796193708">
                <text:p>66796193708</text:p>
              </table:table-cell>
              <table:table-cell office:value-type="float" office:value="63844354998">
                <text:p>63844354998</text:p>
              </table:table-cell>
              <table:table-cell office:value-type="float" office:value="66910608745">
                <text:p>66910608745</text:p>
              </table:table-cell>
              <table:table-cell office:value-type="float" office:value="67448875171">
                <text:p>67448875171</text:p>
              </table:table-cell>
              <table:table-cell office:value-type="float" office:value="68669917525">
                <text:p>68669917525</text:p>
              </table:table-cell>
              <table:table-cell office:value-type="float" office:value="66663755081">
                <text:p>666637550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6.56cm" svg:height="32.084cm" xlink:href=".." xlink:type="simple" chart:class="chart:line" chart:style-name="ch1">
        <chart:legend chart:legend-position="end" svg:x="65.031cm" svg:y="14cm" style:legend-expansion="high" chart:style-name="ch2"/>
        <chart:plot-area chart:style-name="ch3" table:cell-range-address="'time-generator2'.B2:'time-generator2'.B10 'time-generator2'.A2:'time-generator2'.A2 'time-generator2'.D290:'time-generator2'.D361 'time-generator2'.A11:'time-generator2'.A11 'time-generator2'.A20:'time-generator2'.A20 'time-generator2'.A29:'time-generator2'.A29 'time-generator2'.A38:'time-generator2'.A38 'time-generator2'.A47:'time-generator2'.A47 'time-generator2'.A56:'time-generator2'.A56 'time-generator2'.A65:'time-generator2'.A65" chart:data-source-has-labels="both" svg:x="1.331cm" svg:y="0.641cm" svg:width="62.369cm" svg:height="30.802cm">
          <chartooo:coordinate-region svg:x="3.619cm" svg:y="0.84cm" svg:width="59.708cm" svg:height="29.956cm"/>
          <chart:axis chart:dimension="x" chart:name="primary-x" chart:style-name="ch4" chartooo:axis-type="auto">
            <chartooo:date-scale/>
            <chart:categories table:cell-range-address="'time-generator2'.B2:'time-generator2'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ime-generator2'.D290:'time-generator2'.D298" chart:label-cell-address="'time-generator2'.A2:'time-generator2'.A2" chart:class="chart:line">
            <chart:data-point chart:repeated="9"/>
          </chart:series>
          <chart:series chart:style-name="ch7" chart:values-cell-range-address="'time-generator2'.D299:'time-generator2'.D307" chart:label-cell-address="'time-generator2'.A11:'time-generator2'.A11" chart:class="chart:line">
            <chart:data-point chart:repeated="9"/>
          </chart:series>
          <chart:series chart:style-name="ch8" chart:values-cell-range-address="'time-generator2'.D308:'time-generator2'.D316" chart:label-cell-address="'time-generator2'.A20:'time-generator2'.A20" chart:class="chart:line">
            <chart:data-point chart:repeated="9"/>
          </chart:series>
          <chart:series chart:style-name="ch9" chart:values-cell-range-address="'time-generator2'.D317:'time-generator2'.D325" chart:label-cell-address="'time-generator2'.A29:'time-generator2'.A29" chart:class="chart:line">
            <chart:data-point chart:repeated="9"/>
          </chart:series>
          <chart:series chart:style-name="ch10" chart:values-cell-range-address="'time-generator2'.D326:'time-generator2'.D334" chart:label-cell-address="'time-generator2'.A38:'time-generator2'.A38" chart:class="chart:line">
            <chart:data-point chart:repeated="9"/>
          </chart:series>
          <chart:series chart:style-name="ch11" chart:values-cell-range-address="'time-generator2'.D335:'time-generator2'.D343" chart:label-cell-address="'time-generator2'.A47:'time-generator2'.A47" chart:class="chart:line">
            <chart:data-point chart:repeated="9"/>
          </chart:series>
          <chart:series chart:style-name="ch12" chart:values-cell-range-address="'time-generator2'.D344:'time-generator2'.D352" chart:label-cell-address="'time-generator2'.A56:'time-generator2'.A56" chart:class="chart:line">
            <chart:data-point chart:repeated="9"/>
          </chart:series>
          <chart:series chart:style-name="ch13" chart:values-cell-range-address="'time-generator2'.D353:'time-generator2'.D361" chart:label-cell-address="'time-generator2'.A65:'time-generator2'.A6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time-generator2'.A2:'time-generator2'.A2</svg:desc>
                </draw:g>
              </table:table-cell>
              <table:table-cell office:value-type="string">
                <text:p>2</text:p>
                <draw:g>
                  <svg:desc>'time-generator2'.A11:'time-generator2'.A11</svg:desc>
                </draw:g>
              </table:table-cell>
              <table:table-cell office:value-type="string">
                <text:p>3</text:p>
                <draw:g>
                  <svg:desc>'time-generator2'.A20:'time-generator2'.A20</svg:desc>
                </draw:g>
              </table:table-cell>
              <table:table-cell office:value-type="string">
                <text:p>4</text:p>
                <draw:g>
                  <svg:desc>'time-generator2'.A29:'time-generator2'.A29</svg:desc>
                </draw:g>
              </table:table-cell>
              <table:table-cell office:value-type="string">
                <text:p>5</text:p>
                <draw:g>
                  <svg:desc>'time-generator2'.A38:'time-generator2'.A38</svg:desc>
                </draw:g>
              </table:table-cell>
              <table:table-cell office:value-type="string">
                <text:p>6</text:p>
                <draw:g>
                  <svg:desc>'time-generator2'.A47:'time-generator2'.A47</svg:desc>
                </draw:g>
              </table:table-cell>
              <table:table-cell office:value-type="string">
                <text:p>7</text:p>
                <draw:g>
                  <svg:desc>'time-generator2'.A56:'time-generator2'.A56</svg:desc>
                </draw:g>
              </table:table-cell>
              <table:table-cell office:value-type="string">
                <text:p>8</text:p>
                <draw:g>
                  <svg:desc>'time-generator2'.A65:'time-generator2'.A65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time-generator2'.B2:'time-generator2'.B10</svg:desc>
                </draw:g>
              </table:table-cell>
              <table:table-cell office:value-type="float" office:value="92520687934">
                <text:p>92520687934</text:p>
                <draw:g>
                  <svg:desc>'time-generator2'.D290:'time-generator2'.D298</svg:desc>
                </draw:g>
              </table:table-cell>
              <table:table-cell office:value-type="float" office:value="77600760897">
                <text:p>77600760897</text:p>
                <draw:g>
                  <svg:desc>'time-generator2'.D299:'time-generator2'.D307</svg:desc>
                </draw:g>
              </table:table-cell>
              <table:table-cell office:value-type="float" office:value="67136645101">
                <text:p>67136645101</text:p>
                <draw:g>
                  <svg:desc>'time-generator2'.D308:'time-generator2'.D316</svg:desc>
                </draw:g>
              </table:table-cell>
              <table:table-cell office:value-type="float" office:value="60729382836">
                <text:p>60729382836</text:p>
                <draw:g>
                  <svg:desc>'time-generator2'.D317:'time-generator2'.D325</svg:desc>
                </draw:g>
              </table:table-cell>
              <table:table-cell office:value-type="float" office:value="55941998561">
                <text:p>55941998561</text:p>
                <draw:g>
                  <svg:desc>'time-generator2'.D326:'time-generator2'.D334</svg:desc>
                </draw:g>
              </table:table-cell>
              <table:table-cell office:value-type="float" office:value="53459978814">
                <text:p>53459978814</text:p>
                <draw:g>
                  <svg:desc>'time-generator2'.D335:'time-generator2'.D343</svg:desc>
                </draw:g>
              </table:table-cell>
              <table:table-cell office:value-type="float" office:value="51793185574">
                <text:p>51793185574</text:p>
                <draw:g>
                  <svg:desc>'time-generator2'.D344:'time-generator2'.D352</svg:desc>
                </draw:g>
              </table:table-cell>
              <table:table-cell office:value-type="float" office:value="48678112283">
                <text:p>48678112283</text:p>
                <draw:g>
                  <svg:desc>'time-generator2'.D353:'time-generator2'.D361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2553805063">
                <text:p>72553805063</text:p>
              </table:table-cell>
              <table:table-cell office:value-type="float" office:value="65740229959">
                <text:p>65740229959</text:p>
              </table:table-cell>
              <table:table-cell office:value-type="float" office:value="56381091063">
                <text:p>56381091063</text:p>
              </table:table-cell>
              <table:table-cell office:value-type="float" office:value="52062945225">
                <text:p>52062945225</text:p>
              </table:table-cell>
              <table:table-cell office:value-type="float" office:value="48481573113">
                <text:p>48481573113</text:p>
              </table:table-cell>
              <table:table-cell office:value-type="float" office:value="46193483334">
                <text:p>46193483334</text:p>
              </table:table-cell>
              <table:table-cell office:value-type="float" office:value="44719014828">
                <text:p>44719014828</text:p>
              </table:table-cell>
              <table:table-cell office:value-type="float" office:value="42762054240">
                <text:p>4276205424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8398641683">
                <text:p>58398641683</text:p>
              </table:table-cell>
              <table:table-cell office:value-type="float" office:value="53087257120">
                <text:p>53087257120</text:p>
              </table:table-cell>
              <table:table-cell office:value-type="float" office:value="48283730912">
                <text:p>48283730912</text:p>
              </table:table-cell>
              <table:table-cell office:value-type="float" office:value="45548705880">
                <text:p>45548705880</text:p>
              </table:table-cell>
              <table:table-cell office:value-type="float" office:value="42685254041">
                <text:p>42685254041</text:p>
              </table:table-cell>
              <table:table-cell office:value-type="float" office:value="40954884556">
                <text:p>40954884556</text:p>
              </table:table-cell>
              <table:table-cell office:value-type="float" office:value="40193429625">
                <text:p>40193429625</text:p>
              </table:table-cell>
              <table:table-cell office:value-type="float" office:value="39040499077">
                <text:p>390404990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2097471479">
                <text:p>52097471479</text:p>
              </table:table-cell>
              <table:table-cell office:value-type="float" office:value="50094960891">
                <text:p>50094960891</text:p>
              </table:table-cell>
              <table:table-cell office:value-type="float" office:value="46249738671">
                <text:p>46249738671</text:p>
              </table:table-cell>
              <table:table-cell office:value-type="float" office:value="44295476053">
                <text:p>44295476053</text:p>
              </table:table-cell>
              <table:table-cell office:value-type="float" office:value="42202804073">
                <text:p>42202804073</text:p>
              </table:table-cell>
              <table:table-cell office:value-type="float" office:value="41217483243">
                <text:p>41217483243</text:p>
              </table:table-cell>
              <table:table-cell office:value-type="float" office:value="41073341451">
                <text:p>41073341451</text:p>
              </table:table-cell>
              <table:table-cell office:value-type="float" office:value="40316535435">
                <text:p>403165354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5924854480">
                <text:p>45924854480</text:p>
              </table:table-cell>
              <table:table-cell office:value-type="float" office:value="44553486447">
                <text:p>44553486447</text:p>
              </table:table-cell>
              <table:table-cell office:value-type="float" office:value="42728941789">
                <text:p>42728941789</text:p>
              </table:table-cell>
              <table:table-cell office:value-type="float" office:value="41475496013">
                <text:p>41475496013</text:p>
              </table:table-cell>
              <table:table-cell office:value-type="float" office:value="40233571533">
                <text:p>40233571533</text:p>
              </table:table-cell>
              <table:table-cell office:value-type="float" office:value="39875586833">
                <text:p>39875586833</text:p>
              </table:table-cell>
              <table:table-cell office:value-type="float" office:value="39849990631">
                <text:p>39849990631</text:p>
              </table:table-cell>
              <table:table-cell office:value-type="float" office:value="39549482861">
                <text:p>3954948286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0960939587">
                <text:p>40960939587</text:p>
              </table:table-cell>
              <table:table-cell office:value-type="float" office:value="40610933345">
                <text:p>40610933345</text:p>
              </table:table-cell>
              <table:table-cell office:value-type="float" office:value="39520775515">
                <text:p>39520775515</text:p>
              </table:table-cell>
              <table:table-cell office:value-type="float" office:value="38969718007">
                <text:p>38969718007</text:p>
              </table:table-cell>
              <table:table-cell office:value-type="float" office:value="38445477601">
                <text:p>38445477601</text:p>
              </table:table-cell>
              <table:table-cell office:value-type="float" office:value="38322848109">
                <text:p>38322848109</text:p>
              </table:table-cell>
              <table:table-cell office:value-type="float" office:value="38376475739">
                <text:p>38376475739</text:p>
              </table:table-cell>
              <table:table-cell office:value-type="float" office:value="38169320136">
                <text:p>3816932013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6749191219">
                <text:p>36749191219</text:p>
              </table:table-cell>
              <table:table-cell office:value-type="float" office:value="36689087209">
                <text:p>36689087209</text:p>
              </table:table-cell>
              <table:table-cell office:value-type="float" office:value="36472241967">
                <text:p>36472241967</text:p>
              </table:table-cell>
              <table:table-cell office:value-type="float" office:value="36270063676">
                <text:p>36270063676</text:p>
              </table:table-cell>
              <table:table-cell office:value-type="float" office:value="36163181367">
                <text:p>36163181367</text:p>
              </table:table-cell>
              <table:table-cell office:value-type="float" office:value="36156178937">
                <text:p>36156178937</text:p>
              </table:table-cell>
              <table:table-cell office:value-type="float" office:value="36243955745">
                <text:p>36243955745</text:p>
              </table:table-cell>
              <table:table-cell office:value-type="float" office:value="36169027361">
                <text:p>3616902736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6511479216">
                <text:p>36511479216</text:p>
              </table:table-cell>
              <table:table-cell office:value-type="float" office:value="36430355354">
                <text:p>36430355354</text:p>
              </table:table-cell>
              <table:table-cell office:value-type="float" office:value="36316639643">
                <text:p>36316639643</text:p>
              </table:table-cell>
              <table:table-cell office:value-type="float" office:value="36304359374">
                <text:p>36304359374</text:p>
              </table:table-cell>
              <table:table-cell office:value-type="float" office:value="36424142693">
                <text:p>36424142693</text:p>
              </table:table-cell>
              <table:table-cell office:value-type="float" office:value="36345449795">
                <text:p>36345449795</text:p>
              </table:table-cell>
              <table:table-cell office:value-type="float" office:value="36498932722">
                <text:p>36498932722</text:p>
              </table:table-cell>
              <table:table-cell office:value-type="float" office:value="36504780604">
                <text:p>3650478060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9539577974">
                <text:p>59539577974</text:p>
              </table:table-cell>
              <table:table-cell office:value-type="float" office:value="55160696413">
                <text:p>55160696413</text:p>
              </table:table-cell>
              <table:table-cell office:value-type="float" office:value="59560260910">
                <text:p>59560260910</text:p>
              </table:table-cell>
              <table:table-cell office:value-type="float" office:value="57569494626">
                <text:p>57569494626</text:p>
              </table:table-cell>
              <table:table-cell office:value-type="float" office:value="57041877114">
                <text:p>57041877114</text:p>
              </table:table-cell>
              <table:table-cell office:value-type="float" office:value="59490594721">
                <text:p>59490594721</text:p>
              </table:table-cell>
              <table:table-cell office:value-type="float" office:value="59772164604">
                <text:p>59772164604</text:p>
              </table:table-cell>
              <table:table-cell office:value-type="float" office:value="61331003266">
                <text:p>6133100326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6.56cm" svg:height="32.084cm" xlink:href=".." xlink:type="simple" chart:class="chart:line" chart:style-name="ch1">
        <chart:legend chart:legend-position="end" svg:x="65.031cm" svg:y="14cm" style:legend-expansion="high" chart:style-name="ch2"/>
        <chart:plot-area chart:style-name="ch3" table:cell-range-address="'time-generator2'.B2:'time-generator2'.B10 'time-generator2'.A2:'time-generator2'.A2 'time-generator2'.D218:'time-generator2'.D289 'time-generator2'.A11:'time-generator2'.A11 'time-generator2'.A20:'time-generator2'.A20 'time-generator2'.A29:'time-generator2'.A29 'time-generator2'.A38:'time-generator2'.A38 'time-generator2'.A47:'time-generator2'.A47 'time-generator2'.A56:'time-generator2'.A56 'time-generator2'.A65:'time-generator2'.A65" chart:data-source-has-labels="both" svg:x="1.331cm" svg:y="0.641cm" svg:width="62.369cm" svg:height="30.802cm">
          <chartooo:coordinate-region svg:x="3.619cm" svg:y="0.84cm" svg:width="59.894cm" svg:height="29.956cm"/>
          <chart:axis chart:dimension="x" chart:name="primary-x" chart:style-name="ch4" chartooo:axis-type="auto">
            <chartooo:date-scale/>
            <chart:categories table:cell-range-address="'time-generator2'.B2:'time-generator2'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ime-generator2'.D218:'time-generator2'.D226" chart:label-cell-address="'time-generator2'.A2:'time-generator2'.A2" chart:class="chart:line">
            <chart:data-point chart:repeated="9"/>
          </chart:series>
          <chart:series chart:style-name="ch7" chart:values-cell-range-address="'time-generator2'.D227:'time-generator2'.D235" chart:label-cell-address="'time-generator2'.A11:'time-generator2'.A11" chart:class="chart:line">
            <chart:data-point chart:repeated="9"/>
          </chart:series>
          <chart:series chart:style-name="ch8" chart:values-cell-range-address="'time-generator2'.D236:'time-generator2'.D244" chart:label-cell-address="'time-generator2'.A20:'time-generator2'.A20" chart:class="chart:line">
            <chart:data-point chart:repeated="9"/>
          </chart:series>
          <chart:series chart:style-name="ch9" chart:values-cell-range-address="'time-generator2'.D245:'time-generator2'.D253" chart:label-cell-address="'time-generator2'.A29:'time-generator2'.A29" chart:class="chart:line">
            <chart:data-point chart:repeated="9"/>
          </chart:series>
          <chart:series chart:style-name="ch10" chart:values-cell-range-address="'time-generator2'.D254:'time-generator2'.D262" chart:label-cell-address="'time-generator2'.A38:'time-generator2'.A38" chart:class="chart:line">
            <chart:data-point chart:repeated="9"/>
          </chart:series>
          <chart:series chart:style-name="ch11" chart:values-cell-range-address="'time-generator2'.D263:'time-generator2'.D271" chart:label-cell-address="'time-generator2'.A47:'time-generator2'.A47" chart:class="chart:line">
            <chart:data-point chart:repeated="9"/>
          </chart:series>
          <chart:series chart:style-name="ch12" chart:values-cell-range-address="'time-generator2'.D272:'time-generator2'.D280" chart:label-cell-address="'time-generator2'.A56:'time-generator2'.A56" chart:class="chart:line">
            <chart:data-point chart:repeated="9"/>
          </chart:series>
          <chart:series chart:style-name="ch13" chart:values-cell-range-address="'time-generator2'.D281:'time-generator2'.D289" chart:label-cell-address="'time-generator2'.A65:'time-generator2'.A6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time-generator2'.A2:'time-generator2'.A2</svg:desc>
                </draw:g>
              </table:table-cell>
              <table:table-cell office:value-type="string">
                <text:p>2</text:p>
                <draw:g>
                  <svg:desc>'time-generator2'.A11:'time-generator2'.A11</svg:desc>
                </draw:g>
              </table:table-cell>
              <table:table-cell office:value-type="string">
                <text:p>3</text:p>
                <draw:g>
                  <svg:desc>'time-generator2'.A20:'time-generator2'.A20</svg:desc>
                </draw:g>
              </table:table-cell>
              <table:table-cell office:value-type="string">
                <text:p>4</text:p>
                <draw:g>
                  <svg:desc>'time-generator2'.A29:'time-generator2'.A29</svg:desc>
                </draw:g>
              </table:table-cell>
              <table:table-cell office:value-type="string">
                <text:p>5</text:p>
                <draw:g>
                  <svg:desc>'time-generator2'.A38:'time-generator2'.A38</svg:desc>
                </draw:g>
              </table:table-cell>
              <table:table-cell office:value-type="string">
                <text:p>6</text:p>
                <draw:g>
                  <svg:desc>'time-generator2'.A47:'time-generator2'.A47</svg:desc>
                </draw:g>
              </table:table-cell>
              <table:table-cell office:value-type="string">
                <text:p>7</text:p>
                <draw:g>
                  <svg:desc>'time-generator2'.A56:'time-generator2'.A56</svg:desc>
                </draw:g>
              </table:table-cell>
              <table:table-cell office:value-type="string">
                <text:p>8</text:p>
                <draw:g>
                  <svg:desc>'time-generator2'.A65:'time-generator2'.A65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time-generator2'.B2:'time-generator2'.B10</svg:desc>
                </draw:g>
              </table:table-cell>
              <table:table-cell office:value-type="float" office:value="68519927503">
                <text:p>68519927503</text:p>
                <draw:g>
                  <svg:desc>'time-generator2'.D218:'time-generator2'.D226</svg:desc>
                </draw:g>
              </table:table-cell>
              <table:table-cell office:value-type="float" office:value="59737898584">
                <text:p>59737898584</text:p>
                <draw:g>
                  <svg:desc>'time-generator2'.D227:'time-generator2'.D235</svg:desc>
                </draw:g>
              </table:table-cell>
              <table:table-cell office:value-type="float" office:value="53071573697">
                <text:p>53071573697</text:p>
                <draw:g>
                  <svg:desc>'time-generator2'.D236:'time-generator2'.D244</svg:desc>
                </draw:g>
              </table:table-cell>
              <table:table-cell office:value-type="float" office:value="49057221244">
                <text:p>49057221244</text:p>
                <draw:g>
                  <svg:desc>'time-generator2'.D245:'time-generator2'.D253</svg:desc>
                </draw:g>
              </table:table-cell>
              <table:table-cell office:value-type="float" office:value="45643653569">
                <text:p>45643653569</text:p>
                <draw:g>
                  <svg:desc>'time-generator2'.D254:'time-generator2'.D262</svg:desc>
                </draw:g>
              </table:table-cell>
              <table:table-cell office:value-type="float" office:value="43391187245">
                <text:p>43391187245</text:p>
                <draw:g>
                  <svg:desc>'time-generator2'.D263:'time-generator2'.D271</svg:desc>
                </draw:g>
              </table:table-cell>
              <table:table-cell office:value-type="float" office:value="42265664509">
                <text:p>42265664509</text:p>
                <draw:g>
                  <svg:desc>'time-generator2'.D272:'time-generator2'.D280</svg:desc>
                </draw:g>
              </table:table-cell>
              <table:table-cell office:value-type="float" office:value="40666036304">
                <text:p>40666036304</text:p>
                <draw:g>
                  <svg:desc>'time-generator2'.D281:'time-generator2'.D289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2801316985">
                <text:p>52801316985</text:p>
              </table:table-cell>
              <table:table-cell office:value-type="float" office:value="49481615156">
                <text:p>49481615156</text:p>
              </table:table-cell>
              <table:table-cell office:value-type="float" office:value="44001364419">
                <text:p>44001364419</text:p>
              </table:table-cell>
              <table:table-cell office:value-type="float" office:value="41478932204">
                <text:p>41478932204</text:p>
              </table:table-cell>
              <table:table-cell office:value-type="float" office:value="38737827487">
                <text:p>38737827487</text:p>
              </table:table-cell>
              <table:table-cell office:value-type="float" office:value="37128914369">
                <text:p>37128914369</text:p>
              </table:table-cell>
              <table:table-cell office:value-type="float" office:value="36698822383">
                <text:p>36698822383</text:p>
              </table:table-cell>
              <table:table-cell office:value-type="float" office:value="35930416082">
                <text:p>3593041608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2082314730">
                <text:p>42082314730</text:p>
              </table:table-cell>
              <table:table-cell office:value-type="float" office:value="39820474865">
                <text:p>39820474865</text:p>
              </table:table-cell>
              <table:table-cell office:value-type="float" office:value="37369945578">
                <text:p>37369945578</text:p>
              </table:table-cell>
              <table:table-cell office:value-type="float" office:value="35715861774">
                <text:p>35715861774</text:p>
              </table:table-cell>
              <table:table-cell office:value-type="float" office:value="33952735331">
                <text:p>33952735331</text:p>
              </table:table-cell>
              <table:table-cell office:value-type="float" office:value="33311549675">
                <text:p>33311549675</text:p>
              </table:table-cell>
              <table:table-cell office:value-type="float" office:value="33270526160">
                <text:p>33270526160</text:p>
              </table:table-cell>
              <table:table-cell office:value-type="float" office:value="32701853918">
                <text:p>327018539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8600831572">
                <text:p>38600831572</text:p>
              </table:table-cell>
              <table:table-cell office:value-type="float" office:value="38238622175">
                <text:p>38238622175</text:p>
              </table:table-cell>
              <table:table-cell office:value-type="float" office:value="36524626984">
                <text:p>36524626984</text:p>
              </table:table-cell>
              <table:table-cell office:value-type="float" office:value="35482427407">
                <text:p>35482427407</text:p>
              </table:table-cell>
              <table:table-cell office:value-type="float" office:value="34736382680">
                <text:p>34736382680</text:p>
              </table:table-cell>
              <table:table-cell office:value-type="float" office:value="34451035151">
                <text:p>34451035151</text:p>
              </table:table-cell>
              <table:table-cell office:value-type="float" office:value="34547313177">
                <text:p>34547313177</text:p>
              </table:table-cell>
              <table:table-cell office:value-type="float" office:value="34233849010">
                <text:p>342338490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640522864">
                <text:p>34640522864</text:p>
              </table:table-cell>
              <table:table-cell office:value-type="float" office:value="34445642499">
                <text:p>34445642499</text:p>
              </table:table-cell>
              <table:table-cell office:value-type="float" office:value="33912663613">
                <text:p>33912663613</text:p>
              </table:table-cell>
              <table:table-cell office:value-type="float" office:value="33575012508">
                <text:p>33575012508</text:p>
              </table:table-cell>
              <table:table-cell office:value-type="float" office:value="33341512144">
                <text:p>33341512144</text:p>
              </table:table-cell>
              <table:table-cell office:value-type="float" office:value="33247688622">
                <text:p>33247688622</text:p>
              </table:table-cell>
              <table:table-cell office:value-type="float" office:value="33326812020">
                <text:p>33326812020</text:p>
              </table:table-cell>
              <table:table-cell office:value-type="float" office:value="33224735703">
                <text:p>3322473570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1823624080">
                <text:p>31823624080</text:p>
              </table:table-cell>
              <table:table-cell office:value-type="float" office:value="31776160223">
                <text:p>31776160223</text:p>
              </table:table-cell>
              <table:table-cell office:value-type="float" office:value="31745560804">
                <text:p>31745560804</text:p>
              </table:table-cell>
              <table:table-cell office:value-type="float" office:value="32382346457">
                <text:p>32382346457</text:p>
              </table:table-cell>
              <table:table-cell office:value-type="float" office:value="31894268608">
                <text:p>31894268608</text:p>
              </table:table-cell>
              <table:table-cell office:value-type="float" office:value="31785288900">
                <text:p>31785288900</text:p>
              </table:table-cell>
              <table:table-cell office:value-type="float" office:value="31769428779">
                <text:p>31769428779</text:p>
              </table:table-cell>
              <table:table-cell office:value-type="float" office:value="31823606482">
                <text:p>3182360648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3328088717">
                <text:p>33328088717</text:p>
              </table:table-cell>
              <table:table-cell office:value-type="float" office:value="33158419728">
                <text:p>33158419728</text:p>
              </table:table-cell>
              <table:table-cell office:value-type="float" office:value="33189140257">
                <text:p>33189140257</text:p>
              </table:table-cell>
              <table:table-cell office:value-type="float" office:value="33132495620">
                <text:p>33132495620</text:p>
              </table:table-cell>
              <table:table-cell office:value-type="float" office:value="33141027782">
                <text:p>33141027782</text:p>
              </table:table-cell>
              <table:table-cell office:value-type="float" office:value="33193340508">
                <text:p>33193340508</text:p>
              </table:table-cell>
              <table:table-cell office:value-type="float" office:value="33257745137">
                <text:p>33257745137</text:p>
              </table:table-cell>
              <table:table-cell office:value-type="float" office:value="33193381502">
                <text:p>3319338150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4720099880">
                <text:p>34720099880</text:p>
              </table:table-cell>
              <table:table-cell office:value-type="float" office:value="35161954324">
                <text:p>35161954324</text:p>
              </table:table-cell>
              <table:table-cell office:value-type="float" office:value="34776513062">
                <text:p>34776513062</text:p>
              </table:table-cell>
              <table:table-cell office:value-type="float" office:value="34982814156">
                <text:p>34982814156</text:p>
              </table:table-cell>
              <table:table-cell office:value-type="float" office:value="34600474056">
                <text:p>34600474056</text:p>
              </table:table-cell>
              <table:table-cell office:value-type="float" office:value="34748148351">
                <text:p>34748148351</text:p>
              </table:table-cell>
              <table:table-cell office:value-type="float" office:value="34607175537">
                <text:p>34607175537</text:p>
              </table:table-cell>
              <table:table-cell office:value-type="float" office:value="34660545175">
                <text:p>346605451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3602137048">
                <text:p>53602137048</text:p>
              </table:table-cell>
              <table:table-cell office:value-type="float" office:value="51279531287">
                <text:p>51279531287</text:p>
              </table:table-cell>
              <table:table-cell office:value-type="float" office:value="54512991701">
                <text:p>54512991701</text:p>
              </table:table-cell>
              <table:table-cell office:value-type="float" office:value="56902702854">
                <text:p>56902702854</text:p>
              </table:table-cell>
              <table:table-cell office:value-type="float" office:value="53933305697">
                <text:p>53933305697</text:p>
              </table:table-cell>
              <table:table-cell office:value-type="float" office:value="54512556868">
                <text:p>54512556868</text:p>
              </table:table-cell>
              <table:table-cell office:value-type="float" office:value="53506208786">
                <text:p>53506208786</text:p>
              </table:table-cell>
              <table:table-cell office:value-type="float" office:value="57263493845">
                <text:p>5726349384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